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4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6">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7">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8">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2">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3.625cm" style:use-optimal-column-width="true" loext:column-width-sym="18.8516"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5">
      <style:table-row-properties style:row-height="0.4498cm" fo:break-before="auto"/>
    </style:style>
    <style:style style:family="table-column" style:name="co49">
      <style:table-column-properties style:column-width="5.266cm" style:use-optimal-column-width="false" loext:column-width-sym="27.7109" fo:break-before="auto"/>
    </style:style>
    <style:style style:family="table-column" style:name="co50">
      <style:table-column-properties style:column-width="3.228cm" style:use-optimal-column-width="false" loext:column-width-sym="16.709" fo:break-before="auto"/>
    </style:style>
    <style:style style:family="table-column" style:name="co51">
      <style:table-column-properties style:column-width="1.561cm" style:use-optimal-column-width="false" loext:column-width-sym="7.7714" fo:break-before="auto"/>
    </style:style>
    <style:style style:family="table-column" style:name="co52">
      <style:table-column-properties style:column-width="1.508cm" style:use-optimal-column-width="true" loext:column-width-sym="7.42188" fo:break-before="auto"/>
    </style:style>
    <style:style style:family="table-column" style:name="co53">
      <style:table-column-properties style:column-width="5.292cm" style:use-optimal-column-width="true" loext:column-width-sym="27.8516" fo:break-before="auto"/>
    </style:style>
    <style:style style:family="table-column" style:name="co54">
      <style:table-column-properties style:column-width="5.027cm" style:use-optimal-column-width="false" loext:column-width-sym="26.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256">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able-row" style:name="ro258">
      <style:table-row-properties style:row-height="23.8pt" style:use-optimal-row-height="false" fo:break-before="auto"/>
    </style:style>
    <style:style style:family="table-row" style:name="ro259">
      <style:table-row-properties style:row-height="46.25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7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master-page-name="MasterPage6" style:family="table" style:name="ta6">
      <style:table-properties table:display="true"/>
    </style:style>
    <style:style style:family="table-column" style:name="co57">
      <style:table-column-properties style:column-width="1.746cm" loext:column-width-sym="8.664" fo:break-before="auto"/>
    </style:style>
    <style:style style:family="table-row" style:name="ro331">
      <style:table-row-properties style:row-height="0.4498cm" fo:break-before="auto"/>
    </style:style>
    <style:style style:family="table-column" style:name="co58">
      <style:table-column-properties style:column-width="3.281cm" style:use-optimal-column-width="false" loext:column-width-sym="16.9736" fo:break-before="auto"/>
    </style:style>
    <style:style style:family="table-column" style:name="co59">
      <style:table-column-properties style:column-width="4.181cm" style:use-optimal-column-width="false" loext:column-width-sym="21.8516" fo:break-before="auto"/>
    </style:style>
    <style:style style:family="table-column" style:name="co60">
      <style:table-column-properties style:column-width="3.678cm" style:use-optimal-column-width="false" loext:column-width-sym="19.1406" fo:break-before="auto"/>
    </style:style>
    <style:style style:family="table-column" style:name="co61">
      <style:table-column-properties style:column-width="3.228cm" style:use-optimal-column-width="true" loext:column-width-sym="16.6719" fo:break-before="auto"/>
    </style:style>
    <style:style style:family="table-column" style:name="co62">
      <style:table-column-properties style:column-width="2.646cm" style:use-optimal-column-width="false" loext:column-width-sym="13.6024" fo:break-before="auto"/>
    </style:style>
    <style:style style:family="table-column" style:name="co63">
      <style:table-column-properties style:column-width="1.773cm" style:use-optimal-column-width="false" loext:column-width-sym="8.8102" fo:break-before="auto"/>
    </style:style>
    <style:style style:family="table-column" style:name="co64">
      <style:table-column-properties style:column-width="1.588cm" style:use-optimal-column-width="false" loext:column-width-sym="7.8988" fo:break-before="auto"/>
    </style:style>
    <style:style style:family="table-row" style:name="ro332">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able-row" style:name="ro33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2">
      <style:table-row-properties style:row-height="14.95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3">
      <style:text-properties fo:font-family="Liberation Sans" fo:font-size="10pt" style:font-size-asian="10pt" style:font-size-complex="10pt" fo:language="en" fo:country="GB" style:text-underline-type="none"/>
    </style:style>
    <style:style style:family="text" style:name="T1314">
      <style:text-properties fo:color="#0000FF" fo:font-family="Liberation Sans" fo:font-size="10pt" style:font-size-asian="10pt" style:font-size-complex="10pt" fo:language="en" fo:country="GB" style:text-underline-type="none"/>
    </style:style>
    <style:style style:family="text" style:name="T1315">
      <style:text-properties fo:font-family="Liberation Sans" fo:font-size="10pt" style:font-size-asian="10pt" style:font-size-complex="10pt" fo:language="en" fo:country="GB" style:text-underline-type="none"/>
    </style:style>
    <style:style style:family="text" style:name="T1316">
      <style:text-properties fo:color="#FF0000" fo:font-family="Liberation Sans" fo:font-size="10pt" style:font-size-asian="10pt" style:font-size-complex="10pt" fo:language="en" fo:country="GB" style:text-underline-type="none"/>
    </style:style>
    <style:style style:family="text" style:name="T1317">
      <style:text-properties fo:font-family="Liberation Sans" fo:font-size="10pt" style:font-size-asian="10pt" style:font-size-complex="10pt" fo:language="en" fo:country="GB" style:text-underline-type="none"/>
    </style:style>
    <style:style style:family="text" style:name="T1318">
      <style:text-properties fo:color="#0000FF" fo:font-family="Liberation Sans" fo:font-size="10pt" style:font-size-asian="10pt" style:font-size-complex="10pt" fo:language="en" fo:country="GB" style:text-underline-type="none"/>
    </style:style>
    <style:style style:family="text" style:name="T1319">
      <style:text-properties fo:font-family="Liberation Sans" fo:font-size="10pt" style:font-size-asian="10pt" style:font-size-complex="10pt" fo:language="en" fo:country="GB" style:text-underline-type="none"/>
    </style:style>
    <style:style style:family="text" style:name="T1320">
      <style:text-properties fo:color="#008000" fo:font-family="Liberation Sans" fo:font-size="10pt" style:font-size-asian="10pt" style:font-size-complex="10pt" fo:language="en" fo:country="GB" style:text-underline-type="none"/>
    </style:style>
    <style:style style:family="text" style:name="T1321">
      <style:text-properties fo:font-family="Liberation Sans" fo:font-size="10pt" style:font-size-asian="10pt" style:font-size-complex="10pt" fo:language="en" fo:country="GB" style:text-underline-type="none"/>
    </style:style>
    <style:style style:family="text" style:name="T1322">
      <style:text-properties fo:color="#0000FF" fo:font-family="Liberation Sans" fo:font-size="10pt" style:font-size-asian="10pt" style:font-size-complex="10pt" fo:language="en" fo:country="GB" style:text-underline-type="none"/>
    </style:style>
    <style:style style:family="text" style:name="T1323">
      <style:text-properties fo:font-family="Liberation Sans" fo:font-size="10pt" style:font-size-asian="10pt" style:font-size-complex="10pt" fo:language="en" fo:country="GB" style:text-underline-type="none"/>
    </style:style>
    <style:style style:family="text" style:name="T1324">
      <style:text-properties fo:color="#800000" fo:font-family="Liberation Sans" fo:font-size="10pt" style:font-size-asian="10pt" style:font-size-complex="10pt" fo:language="en" fo:country="GB" style:text-underline-type="none"/>
    </style:style>
    <style:style style:family="text" style:name="T132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5">
      <style:table-column-properties style:column-width="1.746cm" loext:column-width-sym="8.664" fo:break-before="auto"/>
    </style:style>
    <style:style style:family="table-row" style:name="ro871">
      <style:table-row-properties style:row-height="0.4498cm" fo:break-before="auto"/>
    </style:style>
    <style:style style:family="table-column" style:name="co66">
      <style:table-column-properties style:column-width="4.287cm" style:use-optimal-column-width="true" loext:column-width-sym="22.4219" fo:break-before="auto"/>
    </style:style>
    <style:style style:family="table-column" style:name="co67">
      <style:table-column-properties style:column-width="3.228cm" style:use-optimal-column-width="true" loext:column-width-sym="16.7109" fo:break-before="auto"/>
    </style:style>
    <style:style style:family="table-column" style:name="co68">
      <style:table-column-properties style:column-width="2.62cm" style:use-optimal-column-width="false" loext:column-width-sym="13.475" fo:break-before="auto"/>
    </style:style>
    <style:style style:family="table-column" style:name="co69">
      <style:table-column-properties style:column-width="1.191cm" style:use-optimal-column-width="false" loext:column-width-sym="5.6938" fo:break-before="auto"/>
    </style:style>
    <style:style style:family="table-column" style:name="co70">
      <style:table-column-properties style:column-width="1.27cm" style:use-optimal-column-width="false" loext:column-width-sym="6.0858" fo:break-before="auto"/>
    </style:style>
    <style:style style:family="table-column" style:name="co71">
      <style:table-column-properties style:column-width="0.9526cm" style:use-optimal-column-width="false" loext:column-width-sym="4.42188" fo:break-before="auto"/>
    </style:style>
    <style:style style:family="table-column" style:name="co72">
      <style:table-column-properties style:column-width="0.8996cm" style:use-optimal-column-width="true" loext:column-width-sym="4.20312" fo:break-before="auto"/>
    </style:style>
    <style:style style:family="table-column" style:name="co73">
      <style:table-column-properties style:column-width="0.8203cm" style:use-optimal-column-width="false" loext:column-width-sym="3.7632" fo:break-before="auto"/>
    </style:style>
    <style:style style:family="table-column" style:name="co74">
      <style:table-column-properties style:column-width="0.7409cm" style:use-optimal-column-width="false" loext:column-width-sym="3.2438" fo:break-before="auto"/>
    </style:style>
    <style:style style:family="table-column" style:name="co75">
      <style:table-column-properties style:column-width="0.9526cm" style:use-optimal-column-width="false" loext:column-width-sym="4.41" fo:break-before="auto"/>
    </style:style>
    <style:style style:family="table-column" style:name="co76">
      <style:table-column-properties style:column-width="1.164cm" style:use-optimal-column-width="false" loext:column-width-sym="5.5664" fo:break-before="auto"/>
    </style:style>
    <style:style style:family="table-column" style:name="co77">
      <style:table-column-properties style:column-width="0.688cm" style:use-optimal-column-width="false" loext:column-width-sym="2.9792" fo:break-before="auto"/>
    </style:style>
    <style:style style:family="table-column" style:name="co78">
      <style:table-column-properties style:column-width="1.773cm" style:use-optimal-column-width="false" loext:column-width-sym="8.85156" fo:break-before="auto"/>
    </style:style>
    <style:style style:family="table-column" style:name="co79">
      <style:table-column-properties style:column-width="1.799cm" style:use-optimal-column-width="false" loext:column-width-sym="9.00391" fo:break-before="auto"/>
    </style:style>
    <style:style style:family="table-column" style:name="co80">
      <style:table-column-properties style:column-width="2.064cm" style:use-optimal-column-width="false" loext:column-width-sym="10.3684" fo:break-before="auto"/>
    </style:style>
    <style:style style:family="table-column" style:name="co81">
      <style:table-column-properties style:column-width="9.684cm" style:use-optimal-column-width="false" loext:column-width-sym="51.548" fo:break-before="auto"/>
    </style:style>
    <style:style style:family="table-column" style:name="co82">
      <style:table-column-properties style:column-width="1.773cm" style:use-optimal-column-width="false" loext:column-width-sym="8.8102" fo:break-before="auto"/>
    </style:style>
    <style:style style:family="table-column" style:name="co83">
      <style:table-column-properties style:column-width="1.588cm" style:use-optimal-column-width="false" loext:column-width-sym="7.8988" fo:break-before="auto"/>
    </style:style>
    <style:style style:family="table-row" style:name="ro872">
      <style:table-row-properties style:row-height="35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903">
      <style:table-row-properties style:row-height="12.75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2.75pt" style:use-optimal-row-height="true" fo:break-before="auto"/>
    </style:style>
    <style:style style:family="table-row" style:name="ro914">
      <style:table-row-properties style:row-height="12.75pt" style:use-optimal-row-height="true" fo:break-before="auto"/>
    </style:style>
    <style:style style:master-page-name="MasterPage8" style:family="table" style:name="ta8">
      <style:table-properties table:display="true"/>
    </style:style>
    <style:style style:family="table-column" style:name="co84">
      <style:table-column-properties style:column-width="1.746cm" loext:column-width-sym="8.664" fo:break-before="auto"/>
    </style:style>
    <style:style style:family="table-row" style:name="ro915">
      <style:table-row-properties style:row-height="0.4498cm" fo:break-before="auto"/>
    </style:style>
    <style:style style:family="table-column" style:name="co85">
      <style:table-column-properties style:column-width="3.149cm" style:use-optimal-column-width="false" loext:column-width-sym="16.2812" fo:break-before="auto"/>
    </style:style>
    <style:style style:family="table-column" style:name="co86">
      <style:table-column-properties style:column-width="3.281cm" style:use-optimal-column-width="false" loext:column-width-sym="16.9736" fo:break-before="auto"/>
    </style:style>
    <style:style style:family="table-column" style:name="co87">
      <style:table-column-properties style:column-width="1.058cm" style:use-optimal-column-width="false" loext:column-width-sym="5.047" fo:break-before="auto"/>
    </style:style>
    <style:style style:family="table-column" style:name="co88">
      <style:table-column-properties style:column-width="3.122cm" style:use-optimal-column-width="true" loext:column-width-sym="16.1406" fo:break-before="auto"/>
    </style:style>
    <style:style style:family="table-column" style:name="co89">
      <style:table-column-properties style:column-width="3.122cm" style:use-optimal-column-width="false" loext:column-width-sym="16.199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916">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able-row" style:name="ro949">
      <style:table-row-properties style:row-height="12.8pt" style:use-optimal-row-height="false" fo:break-before="auto"/>
    </style:style>
    <style:style style:family="table-row" style:name="ro950">
      <style:table-row-properties style:row-height="14.95pt" style:use-optimal-row-height="false" fo:break-before="auto"/>
    </style:style>
    <style:style style:family="table-row" style:name="ro951">
      <style:table-row-properties style:row-height="11.95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1.95pt" style:use-optimal-row-height="false" fo:break-before="auto"/>
    </style:style>
    <style:style style:family="table-row" style:name="ro954">
      <style:table-row-properties style:row-height="12.8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4.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1.95pt" style:use-optimal-row-height="false" fo:break-before="auto"/>
    </style:style>
    <style:style style:family="table-row" style:name="ro959">
      <style:table-row-properties style:row-height="14.95pt" style:use-optimal-row-height="false" fo:break-before="auto"/>
    </style:style>
    <style:style style:family="table-row" style:name="ro960">
      <style:table-row-properties style:row-height="12.8pt" style:use-optimal-row-height="false" fo:break-before="auto"/>
    </style:style>
    <style:style style:family="table-row" style:name="ro961">
      <style:table-row-properties style:row-height="11.95pt" style:use-optimal-row-height="false" fo:break-before="auto"/>
    </style:style>
    <style:style style:family="table-row" style:name="ro962">
      <style:table-row-properties style:row-height="14.95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63">
      <style:table-row-properties style:row-height="0.5292cm" fo:break-before="auto"/>
    </style:style>
    <style:style style:family="table-column" style:name="co93">
      <style:table-column-properties style:column-width="2.937cm" style:use-optimal-column-width="false" loext:column-width-sym="15.1606" fo:break-before="auto"/>
    </style:style>
    <style:style style:family="table-column" style:name="co94">
      <style:table-column-properties style:column-width="3.255cm" style:use-optimal-column-width="false" loext:column-width-sym="16.8462" fo:break-before="auto"/>
    </style:style>
    <style:style style:family="table-column" style:name="co95">
      <style:table-column-properties style:column-width="2.831cm" style:use-optimal-column-width="false" loext:column-width-sym="14.6412" fo:break-before="auto"/>
    </style:style>
    <style:style style:family="table-column" style:name="co96">
      <style:table-column-properties style:column-width="1.932cm" style:use-optimal-column-width="false" loext:column-width-sym="9.7216" fo:break-before="auto"/>
    </style:style>
    <style:style style:family="table-column" style:name="co97">
      <style:table-column-properties style:column-width="0.9526cm" style:use-optimal-column-width="false" loext:column-width-sym="4.41" fo:break-before="auto"/>
    </style:style>
    <style:style style:family="table-column" style:name="co98">
      <style:table-column-properties style:column-width="0.8996cm" style:use-optimal-column-width="false" loext:column-width-sym="4.145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64">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master-page-name="MasterPage10" style:family="table" style:name="ta10">
      <style:table-properties table:display="true"/>
    </style:style>
    <style:style style:family="table-column" style:name="co101">
      <style:table-column-properties style:column-width="1.746cm" loext:column-width-sym="8.664" fo:break-before="auto"/>
    </style:style>
    <style:style style:family="table-row" style:name="ro995">
      <style:table-row-properties style:row-height="0.4498cm" fo:break-before="auto"/>
    </style:style>
    <style:style style:family="table-column" style:name="co102">
      <style:table-column-properties style:column-width="3.202cm" style:use-optimal-column-width="false" loext:column-width-sym="16.5816" fo:break-before="auto"/>
    </style:style>
    <style:style style:family="table-column" style:name="co103">
      <style:table-column-properties style:column-width="2.567cm" style:use-optimal-column-width="false" loext:column-width-sym="13.2104" fo:break-before="auto"/>
    </style:style>
    <style:style style:family="table-column" style:name="co104">
      <style:table-column-properties style:column-width="3.281cm" style:use-optimal-column-width="true" loext:column-width-sym="17.0039" fo:break-before="auto"/>
    </style:style>
    <style:style style:family="table-column" style:name="co105">
      <style:table-column-properties style:column-width="3.704cm" style:use-optimal-column-width="true" loext:column-width-sym="19.2812" fo:break-before="auto"/>
    </style:style>
    <style:style style:family="table-column" style:name="co106">
      <style:table-column-properties style:column-width="2.778cm" style:use-optimal-column-width="false" loext:column-width-sym="14.2492" fo:break-before="auto"/>
    </style:style>
    <style:style style:family="table-column" style:name="co107">
      <style:table-column-properties style:column-width="2.117cm" style:use-optimal-column-width="true" loext:column-width-sym="10.7109" fo:break-before="auto"/>
    </style:style>
    <style:style style:family="table-column" style:name="co108">
      <style:table-column-properties style:column-width="3.228cm" style:use-optimal-column-width="true" loext:column-width-sym="16.7109" fo:break-before="auto"/>
    </style:style>
    <style:style style:family="table-column" style:name="co109">
      <style:table-column-properties style:column-width="3.625cm" style:use-optimal-column-width="true" loext:column-width-sym="18.8516" fo:break-before="auto"/>
    </style:style>
    <style:style style:family="table-column" style:name="co110">
      <style:table-column-properties style:column-width="2.884cm" style:use-optimal-column-width="true" loext:column-width-sym="14.8516" fo:break-before="auto"/>
    </style:style>
    <style:style style:family="table-column" style:name="co111">
      <style:table-column-properties style:column-width="2.964cm" style:use-optimal-column-width="true" loext:column-width-sym="15.2812" fo:break-before="auto"/>
    </style:style>
    <style:style style:family="table-column" style:name="co112">
      <style:table-column-properties style:column-width="1.641cm" style:use-optimal-column-width="true" loext:column-width-sym="8.14062" fo:break-before="auto"/>
    </style:style>
    <style:style style:family="table-column" style:name="co113">
      <style:table-column-properties style:column-width="3.069cm" style:use-optimal-column-width="true" loext:column-width-sym="15.8516" fo:break-before="auto"/>
    </style:style>
    <style:style style:family="table-column" style:name="co114">
      <style:table-column-properties style:column-width="3.863cm" style:use-optimal-column-width="true" loext:column-width-sym="20.1406" fo:break-before="auto"/>
    </style:style>
    <style:style style:family="table-column" style:name="co115">
      <style:table-column-properties style:column-width="18.76cm" style:use-optimal-column-width="true" loext:column-width-sym="100.574" fo:break-before="auto"/>
    </style:style>
    <style:style style:family="table-column" style:name="co116">
      <style:table-column-properties style:column-width="3.069cm" style:use-optimal-column-width="false" loext:column-width-sym="15.8074" fo:break-before="auto"/>
    </style:style>
    <style:style style:family="table-column" style:name="co117">
      <style:table-column-properties style:column-width="8.308cm" style:use-optimal-column-width="false" loext:column-width-sym="44.1784" fo:break-before="auto"/>
    </style:style>
    <style:style style:family="table-column" style:name="co118">
      <style:table-column-properties style:column-width="1.773cm" style:use-optimal-column-width="false" loext:column-width-sym="8.8102" fo:break-before="auto"/>
    </style:style>
    <style:style style:family="table-column" style:name="co119">
      <style:table-column-properties style:column-width="1.588cm" style:use-optimal-column-width="false" loext:column-width-sym="7.8988" fo:break-before="auto"/>
    </style:style>
    <style:style style:family="table-row" style:name="ro996">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2.8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3.85pt" style:use-optimal-row-height="false" fo:break-before="auto"/>
    </style:style>
    <style:style style:family="table-row" style:name="ro1013">
      <style:table-row-properties style:row-height="12.8pt" style:use-optimal-row-height="false" fo:break-before="auto"/>
    </style:style>
    <style:style style:family="table-row" style:name="ro1014">
      <style:table-row-properties style:row-height="13.85pt" style:use-optimal-row-height="false" fo:break-before="auto"/>
    </style:style>
    <style:style style:family="table-row" style:name="ro1015">
      <style:table-row-properties style:row-height="13.85pt" style:use-optimal-row-height="false" fo:break-before="auto"/>
    </style:style>
    <style:style style:family="table-row" style:name="ro1016">
      <style:table-row-properties style:row-height="11.95pt" style:use-optimal-row-height="false" fo:break-before="auto"/>
    </style:style>
    <style:style style:family="table-row" style:name="ro1017">
      <style:table-row-properties style:row-height="12.75pt" style:use-optimal-row-height="true" fo:break-before="auto"/>
    </style:style>
    <style:style style:master-page-name="MasterPage11" style:family="table" style:name="ta11">
      <style:table-properties table:display="true"/>
    </style:style>
    <style:style style:family="table-column" style:name="co120">
      <style:table-column-properties style:column-width="1.746cm" loext:column-width-sym="8.664" fo:break-before="auto"/>
    </style:style>
    <style:style style:family="table-row" style:name="ro1018">
      <style:table-row-properties style:row-height="0.4498cm" fo:break-before="auto"/>
    </style:style>
    <style:style style:family="table-column" style:name="co121">
      <style:table-column-properties style:column-width="6.139cm" style:use-optimal-column-width="false" loext:column-width-sym="32.4674" fo:break-before="auto"/>
    </style:style>
    <style:style style:family="table-column" style:name="co122">
      <style:table-column-properties style:column-width="4.604cm" style:use-optimal-column-width="false" loext:column-width-sym="24.0982" fo:break-before="auto"/>
    </style:style>
    <style:style style:family="table-column" style:name="co123">
      <style:table-column-properties style:column-width="1.879cm" style:use-optimal-column-width="false" loext:column-width-sym="9.457" fo:break-before="auto"/>
    </style:style>
    <style:style style:family="table-column" style:name="co124">
      <style:table-column-properties style:column-width="1.773cm" style:use-optimal-column-width="false" loext:column-width-sym="8.8102" fo:break-before="auto"/>
    </style:style>
    <style:style style:family="table-column" style:name="co125">
      <style:table-column-properties style:column-width="1.588cm" style:use-optimal-column-width="false" loext:column-width-sym="7.8988" fo:break-before="auto"/>
    </style:style>
    <style:style style:family="table-row" style:name="ro1019">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able-row" style:name="ro1042">
      <style:table-row-properties style:row-height="12.8pt" style:use-optimal-row-height="false" fo:break-before="auto"/>
    </style:style>
    <style:style style:family="table-row" style:name="ro1043">
      <style:table-row-properties style:row-height="12.8pt" style:use-optimal-row-height="false" fo:break-before="auto"/>
    </style:style>
    <style:style style:family="table-row" style:name="ro1044">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4">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1.95pt" style:use-optimal-row-height="false" fo:break-before="auto"/>
    </style:style>
    <style:style style:family="table-row" style:name="ro1113">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14">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15">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16">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17">
      <style:table-row-properties style:row-height="12.75pt" style:use-optimal-row-height="true" fo:break-before="auto"/>
    </style:style>
    <style:style style:master-page-name="MasterPage12" style:family="table" style:name="ta12">
      <style:table-properties table:display="true"/>
    </style:style>
    <style:style style:family="table-column" style:name="co126">
      <style:table-column-properties style:column-width="1.746cm" loext:column-width-sym="8.664" fo:break-before="auto"/>
    </style:style>
    <style:style style:family="table-row" style:name="ro1118">
      <style:table-row-properties style:row-height="0.4498cm" fo:break-before="auto"/>
    </style:style>
    <style:style style:family="table-column" style:name="co127">
      <style:table-column-properties style:column-width="3.943cm" style:use-optimal-column-width="false" loext:column-width-sym="20.5742" fo:break-before="auto"/>
    </style:style>
    <style:style style:family="table-column" style:name="co128">
      <style:table-column-properties style:column-width="3.625cm" style:use-optimal-column-width="true" loext:column-width-sym="18.8516" fo:break-before="auto"/>
    </style:style>
    <style:style style:family="table-column" style:name="co129">
      <style:table-column-properties style:column-width="2.249cm" style:use-optimal-column-width="true" loext:column-width-sym="11.4219" fo:break-before="auto"/>
    </style:style>
    <style:style style:family="table-column" style:name="co130">
      <style:table-column-properties style:column-width="2.117cm" style:use-optimal-column-width="true" loext:column-width-sym="10.7109" fo:break-before="auto"/>
    </style:style>
    <style:style style:family="table-column" style:name="co131">
      <style:table-column-properties style:column-width="2.011cm" style:use-optimal-column-width="true" loext:column-width-sym="10.1406" fo:break-before="auto"/>
    </style:style>
    <style:style style:family="table-column" style:name="co132">
      <style:table-column-properties style:column-width="1.27cm" style:use-optimal-column-width="true" loext:column-width-sym="6.14062"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72cm" style:use-optimal-column-width="true" loext:column-width-sym="8.57422" fo:break-before="auto"/>
    </style:style>
    <style:style style:family="table-column" style:name="co135">
      <style:table-column-properties style:column-width="3.122cm" style:use-optimal-column-width="true" loext:column-width-sym="16.1406" fo:break-before="auto"/>
    </style:style>
    <style:style style:family="table-column" style:name="co136">
      <style:table-column-properties style:column-width="1.588cm" style:use-optimal-column-width="true" loext:column-width-sym="7.85156" fo:break-before="auto"/>
    </style:style>
    <style:style style:family="table-column" style:name="co137">
      <style:table-column-properties style:column-width="1.482cm" style:use-optimal-column-width="true" loext:column-width-sym="7.28125" fo:break-before="auto"/>
    </style:style>
    <style:style style:family="table-column" style:name="co138">
      <style:table-column-properties style:column-width="0.7409cm" style:use-optimal-column-width="true" loext:column-width-sym="3.28125"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1.191cm" style:use-optimal-column-width="true" loext:column-width-sym="5.71094"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row" style:name="ro1119">
      <style:table-row-properties style:row-height="14.25pt" style:use-optimal-row-height="true" fo:break-before="auto"/>
    </style:style>
    <style:style style:family="table-row" style:name="ro1120">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21">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1122">
      <style:table-row-properties style:row-height="14.25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123">
      <style:table-row-properties style:row-height="12.75pt" style:use-optimal-row-height="tru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1124">
      <style:table-row-properties style:row-height="14.25pt" style:use-optimal-row-height="tru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1125">
      <style:table-row-properties style:row-height="14.25pt" style:use-optimal-row-height="true" fo:break-before="auto"/>
    </style:style>
    <style:style style:family="table-row" style:name="ro1126">
      <style:table-row-properties style:row-height="14.25pt" style:use-optimal-row-height="true" fo:break-before="auto"/>
    </style:style>
    <style:style style:family="table-row" style:name="ro1127">
      <style:table-row-properties style:row-height="14.25pt" style:use-optimal-row-height="true" fo:break-before="auto"/>
    </style:style>
    <style:style style:family="table-row" style:name="ro1128">
      <style:table-row-properties style:row-height="14.25pt" style:use-optimal-row-height="true" fo:break-before="auto"/>
    </style:style>
    <style:style style:family="table-row" style:name="ro1129">
      <style:table-row-properties style:row-height="14.25pt" style:use-optimal-row-height="true" fo:break-before="auto"/>
    </style:style>
    <style:style style:family="table-row" style:name="ro1130">
      <style:table-row-properties style:row-height="14.25pt" style:use-optimal-row-height="true" fo:break-before="auto"/>
    </style:style>
    <style:style style:family="table-row" style:name="ro1131">
      <style:table-row-properties style:row-height="14.25pt" style:use-optimal-row-height="true" fo:break-before="auto"/>
    </style:style>
    <style:style style:family="table-row" style:name="ro1132">
      <style:table-row-properties style:row-height="12.75pt" style:use-optimal-row-height="true" fo:break-before="auto"/>
    </style:style>
    <style:style style:family="table-row" style:name="ro1133">
      <style:table-row-properties style:row-height="14.25pt" style:use-optimal-row-height="true" fo:break-before="auto"/>
    </style:style>
    <style:style style:family="table-row" style:name="ro1134">
      <style:table-row-properties style:row-height="25.5pt" style:use-optimal-row-height="true" fo:break-before="auto"/>
    </style:style>
    <style:style style:family="text" style:name="T1686">
      <style:text-properties fo:font-family="'Liberation Sans'" fo:font-size="10pt" fo:font-style="normal" style:text-underline-type="none" fo:font-weight="normal"/>
    </style:style>
    <style:style style:family="table-row" style:name="ro1135">
      <style:table-row-properties style:row-height="25.5pt" style:use-optimal-row-height="true" fo:break-before="auto"/>
    </style:style>
    <style:style style:family="text" style:name="T1687">
      <style:text-properties fo:font-family="'Liberation Sans'" fo:font-size="10pt" fo:font-style="normal" style:text-underline-type="none" fo:font-weight="normal"/>
    </style:style>
    <style:style style:family="table-row" style:name="ro1136">
      <style:table-row-properties style:row-height="25.5pt" style:use-optimal-row-height="true" fo:break-before="auto"/>
    </style:style>
    <style:style style:family="text" style:name="T1688">
      <style:text-properties fo:font-family="'Liberation Sans'" fo:font-size="10pt" fo:font-style="normal" style:text-underline-type="none" fo:font-weight="normal"/>
    </style:style>
    <style:style style:family="table-row" style:name="ro1137">
      <style:table-row-properties style:row-height="25.5pt" style:use-optimal-row-height="true" fo:break-before="auto"/>
    </style:style>
    <style:style style:family="text" style:name="T1689">
      <style:text-properties fo:font-family="'Liberation Sans'" fo:font-size="10pt" fo:font-style="normal" style:text-underline-type="none" fo:font-weight="normal"/>
    </style:style>
    <style:style style:family="table-row" style:name="ro1138">
      <style:table-row-properties style:row-height="14.25pt" style:use-optimal-row-height="true" fo:break-before="auto"/>
    </style:style>
    <style:style style:family="table-row" style:name="ro1139">
      <style:table-row-properties style:row-height="25.5pt" style:use-optimal-row-height="true" fo:break-before="auto"/>
    </style:style>
    <style:style style:family="table-row" style:name="ro1140">
      <style:table-row-properties style:row-height="25.5pt" style:use-optimal-row-height="true" fo:break-before="auto"/>
    </style:style>
    <style:style style:family="table-row" style:name="ro1141">
      <style:table-row-properties style:row-height="25.5pt" style:use-optimal-row-height="true" fo:break-before="auto"/>
    </style:style>
    <style:style style:family="table-row" style:name="ro1142">
      <style:table-row-properties style:row-height="25.5pt" style:use-optimal-row-height="true" fo:break-before="auto"/>
    </style:style>
    <style:style style:family="table-row" style:name="ro1143">
      <style:table-row-properties style:row-height="25.5pt" style:use-optimal-row-height="true" fo:break-before="auto"/>
    </style:style>
    <style:style style:family="table-row" style:name="ro1144">
      <style:table-row-properties style:row-height="12.75pt" style:use-optimal-row-height="true" fo:break-before="auto"/>
    </style:style>
    <style:style style:family="table-row" style:name="ro1145">
      <style:table-row-properties style:row-height="12.75pt" style:use-optimal-row-height="true" fo:break-before="auto"/>
    </style:style>
    <style:style style:family="table-row" style:name="ro1146">
      <style:table-row-properties style:row-height="12.75pt" style:use-optimal-row-height="true" fo:break-before="auto"/>
    </style:style>
    <style:style style:family="table-row" style:name="ro1147">
      <style:table-row-properties style:row-height="12.7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12.7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25.5pt" style:use-optimal-row-height="true" fo:break-before="auto"/>
    </style:style>
    <style:style style:family="table-row" style:name="ro1172">
      <style:table-row-properties style:row-height="25.5pt" style:use-optimal-row-height="true" fo:break-before="auto"/>
    </style:style>
    <style:style style:family="table-row" style:name="ro1173">
      <style:table-row-properties style:row-height="25.5pt" style:use-optimal-row-height="true" fo:break-before="auto"/>
    </style:style>
    <style:style style:family="table-row" style:name="ro1174">
      <style:table-row-properties style:row-height="25.5pt" style:use-optimal-row-height="true" fo:break-before="auto"/>
    </style:style>
    <style:style style:family="table-row" style:name="ro1175">
      <style:table-row-properties style:row-height="25.5pt" style:use-optimal-row-height="true" fo:break-before="auto"/>
    </style:style>
    <style:style style:family="table-row" style:name="ro1176">
      <style:table-row-properties style:row-height="25.5pt" style:use-optimal-row-height="true" fo:break-before="auto"/>
    </style:style>
    <style:style style:family="table-row" style:name="ro1177">
      <style:table-row-properties style:row-height="25.5pt" style:use-optimal-row-height="true" fo:break-before="auto"/>
    </style:style>
    <style:style style:family="table-row" style:name="ro1178">
      <style:table-row-properties style:row-height="25.5pt" style:use-optimal-row-height="true" fo:break-before="auto"/>
    </style:style>
    <style:style style:family="table-row" style:name="ro1179">
      <style:table-row-properties style:row-height="25.5pt" style:use-optimal-row-height="true" fo:break-before="auto"/>
    </style:style>
    <style:style style:family="table-row" style:name="ro1180">
      <style:table-row-properties style:row-height="25.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master-page-name="MasterPage13" style:family="table" style:name="ta13">
      <style:table-properties table:display="true"/>
    </style:style>
    <style:style style:family="table-column" style:name="co146">
      <style:table-column-properties style:column-width="1.746cm" loext:column-width-sym="8.664" fo:break-before="auto"/>
    </style:style>
    <style:style style:family="table-row" style:name="ro1210">
      <style:table-row-properties style:row-height="0.4498cm" fo:break-before="auto"/>
    </style:style>
    <style:style style:family="table-column" style:name="co147">
      <style:table-column-properties style:column-width="3.069cm" style:use-optimal-column-width="false" loext:column-width-sym="15.8074" fo:break-before="auto"/>
    </style:style>
    <style:style style:family="table-column" style:name="co148">
      <style:table-column-properties style:column-width="3.255cm" style:use-optimal-column-width="false" loext:column-width-sym="16.8462" fo:break-before="auto"/>
    </style:style>
    <style:style style:family="table-column" style:name="co149">
      <style:table-column-properties style:column-width="3.228cm" style:use-optimal-column-width="false" loext:column-width-sym="16.709" fo:break-before="auto"/>
    </style:style>
    <style:style style:family="table-column" style:name="co150">
      <style:table-column-properties style:column-width="2.328cm" style:use-optimal-column-width="false" loext:column-width-sym="11.9168" fo:break-before="auto"/>
    </style:style>
    <style:style style:family="table-column" style:name="co151">
      <style:table-column-properties style:column-width="1.773cm" style:use-optimal-column-width="false" loext:column-width-sym="8.8102" fo:break-before="auto"/>
    </style:style>
    <style:style style:family="table-column" style:name="co152">
      <style:table-column-properties style:column-width="1.588cm" style:use-optimal-column-width="false" loext:column-width-sym="7.8988" fo:break-before="auto"/>
    </style:style>
    <style:style style:family="table-row" style:name="ro1211">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322">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323">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324">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325">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335">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345">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351">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352">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353">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354">
      <style:table-row-properties style:row-height="12.8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355">
      <style:table-row-properties style:row-height="12.8pt" style:use-optimal-row-height="false" fo:break-before="auto"/>
    </style:style>
    <style:style style:family="text" style:name="T2257">
      <style:text-properties fo:font-family="'Liberation Sans'" fo:font-size="10pt" fo:font-style="normal" style:text-underline-type="none" fo:font-weight="normal"/>
    </style:style>
    <style:style style:family="table-row" style:name="ro1356">
      <style:table-row-properties style:row-height="12.8pt" style:use-optimal-row-height="false" fo:break-before="auto"/>
    </style:style>
    <style:style style:family="text" style:name="T2258">
      <style:text-properties fo:font-family="'Liberation Sans'" fo:font-size="10pt" fo:font-style="normal" style:text-underline-type="none" fo:font-weight="normal"/>
    </style:style>
    <style:style style:family="table-row" style:name="ro1357">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58">
      <style:table-row-properties style:row-height="12.75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59">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360">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361">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362">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389">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390">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391">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3">
      <style:table-column-properties style:column-width="1.746cm" loext:column-width-sym="8.664" fo:break-before="auto"/>
    </style:style>
    <style:style style:family="table-row" style:name="ro1392">
      <style:table-row-properties style:row-height="0.4498cm" fo:break-before="auto"/>
    </style:style>
    <style:style style:family="table-column" style:name="co154">
      <style:table-column-properties style:column-width="6.139cm" style:use-optimal-column-width="false" loext:column-width-sym="32.4674" fo:break-before="auto"/>
    </style:style>
    <style:style style:family="table-column" style:name="co155">
      <style:table-column-properties style:column-width="4.604cm" style:use-optimal-column-width="false" loext:column-width-sym="24.0982" fo:break-before="auto"/>
    </style:style>
    <style:style style:family="table-column" style:name="co156">
      <style:table-column-properties style:column-width="1.879cm" style:use-optimal-column-width="false" loext:column-width-sym="9.457" fo:break-before="auto"/>
    </style:style>
    <style:style style:family="table-column" style:name="co157">
      <style:table-column-properties style:column-width="1.773cm" style:use-optimal-column-width="false" loext:column-width-sym="8.8102" fo:break-before="auto"/>
    </style:style>
    <style:style style:family="table-column" style:name="co158">
      <style:table-column-properties style:column-width="1.588cm" style:use-optimal-column-width="false" loext:column-width-sym="7.8988" fo:break-before="auto"/>
    </style:style>
    <style:style style:family="table-row" style:name="ro1393">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able-row" style:name="ro1398">
      <style:table-row-properties style:row-height="12.8pt" style:use-optimal-row-height="false" fo:break-before="auto"/>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403">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able-row" style:name="ro1404">
      <style:table-row-properties style:row-height="12.8pt" style:use-optimal-row-height="false" fo:break-before="auto"/>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able-row" style:name="ro1405">
      <style:table-row-properties style:row-height="12.8pt" style:use-optimal-row-height="false" fo:break-before="auto"/>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406">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able-row" style:name="ro1407">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423">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424">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25">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26">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27">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28">
      <style:table-row-properties style:row-height="12.8pt" style:use-optimal-row-height="false" fo:break-before="auto"/>
    </style:style>
    <style:style style:family="table-row" style:name="ro1429">
      <style:table-row-properties style:row-height="12.8pt" style:use-optimal-row-height="false" fo:break-before="auto"/>
    </style:style>
    <style:style style:family="table-row" style:name="ro1430">
      <style:table-row-properties style:row-height="12.8pt" style:use-optimal-row-height="false" fo:break-before="auto"/>
    </style:style>
    <style:style style:family="table-row" style:name="ro1431">
      <style:table-row-properties style:row-height="12.8pt" style:use-optimal-row-height="false" fo:break-before="auto"/>
    </style:style>
    <style:style style:family="table-row" style:name="ro1432">
      <style:table-row-properties style:row-height="12.8pt" style:use-optimal-row-height="false" fo:break-before="auto"/>
    </style:style>
    <style:style style:family="table-row" style:name="ro1433">
      <style:table-row-properties style:row-height="12.8pt" style:use-optimal-row-height="false" fo:break-before="auto"/>
    </style:style>
    <style:style style:family="table-row" style:name="ro1434">
      <style:table-row-properties style:row-height="12.8pt" style:use-optimal-row-height="false" fo:break-before="auto"/>
    </style:style>
    <style:style style:family="table-row" style:name="ro1435">
      <style:table-row-properties style:row-height="12.8pt" style:use-optimal-row-height="false" fo:break-before="auto"/>
    </style:style>
    <style:style style:family="table-row" style:name="ro1436">
      <style:table-row-properties style:row-height="12.8pt" style:use-optimal-row-height="false" fo:break-before="auto"/>
    </style:style>
    <style:style style:family="table-row" style:name="ro1437">
      <style:table-row-properties style:row-height="12.8pt" style:use-optimal-row-height="false" fo:break-before="auto"/>
    </style:style>
    <style:style style:family="table-row" style:name="ro1438">
      <style:table-row-properties style:row-height="12.8pt" style:use-optimal-row-height="false" fo:break-before="auto"/>
    </style:style>
    <style:style style:family="table-row" style:name="ro1439">
      <style:table-row-properties style:row-height="12.8pt" style:use-optimal-row-height="false" fo:break-before="auto"/>
    </style:style>
    <style:style style:family="table-row" style:name="ro1440">
      <style:table-row-properties style:row-height="12.8pt" style:use-optimal-row-height="false" fo:break-before="auto"/>
    </style:style>
    <style:style style:family="table-row" style:name="ro1441">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able-row" style:name="ro1448">
      <style:table-row-properties style:row-height="11.95pt" style:use-optimal-row-height="false" fo:break-before="auto"/>
    </style:style>
    <style:style style:family="text" style:name="T2410">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ext" style:name="T2412">
      <style:text-properties fo:font-family="'Liberation Sans'" fo:font-size="10pt" fo:font-style="normal" style:text-underline-type="none" fo:font-weight="normal"/>
    </style:style>
    <style:style style:family="table-row" style:name="ro1451">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able-row" style:name="ro1452">
      <style:table-row-properties style:row-height="12.8pt" style:use-optimal-row-height="false" fo:break-before="auto"/>
    </style:style>
    <style:style style:family="text" style:name="T2420">
      <style:text-properties fo:font-family="'Liberation Sans'" fo:font-size="10pt" fo:font-style="normal" style:text-underline-type="none" fo:font-weight="normal"/>
    </style:style>
    <style:style style:family="table-row" style:name="ro1453">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able-row" style:name="ro1454">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able-row" style:name="ro1456">
      <style:table-row-properties style:row-height="12.8pt" style:use-optimal-row-height="false" fo:break-before="auto"/>
    </style:style>
    <style:style style:family="table-row" style:name="ro1457">
      <style:table-row-properties style:row-height="12.8pt" style:use-optimal-row-height="false" fo:break-before="auto"/>
    </style:style>
    <style:style style:family="table-row" style:name="ro1458">
      <style:table-row-properties style:row-height="12.8pt" style:use-optimal-row-height="false" fo:break-before="auto"/>
    </style:style>
    <style:style style:family="table-row" style:name="ro1459">
      <style:table-row-properties style:row-height="12.8pt" style:use-optimal-row-height="false" fo:break-before="auto"/>
    </style:style>
    <style:style style:family="table-row" style:name="ro1460">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able-row" style:name="ro1470">
      <style:table-row-properties style:row-height="12.8pt" style:use-optimal-row-height="false" fo:break-before="auto"/>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471">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472">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474">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69">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70">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able-row" style:name="ro1480">
      <style:table-row-properties style:row-height="12.8pt" style:use-optimal-row-height="false" fo:break-before="auto"/>
    </style:style>
    <style:style style:family="text" style:name="T2471">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ext" style:name="T2478">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79">
      <style:text-properties fo:font-family="'Liberation Sans'" fo:font-size="10pt" fo:font-style="normal" style:text-underline-type="none" fo:font-weight="normal"/>
    </style:style>
    <style:style style:family="table-row" style:name="ro1483">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able-row" style:name="ro1485">
      <style:table-row-properties style:row-height="12.8pt" style:use-optimal-row-height="false" fo:break-before="auto"/>
    </style:style>
    <style:style style:family="table-row" style:name="ro1486">
      <style:table-row-properties style:row-height="11.95pt" style:use-optimal-row-height="false" fo:break-before="auto"/>
    </style:style>
    <style:style style:family="table-row" style:name="ro1487">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4">
            <text:p>74</text:p>
          </table:table-cell>
          <table:table-cell table:style-name="ce19" table:formula="of:=SUM([.A3:.C3])" office:value-type="float" calcext:value-type="float" office:value="216">
            <text:p>216</text:p>
          </table:table-cell>
          <table:table-cell table:style-name="ce20" table:formula="of:=COUNTA([$enemies.$A:$enemies.$A])-1" office:value-type="float" calcext:value-type="float" office:value="42">
            <text:p>42</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table:number-columns-repeated="1024"/>
        </table:table-row>
        <table:table-row table:style-name="ro178">
          <table:table-cell table:number-columns-repeated="1024"/>
        </table:table-row>
      </table:table>
      <table:table table:name="items_scenery" table:style-name="ta5">
        <table:table-column table:style-name="co49" table:default-cell-style-name="Default"/>
        <table:table-header-columns/>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7" table:style-name="co55" table:default-cell-style-name="Default"/>
        <table:table-header-columns/>
        <table:table-column table:number-columns-repeated="101" table:style-name="co56" table:default-cell-style-name="Default"/>
        <table:table-header-columns/>
        <table:table-column table:style-name="co48" table:default-cell-style-name="Default"/>
        <table:table-header-columns/>
        <table:table-row table:style-name="ro256">
          <table:table-cell office:value-type="string" calcext:value-type="string">
            <text:p><text:span text:style-name="T787">premade_id</text:span></text:p>
          </table:table-cell>
          <table:table-cell office:value-type="string" calcext:value-type="string">
            <text:p><text:span text:style-name="T788">name</text:span></text:p>
          </table:table-cell>
          <table:table-cell table:style-name="ce25" office:value-type="string" calcext:value-type="string">
            <text:p><text:span text:style-name="T789">DROPPED</text:span><text:span text:style-name="T790">
</text:span><text:span text:style-name="T791">BY X </text:span><text:span text:style-name="T792">
</text:span><text:span text:style-name="T793">MOBS</text:span></text:p>
          </table:table-cell>
          <table:table-cell office:value-type="string" calcext:value-type="string">
            <text:p>invisible</text:p>
          </table:table-cell>
          <table:table-cell office:value-type="string" calcext:value-type="string">
            <text:p><text:span text:style-name="T794">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7">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0">
          <table:table-cell table:number-columns-repeated="2"/>
          <table:table-cell table:style-name="ce17"/>
          <table:table-cell table:number-columns-repeated="1024"/>
        </table:table-row>
        <table:table-row table:style-name="ro261">
          <table:table-cell table:style-name="ce24"/>
          <table:table-cell/>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style-name="ce23"/>
          <table:table-cell/>
          <table:table-cell table:style-name="ce17"/>
          <table:table-cell table:number-columns-repeated="1024"/>
        </table:table-row>
        <table:table-row table:style-name="ro274">
          <table:table-cell table:number-columns-repeated="2"/>
          <table:table-cell table:style-name="ce17"/>
          <table:table-cell table:number-columns-repeated="1024"/>
        </table:table-row>
        <table:table-row table:style-name="ro275">
          <table:table-cell table:style-name="ce24"/>
          <table:table-cell/>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1024"/>
        </table:table-row>
        <table:table-row table:style-name="ro255">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3">=IFERROR(<text:s text:c="2"/>IFERROR(<text:s text:c="3"/>VLOOKUP(</text:span><text:span text:style-name="T1314">A2</text:span><text:span text:style-name="T1315">, </text:span><text:span text:style-name="T1316">items_equipment.A:B</text:span><text:span text:style-name="T1317">, 2, 0),<text:s text:c="3"/>VLOOKUP(</text:span><text:span text:style-name="T1318">A2</text:span><text:span text:style-name="T1319">, </text:span><text:span text:style-name="T1320">items_misc.A:B</text:span><text:span text:style-name="T1321">, 2, 0)<text:s text:c="3"/>),<text:s text:c="2"/>VLOOKUP(</text:span><text:span text:style-name="T1322">A2</text:span><text:span text:style-name="T1323">, </text:span><text:span text:style-name="T1324">items_consumable.A:B</text:span><text:span text:style-name="T1325">, 2, 0)<text:s text:c="2"/>)</text:span></text:p>
              <text:p text:style-name="P2"><text:span/></text:p>
            </draw:text-box>
          </draw:frame>
        </table:shapes>
        <table:table-column table:style-name="co58" table:default-cell-style-name="Default"/>
        <table:table-header-columns/>
        <table:table-column table:style-name="co59" table:default-cell-style-name="Default"/>
        <table:table-header-columns/>
        <table:table-column table:style-name="co60" table:default-cell-style-name="ce13"/>
        <table:table-header-columns/>
        <table:table-column table:style-name="co61" table:default-cell-style-name="Default"/>
        <table:table-header-columns/>
        <table:table-column table:style-name="co62" table:default-cell-style-name="ce36"/>
        <table:table-header-columns/>
        <table:table-column table:number-columns-repeated="1018" table:style-name="co63" table:default-cell-style-name="Default"/>
        <table:table-header-columns/>
        <table:table-column table:number-columns-repeated="101" table:style-name="co64" table:default-cell-style-name="Default"/>
        <table:table-header-columns/>
        <table:table-column table:style-name="co57" table:default-cell-style-name="Default"/>
        <table:table-header-columns/>
        <table:table-row table:style-name="ro332">
          <table:table-cell office:value-type="string" calcext:value-type="string">
            <text:p><text:span text:style-name="T795">item_id</text:span></text:p>
          </table:table-cell>
          <table:table-cell table:style-name="ce37" office:value-type="string" calcext:value-type="string">
            <text:p><text:span text:style-name="T796">FOUND</text:span></text:p>
          </table:table-cell>
          <table:table-cell office:value-type="string" calcext:value-type="string">
            <text:p>npc_id</text:p>
          </table:table-cell>
          <table:table-cell table:style-name="ce37" office:value-type="string" calcext:value-type="string">
            <text:p><text:span text:style-name="T797">FOUND</text:span></text:p>
          </table:table-cell>
          <table:table-cell office:value-type="string" calcext:value-type="string">
            <text:p>drop_rate</text:p>
          </table:table-cell>
          <table:table-cell table:style-name="ce17" office:value-type="string" calcext:value-type="string">
            <text:p><text:span text:style-name="T798">ENEMY LVL</text:span></text:p>
          </table:table-cell>
          <table:table-cell table:number-columns-repeated="1024"/>
        </table:table-row>
        <table:table-row table:style-name="ro333">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799">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00">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1">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2">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3">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4">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5">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6">grit weapon 1</text:span></text:p>
          </table:table-cell>
          <table:table-cell table:style-name="ce37"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7">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8">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9">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10">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1">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2">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3">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4">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5">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6">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7">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8">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9">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20">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1">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2">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3">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4">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5">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6">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7">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8">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9">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30">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1">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2">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3">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4">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0">
          <table:table-cell office:value-type="string" calcext:value-type="string">
            <text:p><text:span text:style-name="T835">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6">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7">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8">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9">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40">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1">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2">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3">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4">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5">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6">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7">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8">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9">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50">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1">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2">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3">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4">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5">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6">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7">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8">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9">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60">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1">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2">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3">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4">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5">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6">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7">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8">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9">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70">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1">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2">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3">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4">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5">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6">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7">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8">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9">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80">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1">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2">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3">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4">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5">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6">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7">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8">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89">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90">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1">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2">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3">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4">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5">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6">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7">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8">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9">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00">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1">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2">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3">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4">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5">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6">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7">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8">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9">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10">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1">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2">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3">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4">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5">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6">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7">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8">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9">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20">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1">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2">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3">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4">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5">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6">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7">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8">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9">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30">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1">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2">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3">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4">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5">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6">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7">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8">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9">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40">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1">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2">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3">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4">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5">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6">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7">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8">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9">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50">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1">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2">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3">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4">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5">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6">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7">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8">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9">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60">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1">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2">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3">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4">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5">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6">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7">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8">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9">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70">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1">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2">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3">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4">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5">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6">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7">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8">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79">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80">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1">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2">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3">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4">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5">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6">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7">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8">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9">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90">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1">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2">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3">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4">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5">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6">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7">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8">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9">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1000">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1">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2">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3">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4">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5">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6">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7">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8">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9">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10">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1">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2">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3">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4">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5">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6">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7">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8">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9">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20">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1">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2">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3">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4">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5">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6">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7">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8">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9">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30">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1">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2">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3">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4">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5">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6">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7">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8">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9">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40">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1">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2">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3">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4">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5">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6">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7">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8">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9">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50">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1">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2">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3">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4">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5">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6">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7">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8">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9">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60">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1">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2">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3">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4">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5">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6">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7">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8">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69">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70">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1">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2">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3">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4">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5">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6">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7">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8">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9">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80">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1">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2">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3">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4">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5">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6">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7">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8">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9">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90">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1">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2">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3">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4">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5">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6">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7">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8">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9">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100">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1">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2">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3">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4">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5">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6">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7">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8">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9">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10">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1">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2">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3">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4">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5">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6">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7">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8">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9">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20">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1">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2">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3">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4">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5">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6">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7">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8">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9">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30">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1">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2">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3">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4">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5">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6">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7">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8">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9">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40">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1">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2">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3">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4">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5">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6">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7">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8">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9">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50">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1">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2">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3">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4">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5">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6">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7">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8">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4">
          <table:table-cell office:value-type="string" calcext:value-type="string">
            <text:p><text:span text:style-name="T1159">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5">
          <table:table-cell office:value-type="string" calcext:value-type="string">
            <text:p><text:span text:style-name="T1160">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1">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2">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3">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4">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5">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6">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7">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8">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9">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70">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1">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2">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3">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4">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5">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6">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7">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8">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9">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80">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1">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2">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3">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4">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5">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6">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7">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8">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9">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90">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1">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2">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4">
          <table:table-cell table:style-name="ce22" office:value-type="string" calcext:value-type="string">
            <text:p><text:span text:style-name="T1193">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4">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5">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6">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7">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8">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9">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200">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1">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2">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3">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4">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5">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6">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7">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8">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9">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10">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1">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2">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3">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4">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5">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6">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7">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8">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9">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20">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1">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2">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3">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4">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5">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6">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7">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8">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9">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30">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1">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2">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3">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4">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80">
          <table:table-cell table:style-name="ce22" office:value-type="string" calcext:value-type="string">
            <text:p><text:span text:style-name="T1235">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6">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7">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8">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9">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40">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89">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90">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1">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2">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4">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5">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8">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799">
          <table:table-cell table:style-name="ce22" office:value-type="string" calcext:value-type="string">
            <text:p><text:span text:style-name="T1241">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2">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3">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4">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5">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6">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7">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8">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9">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50">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1">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2">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3">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4">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5">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6">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7">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8">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9">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60">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1">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2">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3">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4">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5">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6">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7">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8">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9">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70">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1">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2">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3">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4">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5">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6">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7">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8">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9">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80">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1">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2">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3">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4">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5">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6">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7">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8">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9">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90">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1">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2">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3">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4">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5">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6">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7">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8">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9">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300">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1">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2">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3">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4">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5">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6">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7">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8">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9">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10">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1">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2">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1">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number-columns-repeated="1007" table:style-name="co82" table:default-cell-style-name="Default"/>
        <table:table-header-columns/>
        <table:table-column table:number-columns-repeated="101" table:style-name="co83" table:default-cell-style-name="Default"/>
        <table:table-header-columns/>
        <table:table-column table:style-name="co65" table:default-cell-style-name="Default"/>
        <table:table-header-columns/>
        <table:table-row table:style-name="ro872">
          <table:table-cell table:style-name="ce24" office:value-type="string" calcext:value-type="string">
            <text:p>npc_id</text:p>
          </table:table-cell>
          <table:table-cell office:value-type="string" calcext:value-type="string">
            <text:p><text:span text:style-name="T1326">name</text:span></text:p>
          </table:table-cell>
          <table:table-cell office:value-type="string" calcext:value-type="string">
            <text:p>ai</text:p>
          </table:table-cell>
          <table:table-cell office:value-type="string" calcext:value-type="string">
            <text:p><text:span text:style-name="T1327">hp_max</text:span></text:p>
          </table:table-cell>
          <table:table-cell office:value-type="string" calcext:value-type="string">
            <text:p><text:span text:style-name="T1328">mp_max</text:span></text:p>
          </table:table-cell>
          <table:table-cell office:value-type="string" calcext:value-type="string">
            <text:p><text:span text:style-name="T1329">grit</text:span></text:p>
          </table:table-cell>
          <table:table-cell office:value-type="string" calcext:value-type="string">
            <text:p><text:span text:style-name="T1330">flow</text:span></text:p>
          </table:table-cell>
          <table:table-cell office:value-type="string" calcext:value-type="string">
            <text:p><text:span text:style-name="T1331">mind</text:span></text:p>
          </table:table-cell>
          <table:table-cell office:value-type="string" calcext:value-type="string">
            <text:p><text:span text:style-name="T1332">soul</text:span></text:p>
          </table:table-cell>
          <table:table-cell office:value-type="string" calcext:value-type="string">
            <text:p><text:span text:style-name="T1333">armor</text:span></text:p>
          </table:table-cell>
          <table:table-cell office:value-type="string" calcext:value-type="string">
            <text:p><text:span text:style-name="T1334">marmor</text:span></text:p>
          </table:table-cell>
          <table:table-cell office:value-type="string" calcext:value-type="string">
            <text:p><text:span text:style-name="T1335">exp</text:span></text:p>
          </table:table-cell>
          <table:table-cell office:value-type="string" calcext:value-type="string">
            <text:p><text:span text:style-name="T1336">lvl</text:span></text:p>
          </table:table-cell>
          <table:table-cell table:style-name="ce25" office:value-type="string" calcext:value-type="string">
            <text:p><text:span text:style-name="T1337">LOOT</text:span><text:span text:style-name="T1338">
</text:span><text:span text:style-name="T1339">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3">
          <table:table-cell office:value-type="string" calcext:value-type="string">
            <text:p><text:span text:style-name="T1340">tutorial_enemy_1</text:span></text:p>
          </table:table-cell>
          <table:table-cell office:value-type="string" calcext:value-type="string">
            <text:p><text:span text:style-name="T134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4">
          <table:table-cell office:value-type="string" calcext:value-type="string">
            <text:p><text:span text:style-name="T1342">shroom</text:span></text:p>
          </table:table-cell>
          <table:table-cell office:value-type="string" calcext:value-type="string">
            <text:p><text:span text:style-name="T1343">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5">
          <table:table-cell office:value-type="string" calcext:value-type="string">
            <text:p><text:span text:style-name="T1344">rat</text:span></text:p>
          </table:table-cell>
          <table:table-cell office:value-type="string" calcext:value-type="string">
            <text:p><text:span text:style-name="T1345">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6">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7">
          <table:table-cell office:value-type="string" calcext:value-type="string">
            <text:p><text:span text:style-name="T1346">spore</text:span></text:p>
          </table:table-cell>
          <table:table-cell office:value-type="string" calcext:value-type="string">
            <text:p><text:span text:style-name="T1347">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8">
          <table:table-cell table:style-name="ce24" office:value-type="string" calcext:value-type="string">
            <text:p>wood_stump</text:p>
          </table:table-cell>
          <table:table-cell office:value-type="string" calcext:value-type="string">
            <text:p><text:span text:style-name="T1348">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79">
          <table:table-cell office:value-type="string" calcext:value-type="string">
            <text:p><text:span text:style-name="T1349">snail</text:span></text:p>
          </table:table-cell>
          <table:table-cell office:value-type="string" calcext:value-type="string">
            <text:p><text:span text:style-name="T1350">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80">
          <table:table-cell office:value-type="string" calcext:value-type="string">
            <text:p><text:span text:style-name="T1351">orange_mushroom</text:span></text:p>
          </table:table-cell>
          <table:table-cell office:value-type="string" calcext:value-type="string">
            <text:p><text:span text:style-name="T135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1">
          <table:table-cell office:value-type="string" calcext:value-type="string">
            <text:p><text:span text:style-name="T1353">green_slime</text:span></text:p>
          </table:table-cell>
          <table:table-cell office:value-type="string" calcext:value-type="string">
            <text:p><text:span text:style-name="T135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2">
          <table:table-cell office:value-type="string" calcext:value-type="string">
            <text:p><text:span text:style-name="T1355">spider</text:span></text:p>
          </table:table-cell>
          <table:table-cell office:value-type="string" calcext:value-type="string">
            <text:p><text:span text:style-name="T135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3">
          <table:table-cell office:value-type="string" calcext:value-type="string">
            <text:p><text:span text:style-name="T1357">wandering_rock</text:span></text:p>
          </table:table-cell>
          <table:table-cell office:value-type="string" calcext:value-type="string">
            <text:p><text:span text:style-name="T135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4">
          <table:table-cell office:value-type="string" calcext:value-type="string">
            <text:p><text:span text:style-name="T1359">pig</text:span></text:p>
          </table:table-cell>
          <table:table-cell office:value-type="string" calcext:value-type="string">
            <text:p><text:span text:style-name="T136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5">
          <table:table-cell office:value-type="string" calcext:value-type="string">
            <text:p><text:span text:style-name="T1361">blue_mushroom</text:span></text:p>
          </table:table-cell>
          <table:table-cell office:value-type="string" calcext:value-type="string">
            <text:p><text:span text:style-name="T136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6">
          <table:table-cell office:value-type="string" calcext:value-type="string">
            <text:p><text:span text:style-name="T1363">octopus</text:span></text:p>
          </table:table-cell>
          <table:table-cell office:value-type="string" calcext:value-type="string">
            <text:p><text:span text:style-name="T136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7">
          <table:table-cell office:value-type="string" calcext:value-type="string">
            <text:p><text:span text:style-name="T1365">blue_slime</text:span></text:p>
          </table:table-cell>
          <table:table-cell office:value-type="string" calcext:value-type="string">
            <text:p><text:span text:style-name="T136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8">
          <table:table-cell office:value-type="string" calcext:value-type="string">
            <text:p><text:span text:style-name="T1367">red_slime</text:span></text:p>
          </table:table-cell>
          <table:table-cell office:value-type="string" calcext:value-type="string">
            <text:p><text:span text:style-name="T136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89">
          <table:table-cell office:value-type="string" calcext:value-type="string">
            <text:p><text:span text:style-name="T1369">red_cap</text:span></text:p>
          </table:table-cell>
          <table:table-cell office:value-type="string" calcext:value-type="string">
            <text:p><text:span text:style-name="T137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90">
          <table:table-cell office:value-type="string" calcext:value-type="string">
            <text:p><text:span text:style-name="T1371">evil_eye</text:span></text:p>
          </table:table-cell>
          <table:table-cell office:value-type="string" calcext:value-type="string">
            <text:p><text:span text:style-name="T137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1">
          <table:table-cell office:value-type="string" calcext:value-type="string">
            <text:p><text:span text:style-name="T1373">thief</text:span></text:p>
          </table:table-cell>
          <table:table-cell office:value-type="string" calcext:value-type="string">
            <text:p><text:span text:style-name="T137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2">
          <table:table-cell office:value-type="string" calcext:value-type="string">
            <text:p><text:span text:style-name="T1375">horned_mushroom</text:span></text:p>
          </table:table-cell>
          <table:table-cell office:value-type="string" calcext:value-type="string">
            <text:p><text:span text:style-name="T137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3">
          <table:table-cell office:value-type="string" calcext:value-type="string">
            <text:p><text:span text:style-name="T1377">skeleton_1</text:span></text:p>
          </table:table-cell>
          <table:table-cell office:value-type="string" calcext:value-type="string">
            <text:p><text:span text:style-name="T137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4">
          <table:table-cell office:value-type="string" calcext:value-type="string">
            <text:p><text:span text:style-name="T1379">skeleton_mage</text:span></text:p>
          </table:table-cell>
          <table:table-cell office:value-type="string" calcext:value-type="string">
            <text:p><text:span text:style-name="T1380">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5">
          <table:table-cell office:value-type="string" calcext:value-type="string">
            <text:p><text:span text:style-name="T1381">mushroom_soldier</text:span></text:p>
          </table:table-cell>
          <table:table-cell office:value-type="string" calcext:value-type="string">
            <text:p><text:span text:style-name="T138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6">
          <table:table-cell office:value-type="string" calcext:value-type="string">
            <text:p><text:span text:style-name="T1383">mushroom_thief</text:span></text:p>
          </table:table-cell>
          <table:table-cell office:value-type="string" calcext:value-type="string">
            <text:p><text:span text:style-name="T138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7">
          <table:table-cell office:value-type="string" calcext:value-type="string">
            <text:p><text:span text:style-name="T1385">mushroom_mage</text:span></text:p>
          </table:table-cell>
          <table:table-cell office:value-type="string" calcext:value-type="string">
            <text:p><text:span text:style-name="T138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8">
          <table:table-cell office:value-type="string" calcext:value-type="string">
            <text:p><text:span text:style-name="T1387">mushroom_cleric</text:span></text:p>
          </table:table-cell>
          <table:table-cell office:value-type="string" calcext:value-type="string">
            <text:p><text:span text:style-name="T1388">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899">
          <table:table-cell office:value-type="string" calcext:value-type="string">
            <text:p><text:span text:style-name="T1389">mushroom_zombie</text:span></text:p>
          </table:table-cell>
          <table:table-cell office:value-type="string" calcext:value-type="string">
            <text:p><text:span text:style-name="T139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900">
          <table:table-cell office:value-type="string" calcext:value-type="string">
            <text:p><text:span text:style-name="T1391">zombie</text:span></text:p>
          </table:table-cell>
          <table:table-cell office:value-type="string" calcext:value-type="string">
            <text:p><text:span text:style-name="T139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1">
          <table:table-cell office:value-type="string" calcext:value-type="string">
            <text:p><text:span text:style-name="T1393">crocodile</text:span></text:p>
          </table:table-cell>
          <table:table-cell office:value-type="string" calcext:value-type="string">
            <text:p><text:span text:style-name="T139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2">
          <table:table-cell office:value-type="string" calcext:value-type="string">
            <text:p><text:span text:style-name="T1395">skeleton_soldier</text:span></text:p>
          </table:table-cell>
          <table:table-cell office:value-type="string" calcext:value-type="string">
            <text:p><text:span text:style-name="T139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3">
          <table:table-cell office:value-type="string" calcext:value-type="string">
            <text:p><text:span text:style-name="T1397">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4">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5">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6">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7">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8">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09">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10">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1">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2">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3">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4">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number-rows-repeated="21" table:style-name="ro871">
          <table:table-cell table:number-columns-repeated="1024"/>
        </table:table-row>
      </table:table>
      <table:table table:name="enemy_skills" table:style-name="ta8">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ce13"/>
        <table:table-header-columns/>
        <table:table-column table:style-name="co89" table:default-cell-style-name="Default"/>
        <table:table-header-columns/>
        <table:table-column table:number-columns-repeated="1018" table:style-name="co90" table:default-cell-style-name="Default"/>
        <table:table-header-columns/>
        <table:table-column table:number-columns-repeated="101" table:style-name="co91" table:default-cell-style-name="Default"/>
        <table:table-header-columns/>
        <table:table-column table:style-name="co84" table:default-cell-style-name="Default"/>
        <table:table-header-columns/>
        <table:table-row table:style-name="ro916">
          <table:table-cell table:style-name="ce24" office:value-type="string" calcext:value-type="string">
            <text:p>npc_id</text:p>
          </table:table-cell>
          <table:table-cell table:style-name="ce26" office:value-type="string" calcext:value-type="string">
            <text:p><text:span text:style-name="T1398">FOUND</text:span></text:p>
          </table:table-cell>
          <table:table-cell office:value-type="string" calcext:value-type="string">
            <text:p><text:span text:style-name="T1399">LVL</text:span></text:p>
          </table:table-cell>
          <table:table-cell office:value-type="string" calcext:value-type="string">
            <text:p>skill_id</text:p>
          </table:table-cell>
          <table:table-cell table:style-name="ce26" office:value-type="string" calcext:value-type="string">
            <text:p><text:span text:style-name="T1400">FOUND</text:span></text:p>
          </table:table-cell>
          <table:table-cell office:value-type="string" calcext:value-type="string">
            <text:p><text:span text:style-name="T1401">practice</text:span></text:p>
          </table:table-cell>
          <table:table-cell table:number-columns-repeated="1024"/>
        </table:table-row>
        <table:table-row table:style-name="ro917">
          <table:table-cell office:value-type="string" calcext:value-type="string">
            <text:p><text:span text:style-name="T1402">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3">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4">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5">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office:value-type="string" calcext:value-type="string">
            <text:p><text:span text:style-name="T1406">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2">
          <table:table-cell office:value-type="string" calcext:value-type="string">
            <text:p><text:span text:style-name="T1407">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08">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09">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10">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6">
          <table:table-cell office:value-type="string" calcext:value-type="string">
            <text:p><text:span text:style-name="T1411">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7">
          <table:table-cell office:value-type="string" calcext:value-type="string">
            <text:p><text:span text:style-name="T1412">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8">
          <table:table-cell office:value-type="string" calcext:value-type="string">
            <text:p><text:span text:style-name="T1413">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4">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5">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6">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2">
          <table:table-cell office:value-type="string" calcext:value-type="string">
            <text:p><text:span text:style-name="T1417">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3">
          <table:table-cell office:value-type="string" calcext:value-type="string">
            <text:p><text:span text:style-name="T1418">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419">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5">
          <table:table-cell office:value-type="string" calcext:value-type="string">
            <text:p><text:span text:style-name="T1420">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6">
          <table:table-cell office:value-type="string" calcext:value-type="string">
            <text:p><text:span text:style-name="T1421">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7">
          <table:table-cell office:value-type="string" calcext:value-type="string">
            <text:p><text:span text:style-name="T1422">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3">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24">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5">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1">
          <table:table-cell office:value-type="string" calcext:value-type="string">
            <text:p><text:span text:style-name="T1426">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27">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28">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29">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30">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6">
          <table:table-cell office:value-type="string" calcext:value-type="string">
            <text:p><text:span text:style-name="T1431">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text:span text:style-name="T1432">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8">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9">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0">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1">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2">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3">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4">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5">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6">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7">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8">
          <table:table-cell office:value-type="string" calcext:value-type="string">
            <text:p>tavern_cellar_bank_robber</text:p>
          </table:table-cell>
          <table:table-cell table:style-name="ce26" table:formula="of:=VLOOKUP([.A43];[enemies.A:enemies.B];2;0)" office:value-type="string" calcext:value-type="string" office:string-value="Bank Robber">
            <text:p>Bank Robber</text:p>
          </table:table-cell>
          <table:table-cell table:style-name="ce26" table:formula="of:=VLOOKUP([.A43];[enemies.A:enemies.L];12;FALSE())" office:value-type="float" calcext:value-type="float" office:value="1">
            <text:p>1</text:p>
          </table:table-cell>
          <table:table-cell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9">
          <table:table-cell table:number-columns-repeated="1024"/>
        </table:table-row>
        <table:table-row table:style-name="ro960">
          <table:table-cell table:number-columns-repeated="1024"/>
        </table:table-row>
        <table:table-row table:style-name="ro961">
          <table:table-cell table:number-columns-repeated="1024"/>
        </table:table-row>
        <table:table-row table:style-name="ro962">
          <table:table-cell table:number-columns-repeated="1024"/>
        </table:table-row>
        <table:table-row table:number-rows-repeated="17" table:style-name="ro915">
          <table:table-cell table:number-columns-repeated="1024"/>
        </table:table-row>
      </table:table>
      <table:table table:name="deprecated_enemy_combat_loop" table:style-name="ta9">
        <table:table-column table:number-columns-repeated="2"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number-columns-repeated="1016" table:style-name="co99" table:default-cell-style-name="Default"/>
        <table:table-header-columns/>
        <table:table-column table:number-columns-repeated="101" table:style-name="co100" table:default-cell-style-name="Default"/>
        <table:table-header-columns/>
        <table:table-column table:style-name="co92" table:default-cell-style-name="Default"/>
        <table:table-header-columns/>
        <table:table-row table:style-name="ro964">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5">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7">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4">
          <table:table-cell table:number-columns-repeated="1024"/>
        </table:table-row>
        <table:table-row table:number-rows-repeated="33" table:style-name="ro963">
          <table:table-cell table:number-columns-repeated="1024"/>
        </table:table-row>
      </table:table>
      <table:table table:name="skills" table:style-name="ta10">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number-columns-repeated="1007" table:style-name="co118" table:default-cell-style-name="Default"/>
        <table:table-header-columns/>
        <table:table-column table:number-columns-repeated="101" table:style-name="co119" table:default-cell-style-name="Default"/>
        <table:table-header-columns/>
        <table:table-column table:style-name="co101" table:default-cell-style-name="Default"/>
        <table:table-header-columns/>
        <table:table-row table:style-name="ro996">
          <table:table-cell/>
          <table:table-cell table:style-name="ce44"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7">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L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998">
          <table:table-cell table:style-name="ce45"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L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9">
          <table:table-cell table:style-name="ce46"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L4];[use_perspectives.A:use_perspectives.B];2;0)" office:value-type="string" calcext:value-type="string" office:string-value="use_smite">
            <text:p>use_smite</text:p>
          </table:table-cell>
          <table:table-cell table:style-name="ce40" office:value-type="string" calcext:value-type="string">
            <text:p>Smite your target.#END#Dealing DAMAGE + 0%-CRIT% of SOUL magical damage.#END#</text:p>
          </table:table-cell>
          <table:table-cell table:number-columns-repeated="1024"/>
        </table:table-row>
        <table:table-row table:style-name="ro1000">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L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1001">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L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02">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ite</text:p>
          </table:table-cell>
          <table:table-cell table:style-name="ce40" table:formula="of:=VLOOKUP([.L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03">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7"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tab</text:p>
          </table:table-cell>
          <table:table-cell table:style-name="ce40" table:formula="of:=VLOOKUP([.L8];[use_perspectives.A:use_perspectives.B];2;0)" office:value-type="string" calcext:value-type="string" office:string-value="use_stab">
            <text:p>use_stab</text:p>
          </table:table-cell>
          <table:table-cell table:style-name="ce47" office:value-type="string" calcext:value-type="string">
            <text:p>Lunge and stab your target.#END#Dealing DAMAGE + 0%-CRIT% FLOW physical damage.#END#</text:p>
          </table:table-cell>
          <table:table-cell table:number-columns-repeated="1024"/>
        </table:table-row>
        <table:table-row table:style-name="ro1004">
          <table:table-cell table:number-columns-repeated="2"/>
          <table:table-cell table:style-name="ce45" office:value-type="string" calcext:value-type="string">
            <text:p>mage_armor</text:p>
          </table:table-cell>
          <table:table-cell table:style-name="ce45" office:value-type="string" calcext:value-type="string">
            <text:p>Mage Armor</text:p>
          </table:table-cell>
          <table:table-cell table:style-name="ce45" office:value-type="string" calcext:value-type="string">
            <text:p>MageArmor</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mage armor</text:p>
          </table:table-cell>
          <table:table-cell table:style-name="ce45" table:formula="of:=VLOOKUP([.L9];[use_perspectives.A:use_perspectives.B];2;0)" office:value-type="string" calcext:value-type="string" office:string-value="use_mage_armor">
            <text:p>use_mage_armor</text:p>
          </table:table-cell>
          <table:table-cell table:style-name="ce45"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1005">
          <table:table-cell table:number-columns-repeated="2"/>
          <table:table-cell table:style-name="ce45" office:value-type="string" calcext:value-type="string">
            <text:p>ethereal</text:p>
          </table:table-cell>
          <table:table-cell table:style-name="ce45" office:value-type="string" calcext:value-type="string">
            <text:p>Become Ethereal</text:p>
          </table:table-cell>
          <table:table-cell table:style-name="ce45" office:value-type="string" calcext:value-type="string">
            <text:p>BecomeEthereal</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L10];[use_perspectives.A:use_perspectives.B];2;0)" office:value-type="string" calcext:value-type="string" office:string-value="use_ethereal">
            <text:p>use_ethereal</text:p>
          </table:table-cell>
          <table:table-cell table:style-name="ce45"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6">
          <table:table-cell table:number-columns-repeated="2"/>
          <table:table-cell table:style-name="ce45" office:value-type="string" calcext:value-type="string">
            <text:p>cure_light_wounds</text:p>
          </table:table-cell>
          <table:table-cell table:style-name="ce45" office:value-type="string" calcext:value-type="string">
            <text:p>Cure Light Wounds</text:p>
          </table:table-cell>
          <table:table-cell table:style-name="ce45" office:value-type="string" calcext:value-type="string">
            <text:p>CureLightWound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cure light wounds</text:p>
          </table:table-cell>
          <table:table-cell table:style-name="ce45" table:formula="of:=VLOOKUP([.L11];[use_perspectives.A:use_perspectives.B];2;0)" office:value-type="string" calcext:value-type="string" office:string-value="use_cure_light_wounds">
            <text:p>use_cure_light_wounds</text:p>
          </table:table-cell>
          <table:table-cell table:style-name="ce45" office:value-type="string" calcext:value-type="string">
            <text:p>Heal your target for DAMAGE + 0%-CRIT% SOUL health.</text:p>
          </table:table-cell>
          <table:table-cell table:number-columns-repeated="1024"/>
        </table:table-row>
        <table:table-row table:style-name="ro1007">
          <table:table-cell/>
          <table:table-cell table:style-name="ce44" office:value-type="string" calcext:value-type="string">
            <text:p>+ grit - armor</text:p>
          </table:table-cell>
          <table:table-cell table:style-name="ce45" office:value-type="string" calcext:value-type="string">
            <text:p>enrage</text:p>
          </table:table-cell>
          <table:table-cell table:style-name="ce45" office:value-type="string" calcext:value-type="string">
            <text:p>Enrage</text:p>
          </table:table-cell>
          <table:table-cell table:style-name="ce45" office:value-type="string" calcext:value-type="string">
            <text:p>Enrage</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L12];[use_perspectives.A:use_perspectives.B];2;0)" office:value-type="string" calcext:value-type="string" office:string-value="use_ethereal">
            <text:p>use_ethereal</text:p>
          </table:table-cell>
          <table:table-cell table:style-name="ce45" office:value-type="string" calcext:value-type="string">
            <text:p>Become enraged.#END#GRIT is amplified by BONUS%#END#But ARMOR and MARMOR reduced by BONUS% for DURATION turns.#END#</text:p>
          </table:table-cell>
          <table:table-cell table:number-columns-repeated="1024"/>
        </table:table-row>
        <table:table-row table:style-name="ro1008">
          <table:table-cell table:number-columns-repeated="2"/>
          <table:table-cell table:style-name="ce45" office:value-type="string" calcext:value-type="string">
            <text:p>mana_feed</text:p>
          </table:table-cell>
          <table:table-cell table:style-name="ce45" office:value-type="string" calcext:value-type="string">
            <text:p>Magical Feed</text:p>
          </table:table-cell>
          <table:table-cell table:style-name="ce45" office:value-type="string" calcext:value-type="string">
            <text:p>ManaFeed</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8" office:value-type="string" calcext:value-type="string">
            <text:p>mana_feed</text:p>
          </table:table-cell>
          <table:table-cell table:style-name="ce45" table:formula="of:=VLOOKUP([.L13];[use_perspectives.A:use_perspectives.B];2;0)" office:value-type="string" calcext:value-type="string" office:string-value="use_mana_feed">
            <text:p>use_mana_feed</text:p>
          </table:table-cell>
          <table:table-cell table:style-name="ce45" office:value-type="string" calcext:value-type="string">
            <text:p>Transfer BONUS% of your max magicka to your target.#END#</text:p>
          </table:table-cell>
          <table:table-cell table:number-columns-repeated="1024"/>
        </table:table-row>
        <table:table-row table:style-name="ro1009">
          <table:table-cell table:number-columns-repeated="2"/>
          <table:table-cell table:style-name="ce45" office:value-type="string" calcext:value-type="string">
            <text:p>leech</text:p>
          </table:table-cell>
          <table:table-cell table:style-name="ce45" office:value-type="string" calcext:value-type="string">
            <text:p>Leech</text:p>
          </table:table-cell>
          <table:table-cell table:style-name="ce45" office:value-type="string" calcext:value-type="string">
            <text:p>Leech</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L14];[use_perspectives.A:use_perspectives.B];2;0)" office:value-type="string" calcext:value-type="string" office:string-value="use_generic">
            <text:p>use_generic</text:p>
          </table:table-cell>
          <table:table-cell table:style-name="ce45" office:value-type="string" calcext:value-type="string">
            <text:p>Become blood thirsty, converting a BONUS# of physical damage dealt#END#to self healing.#END#</text:p>
          </table:table-cell>
          <table:table-cell table:number-columns-repeated="1024"/>
        </table:table-row>
        <table:table-row table:style-name="ro1010">
          <table:table-cell/>
          <table:table-cell table:style-name="ce44" office:value-type="string" calcext:value-type="string">
            <text:p>reflect</text:p>
          </table:table-cell>
          <table:table-cell table:style-name="ce45" office:value-type="string" calcext:value-type="string">
            <text:p>thorns</text:p>
          </table:table-cell>
          <table:table-cell table:style-name="ce45" office:value-type="string" calcext:value-type="string">
            <text:p>Thorns</text:p>
          </table:table-cell>
          <table:table-cell table:style-name="ce45" office:value-type="string" calcext:value-type="string">
            <text:p>Thorn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L15];[use_perspectives.A:use_perspectives.B];2;0)" office:value-type="string" calcext:value-type="string" office:string-value="use_generic">
            <text:p>use_generic</text:p>
          </table:table-cell>
          <table:table-cell table:style-name="ce45" office:value-type="string" calcext:value-type="string">
            <text:p>Reflect BONUS% of physical damage received back to attacker.#END#</text:p>
          </table:table-cell>
          <table:table-cell table:number-columns-repeated="1024"/>
        </table:table-row>
        <table:table-row table:style-name="ro1011">
          <table:table-cell/>
          <table:table-cell table:style-name="ce44" office:value-type="string" calcext:value-type="string">
            <text:p>boost max hp </text:p>
          </table:table-cell>
          <table:table-cell table:style-name="ce45" office:value-type="string" calcext:value-type="string">
            <text:p>adrenaline</text:p>
          </table:table-cell>
          <table:table-cell table:style-name="ce45" office:value-type="string" calcext:value-type="string">
            <text:p>Adrenal Surge</text:p>
          </table:table-cell>
          <table:table-cell table:style-name="ce45" office:value-type="string" calcext:value-type="string">
            <text:p>Adrenaline</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L16];[use_perspectives.A:use_perspectives.B];2;0)" office:value-type="string" calcext:value-type="string" office:string-value="use_generic">
            <text:p>use_generic</text:p>
          </table:table-cell>
          <table:table-cell table:style-name="ce45" office:value-type="string" calcext:value-type="string">
            <text:p>The adrenaline makes you feel alive.#END#Max health is amplified by BONUS% max health for DURATION turns.</text:p>
          </table:table-cell>
          <table:table-cell table:number-columns-repeated="1024"/>
        </table:table-row>
        <table:table-row table:style-name="ro1012">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7];[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13">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8];[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14">
          <table:table-cell table:number-columns-repeated="2"/>
          <table:table-cell table:style-name="ce49" office:value-type="string" calcext:value-type="string">
            <text:p>beer_stein_chug</text:p>
          </table:table-cell>
          <table:table-cell table:style-name="ce41" office:value-type="string" calcext:value-type="string">
            <text:p>Chug</text:p>
          </table:table-cell>
          <table:table-cell table:style-name="ce49"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9" office:value-type="string" calcext:value-type="string">
            <text:p>beer_stein_chug</text:p>
          </table:table-cell>
          <table:table-cell table:style-name="ce41" table:formula="of:=VLOOKUP([.L19];[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15">
          <table:table-cell table:number-columns-repeated="1024"/>
        </table:table-row>
        <table:table-row table:style-name="ro1016">
          <table:table-cell table:number-columns-repeated="1024"/>
        </table:table-row>
        <table:table-row table:style-name="ro1017">
          <table:table-cell table:number-columns-repeated="1024"/>
        </table:table-row>
        <table:table-row table:number-rows-repeated="42" table:style-name="ro995">
          <table:table-cell table:number-columns-repeated="1024"/>
        </table:table-row>
      </table:table>
      <table:table table:name="skill_script_values" table:style-name="ta11">
        <table:table-header-columns>
          <table:table-column table:style-name="co121"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number-columns-repeated="1020" table:style-name="co124" table:default-cell-style-name="Default"/>
        <table:table-header-columns/>
        <table:table-column table:number-columns-repeated="101" table:style-name="co125" table:default-cell-style-name="Default"/>
        <table:table-header-columns/>
        <table:table-column table:style-name="co120" table:default-cell-style-name="Default"/>
        <table:table-header-columns/>
        <table:table-header-rows>
          <table:table-row table:style-name="ro1019">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20">
            <table:table-cell table:style-name="ce50" office:value-type="string" calcext:value-type="string">
              <text:p><text:span text:style-name="T1548">nudge</text:span></text:p>
            </table:table-cell>
            <table:table-cell table:style-name="ce51" table:formula="of:=VLOOKUP([.A2];[skills.C:skills.D];2;0)" office:value-type="string" calcext:value-type="string" office:string-value="Nudge">
              <text:p>Nudge</text:p>
            </table:table-cell>
            <table:table-cell table:style-name="ce50"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21">
            <table:table-cell table:style-name="ce50" office:value-type="string" calcext:value-type="string">
              <text:p><text:span text:style-name="T1550">nudge</text:span></text:p>
            </table:table-cell>
            <table:table-cell table:style-name="ce51" table:formula="of:=VLOOKUP([.A3];[skills.C:skills.D];2;0)" office:value-type="string" calcext:value-type="string" office:string-value="Nudge">
              <text:p>Nudge</text:p>
            </table:table-cell>
            <table:table-cell table:style-name="ce50" office:value-type="string" calcext:value-type="string">
              <text:p><text:span text:style-name="T1551">levels</text:span></text:p>
            </table:table-cell>
            <table:table-cell table:style-name="ce52" office:value-type="float" calcext:value-type="float" office:value="1">
              <text:p>1</text:p>
            </table:table-cell>
            <table:table-cell table:style-name="ce52"/>
            <table:table-cell table:number-columns-repeated="1024"/>
          </table:table-row>
          <table:table-row table:style-name="ro1022">
            <table:table-cell table:style-name="ce50" office:value-type="string" calcext:value-type="string">
              <text:p><text:span text:style-name="T1552">nudge</text:span></text:p>
            </table:table-cell>
            <table:table-cell table:style-name="ce51" table:formula="of:=VLOOKUP([.A4];[skills.C:skills.D];2;0)" office:value-type="string" calcext:value-type="string" office:string-value="Nudge">
              <text:p>Nudge</text:p>
            </table:table-cell>
            <table:table-cell table:style-name="ce50" office:value-type="string" calcext:value-type="string">
              <text:p><text:span text:style-name="T1553">damage</text:span></text:p>
            </table:table-cell>
            <table:table-cell table:style-name="ce53" office:value-type="float" calcext:value-type="float" office:value="1">
              <text:p>1</text:p>
            </table:table-cell>
            <table:table-cell table:style-name="ce53"/>
            <table:table-cell table:number-columns-repeated="2"/>
            <table:table-cell table:style-name="ce33"/>
            <table:table-cell table:number-columns-repeated="1024"/>
          </table:table-row>
          <table:table-row table:style-name="ro1023">
            <table:table-cell table:style-name="ce50" office:value-type="string" calcext:value-type="string">
              <text:p><text:span text:style-name="T1554">nudge</text:span></text:p>
            </table:table-cell>
            <table:table-cell table:style-name="ce51" table:formula="of:=VLOOKUP([.A5];[skills.C:skills.D];2;0)" office:value-type="string" calcext:value-type="string" office:string-value="Nudge">
              <text:p>Nudge</text:p>
            </table:table-cell>
            <table:table-cell table:style-name="ce50" office:value-type="string" calcext:value-type="string">
              <text:p><text:span text:style-name="T1555">crit</text:span></text:p>
            </table:table-cell>
            <table:table-cell table:style-name="ce52" office:value-type="string" calcext:value-type="string">
              <text:p><text:span text:style-name="T1556">0,65</text:span></text:p>
            </table:table-cell>
            <table:table-cell table:style-name="ce52"/>
            <table:table-cell table:number-columns-repeated="1024"/>
          </table:table-row>
          <table:table-row table:style-name="ro1024">
            <table:table-cell table:style-name="ce50" office:value-type="string" calcext:value-type="string">
              <text:p><text:span text:style-name="T1557">bash</text:span></text:p>
            </table:table-cell>
            <table:table-cell table:style-name="ce51" table:formula="of:=VLOOKUP([.A6];[skills.C:skills.D];2;0)" office:value-type="string" calcext:value-type="string" office:string-value="Bash">
              <text:p>Bash</text:p>
            </table:table-cell>
            <table:table-cell table:style-name="ce50"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2"/>
            <table:table-cell table:number-columns-repeated="1024"/>
          </table:table-row>
          <table:table-row table:style-name="ro1025">
            <table:table-cell table:style-name="ce50" office:value-type="string" calcext:value-type="string">
              <text:p><text:span text:style-name="T1559">bash</text:span></text:p>
            </table:table-cell>
            <table:table-cell table:style-name="ce51" table:formula="of:=VLOOKUP([.A7];[skills.C:skills.D];2;0)" office:value-type="string" calcext:value-type="string" office:string-value="Bash">
              <text:p>Bash</text:p>
            </table:table-cell>
            <table:table-cell table:style-name="ce50" office:value-type="string" calcext:value-type="string">
              <text:p><text:span text:style-name="T1560">crit</text:span></text:p>
            </table:table-cell>
            <table:table-cell table:style-name="ce52" office:value-type="string" calcext:value-type="string">
              <text:p><text:span text:style-name="T1561">0,60</text:span></text:p>
            </table:table-cell>
            <table:table-cell table:style-name="ce52"/>
            <table:table-cell table:number-columns-repeated="1024"/>
          </table:table-row>
          <table:table-row table:style-name="ro1026">
            <table:table-cell table:style-name="ce50" office:value-type="string" calcext:value-type="string">
              <text:p><text:span text:style-name="T1562">bash</text:span></text:p>
            </table:table-cell>
            <table:table-cell table:style-name="ce51" table:formula="of:=VLOOKUP([.A8];[skills.C:skills.D];2;0)" office:value-type="string" calcext:value-type="string" office:string-value="Bash">
              <text:p>Bash</text:p>
            </table:table-cell>
            <table:table-cell table:style-name="ce50"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2"/>
            <table:table-cell table:number-columns-repeated="1024"/>
          </table:table-row>
          <table:table-row table:style-name="ro1027">
            <table:table-cell table:style-name="ce50" office:value-type="string" calcext:value-type="string">
              <text:p><text:span text:style-name="T1564">bash</text:span></text:p>
            </table:table-cell>
            <table:table-cell table:style-name="ce51" table:formula="of:=VLOOKUP([.A9];[skills.C:skills.D];2;0)" office:value-type="string" calcext:value-type="string" office:string-value="Bash">
              <text:p>Bash</text:p>
            </table:table-cell>
            <table:table-cell table:style-name="ce50" office:value-type="string" calcext:value-type="string">
              <text:p><text:span text:style-name="T1565">duration</text:span></text:p>
            </table:table-cell>
            <table:table-cell office:value-type="float" calcext:value-type="float" office:value="1">
              <text:p>1</text:p>
            </table:table-cell>
            <table:table-cell/>
            <table:table-cell table:style-name="ce52"/>
            <table:table-cell table:number-columns-repeated="2"/>
            <table:table-cell table:style-name="ce52"/>
            <table:table-cell table:number-columns-repeated="1024"/>
          </table:table-row>
          <table:table-row table:style-name="ro1028">
            <table:table-cell table:style-name="ce50" office:value-type="string" calcext:value-type="string">
              <text:p><text:span text:style-name="T1566">bash</text:span></text:p>
            </table:table-cell>
            <table:table-cell table:style-name="ce51" table:formula="of:=VLOOKUP([.A10];[skills.C:skills.D];2;0)" office:value-type="string" calcext:value-type="string" office:string-value="Bash">
              <text:p>Bash</text:p>
            </table:table-cell>
            <table:table-cell table:style-name="ce50" office:value-type="string" calcext:value-type="string">
              <text:p><text:span text:style-name="T1567">levels</text:span></text:p>
            </table:table-cell>
            <table:table-cell table:style-name="ce52" office:value-type="float" calcext:value-type="float" office:value="1">
              <text:p>1</text:p>
            </table:table-cell>
            <table:table-cell table:style-name="ce52"/>
            <table:table-cell table:number-columns-repeated="1024"/>
          </table:table-row>
          <table:table-row table:style-name="ro1029">
            <table:table-cell table:style-name="ce50" office:value-type="string" calcext:value-type="string">
              <text:p><text:span text:style-name="T1568">bash</text:span></text:p>
            </table:table-cell>
            <table:table-cell table:style-name="ce51" table:formula="of:=VLOOKUP([.A11];[skills.C:skills.D];2;0)" office:value-type="string" calcext:value-type="string" office:string-value="Bash">
              <text:p>Bash</text:p>
            </table:table-cell>
            <table:table-cell table:style-name="ce50"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2"/>
            <table:table-cell table:number-columns-repeated="1024"/>
          </table:table-row>
          <table:table-row table:style-name="ro1030">
            <table:table-cell table:style-name="ce50" office:value-type="string" calcext:value-type="string">
              <text:p><text:span text:style-name="T1570">bite</text:span></text:p>
            </table:table-cell>
            <table:table-cell table:style-name="ce51" table:formula="of:=VLOOKUP([.A12];[skills.C:skills.D];2;0)" office:value-type="string" calcext:value-type="string" office:string-value="Bite">
              <text:p>Bite</text:p>
            </table:table-cell>
            <table:table-cell table:style-name="ce50" office:value-type="string" calcext:value-type="string">
              <text:p><text:span text:style-name="T1571">cooldown</text:span></text:p>
            </table:table-cell>
            <table:table-cell table:style-name="ce52" office:value-type="float" calcext:value-type="float" office:value="1">
              <text:p>1</text:p>
            </table:table-cell>
            <table:table-cell table:style-name="ce52"/>
            <table:table-cell table:number-columns-repeated="1024"/>
          </table:table-row>
          <table:table-row table:style-name="ro1031">
            <table:table-cell table:style-name="ce50" office:value-type="string" calcext:value-type="string">
              <text:p><text:span text:style-name="T1572">bite</text:span></text:p>
            </table:table-cell>
            <table:table-cell table:style-name="ce51" table:formula="of:=VLOOKUP([.A13];[skills.C:skills.D];2;0)" office:value-type="string" calcext:value-type="string" office:string-value="Bite">
              <text:p>Bite</text:p>
            </table:table-cell>
            <table:table-cell table:style-name="ce50" office:value-type="string" calcext:value-type="string">
              <text:p><text:span text:style-name="T1573">crit</text:span></text:p>
            </table:table-cell>
            <table:table-cell table:style-name="ce52" office:value-type="string" calcext:value-type="string">
              <text:p><text:span text:style-name="T1574">0,65</text:span></text:p>
            </table:table-cell>
            <table:table-cell table:style-name="ce52"/>
            <table:table-cell table:number-columns-repeated="1024"/>
          </table:table-row>
          <table:table-row table:style-name="ro1032">
            <table:table-cell table:style-name="ce50" office:value-type="string" calcext:value-type="string">
              <text:p><text:span text:style-name="T1575">bite</text:span></text:p>
            </table:table-cell>
            <table:table-cell table:style-name="ce51" table:formula="of:=VLOOKUP([.A14];[skills.C:skills.D];2;0)" office:value-type="string" calcext:value-type="string" office:string-value="Bite">
              <text:p>Bite</text:p>
            </table:table-cell>
            <table:table-cell table:style-name="ce50" office:value-type="string" calcext:value-type="string">
              <text:p><text:span text:style-name="T1576">damage</text:span></text:p>
            </table:table-cell>
            <table:table-cell table:style-name="ce53" office:value-type="float" calcext:value-type="float" office:value="1">
              <text:p>1</text:p>
            </table:table-cell>
            <table:table-cell table:style-name="ce53"/>
            <table:table-cell table:number-columns-repeated="1024"/>
          </table:table-row>
          <table:table-row table:style-name="ro1033">
            <table:table-cell table:style-name="ce50" office:value-type="string" calcext:value-type="string">
              <text:p><text:span text:style-name="T1577">bite</text:span></text:p>
            </table:table-cell>
            <table:table-cell table:style-name="ce51" table:formula="of:=VLOOKUP([.A15];[skills.C:skills.D];2;0)" office:value-type="string" calcext:value-type="string" office:string-value="Bite">
              <text:p>Bite</text:p>
            </table:table-cell>
            <table:table-cell table:style-name="ce50" office:value-type="string" calcext:value-type="string">
              <text:p><text:span text:style-name="T1578">levels</text:span></text:p>
            </table:table-cell>
            <table:table-cell table:style-name="ce52" office:value-type="float" calcext:value-type="float" office:value="1">
              <text:p>1</text:p>
            </table:table-cell>
            <table:table-cell table:style-name="ce52"/>
            <table:table-cell table:number-columns-repeated="1024"/>
          </table:table-row>
          <table:table-row table:style-name="ro1034">
            <table:table-cell table:style-name="ce54" office:value-type="string" calcext:value-type="string">
              <text:p>cure_light_wounds</text:p>
            </table:table-cell>
            <table:table-cell table:style-name="ce51" table:formula="of:=VLOOKUP([.A16];[skills.C:skills.D];2;0)" office:value-type="string" calcext:value-type="string" office:string-value="Cure Light Wounds">
              <text:p>Cure Light Wounds</text:p>
            </table:table-cell>
            <table:table-cell table:style-name="ce50"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50"/>
            <table:table-cell table:number-columns-repeated="1024"/>
          </table:table-row>
          <table:table-row table:style-name="ro1035">
            <table:table-cell table:style-name="ce54" office:value-type="string" calcext:value-type="string">
              <text:p>cure_light_wounds</text:p>
            </table:table-cell>
            <table:table-cell table:style-name="ce51" table:formula="of:=VLOOKUP([.A17];[skills.C:skills.D];2;0)" office:value-type="string" calcext:value-type="string" office:string-value="Cure Light Wounds">
              <text:p>Cure Light Wounds</text:p>
            </table:table-cell>
            <table:table-cell table:style-name="ce50" office:value-type="string" calcext:value-type="string">
              <text:p><text:span text:style-name="T1580">crit</text:span></text:p>
            </table:table-cell>
            <table:table-cell table:style-name="ce55" office:value-type="string" calcext:value-type="string">
              <text:p>2,0</text:p>
            </table:table-cell>
            <table:table-cell table:style-name="ce55"/>
            <table:table-cell table:number-columns-repeated="2"/>
            <table:table-cell table:style-name="ce50"/>
            <table:table-cell table:number-columns-repeated="1024"/>
          </table:table-row>
          <table:table-row table:style-name="ro1036">
            <table:table-cell table:style-name="ce54" office:value-type="string" calcext:value-type="string">
              <text:p>cure_light_wounds</text:p>
            </table:table-cell>
            <table:table-cell table:style-name="ce51"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20">
              <text:p>20</text:p>
            </table:table-cell>
            <table:table-cell table:number-columns-repeated="1024"/>
          </table:table-row>
          <table:table-row table:style-name="ro1037">
            <table:table-cell table:style-name="ce54" office:value-type="string" calcext:value-type="string">
              <text:p>cure_light_wounds</text:p>
            </table:table-cell>
            <table:table-cell table:style-name="ce51" table:formula="of:=VLOOKUP([.A19];[skills.C:skills.D];2;0)" office:value-type="string" calcext:value-type="string" office:string-value="Cure Light Wounds">
              <text:p>Cure Light Wounds</text:p>
            </table:table-cell>
            <table:table-cell table:style-name="ce50" office:value-type="string" calcext:value-type="string">
              <text:p><text:span text:style-name="T1582">levels</text:span></text:p>
            </table:table-cell>
            <table:table-cell table:style-name="ce52" office:value-type="float" calcext:value-type="float" office:value="1">
              <text:p>1</text:p>
            </table:table-cell>
            <table:table-cell table:style-name="ce52"/>
            <table:table-cell table:number-columns-repeated="2"/>
            <table:table-cell table:style-name="ce50"/>
            <table:table-cell table:number-columns-repeated="1024"/>
          </table:table-row>
          <table:table-row table:style-name="ro1038">
            <table:table-cell table:style-name="ce54" office:value-type="string" calcext:value-type="string">
              <text:p>cure_light_wounds</text:p>
            </table:table-cell>
            <table:table-cell table:style-name="ce51" table:formula="of:=VLOOKUP([.A20];[skills.C:skills.D];2;0)" office:value-type="string" calcext:value-type="string" office:string-value="Cure Light Wounds">
              <text:p>Cure Light Wounds</text:p>
            </table:table-cell>
            <table:table-cell table:style-name="ce50" office:value-type="string" calcext:value-type="string">
              <text:p><text:span text:style-name="T1583">mp_cost</text:span></text:p>
            </table:table-cell>
            <table:table-cell table:style-name="ce52" office:value-type="float" calcext:value-type="float" office:value="10">
              <text:p>10</text:p>
            </table:table-cell>
            <table:table-cell table:style-name="ce52"/>
            <table:table-cell table:number-columns-repeated="2"/>
            <table:table-cell table:style-name="ce50"/>
            <table:table-cell table:number-columns-repeated="1024"/>
          </table:table-row>
          <table:table-row table:style-name="ro1039">
            <table:table-cell table:style-name="ce56" office:value-type="string" calcext:value-type="string">
              <text:p>double_whack</text:p>
            </table:table-cell>
            <table:table-cell table:style-name="ce56" table:formula="of:=VLOOKUP([.A21];[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40">
            <table:table-cell table:style-name="ce56" office:value-type="string" calcext:value-type="string">
              <text:p>double_whack</text:p>
            </table:table-cell>
            <table:table-cell table:style-name="ce56" table:formula="of:=VLOOKUP([.A22];[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70</text:p>
            </table:table-cell>
            <table:table-cell table:style-name="ce57"/>
            <table:table-cell table:number-columns-repeated="1024"/>
          </table:table-row>
          <table:table-row table:style-name="ro1041">
            <table:table-cell table:style-name="ce56" office:value-type="string" calcext:value-type="string">
              <text:p>double_whack</text:p>
            </table:table-cell>
            <table:table-cell table:style-name="ce56" table:formula="of:=VLOOKUP([.A23];[skills.C:skills.D];2;0)" office:value-type="string" calcext:value-type="string" office:string-value="#N/A">
              <text:p>#N/A</text:p>
            </table:table-cell>
            <table:table-cell table:style-name="ce56"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1042">
            <table:table-cell table:style-name="ce56" office:value-type="string" calcext:value-type="string">
              <text:p>double_whack</text:p>
            </table:table-cell>
            <table:table-cell table:style-name="ce56" table:formula="of:=VLOOKUP([.A24];[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43">
            <table:table-cell table:style-name="ce56" office:value-type="string" calcext:value-type="string">
              <text:p>double_whack</text:p>
            </table:table-cell>
            <table:table-cell table:style-name="ce56" table:formula="of:=VLOOKUP([.A25];[skills.C:skills.D];2;0)" office:value-type="string" calcext:value-type="string" office:string-value="#N/A">
              <text:p>#N/A</text:p>
            </table:table-cell>
            <table:table-cell table:style-name="ce56"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44">
            <table:table-cell table:style-name="ce50" office:value-type="string" calcext:value-type="string">
              <text:p><text:span text:style-name="T1584">enrage</text:span></text:p>
            </table:table-cell>
            <table:table-cell table:style-name="ce51" table:formula="of:=VLOOKUP([.A26];[skills.C:skills.D];2;0)" office:value-type="string" calcext:value-type="string" office:string-value="Enrage">
              <text:p>Enrage</text:p>
            </table:table-cell>
            <table:table-cell table:style-name="ce50" office:value-type="string" calcext:value-type="string">
              <text:p><text:span text:style-name="T1585">bonus</text:span></text:p>
            </table:table-cell>
            <table:table-cell table:style-name="ce52" office:value-type="float" calcext:value-type="float" office:value="0.5">
              <text:p>0.5</text:p>
            </table:table-cell>
            <table:table-cell table:style-name="ce52"/>
            <table:table-cell table:number-columns-repeated="2"/>
            <table:table-cell table:style-name="ce58"/>
            <table:table-cell table:number-columns-repeated="1024"/>
          </table:table-row>
          <table:table-row table:style-name="ro1045">
            <table:table-cell table:style-name="ce50" office:value-type="string" calcext:value-type="string">
              <text:p><text:span text:style-name="T1586">enrage</text:span></text:p>
            </table:table-cell>
            <table:table-cell table:style-name="ce51" table:formula="of:=VLOOKUP([.A27];[skills.C:skills.D];2;0)" office:value-type="string" calcext:value-type="string" office:string-value="Enrage">
              <text:p>Enrage</text:p>
            </table:table-cell>
            <table:table-cell table:style-name="ce50"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6">
            <table:table-cell table:style-name="ce50" office:value-type="string" calcext:value-type="string">
              <text:p><text:span text:style-name="T1588">enrage</text:span></text:p>
            </table:table-cell>
            <table:table-cell table:style-name="ce51" table:formula="of:=VLOOKUP([.A28];[skills.C:skills.D];2;0)" office:value-type="string" calcext:value-type="string" office:string-value="Enrage">
              <text:p>Enrage</text:p>
            </table:table-cell>
            <table:table-cell table:style-name="ce50" office:value-type="string" calcext:value-type="string">
              <text:p><text:span text:style-name="T1589">duration</text:span></text:p>
            </table:table-cell>
            <table:table-cell table:style-name="ce53" office:value-type="float" calcext:value-type="float" office:value="8">
              <text:p>8</text:p>
            </table:table-cell>
            <table:table-cell table:style-name="ce53"/>
            <table:table-cell table:number-columns-repeated="1024"/>
          </table:table-row>
          <table:table-row table:style-name="ro1047">
            <table:table-cell table:style-name="ce50" office:value-type="string" calcext:value-type="string">
              <text:p><text:span text:style-name="T1590">enrage</text:span></text:p>
            </table:table-cell>
            <table:table-cell table:style-name="ce51" table:formula="of:=VLOOKUP([.A29];[skills.C:skills.D];2;0)" office:value-type="string" calcext:value-type="string" office:string-value="Enrage">
              <text:p>Enrage</text:p>
            </table:table-cell>
            <table:table-cell table:style-name="ce50" office:value-type="string" calcext:value-type="string">
              <text:p><text:span text:style-name="T1591">hp_cost</text:span></text:p>
            </table:table-cell>
            <table:table-cell table:style-name="ce52" office:value-type="float" calcext:value-type="float" office:value="2">
              <text:p>2</text:p>
            </table:table-cell>
            <table:table-cell table:style-name="ce52"/>
            <table:table-cell table:number-columns-repeated="1024"/>
          </table:table-row>
          <table:table-row table:style-name="ro1048">
            <table:table-cell table:style-name="ce50" office:value-type="string" calcext:value-type="string">
              <text:p><text:span text:style-name="T1592">enrage</text:span></text:p>
            </table:table-cell>
            <table:table-cell table:style-name="ce51" table:formula="of:=VLOOKUP([.A30];[skills.C:skills.D];2;0)" office:value-type="string" calcext:value-type="string" office:string-value="Enrage">
              <text:p>Enrage</text:p>
            </table:table-cell>
            <table:table-cell table:style-name="ce50" office:value-type="string" calcext:value-type="string">
              <text:p><text:span text:style-name="T1593">levels</text:span></text:p>
            </table:table-cell>
            <table:table-cell table:style-name="ce52" office:value-type="float" calcext:value-type="float" office:value="1">
              <text:p>1</text:p>
            </table:table-cell>
            <table:table-cell table:style-name="ce52"/>
            <table:table-cell table:number-columns-repeated="1024"/>
          </table:table-row>
          <table:table-row table:style-name="ro1049">
            <table:table-cell table:style-name="ce50" office:value-type="string" calcext:value-type="string">
              <text:p><text:span text:style-name="T1594">ethereal</text:span></text:p>
            </table:table-cell>
            <table:table-cell table:style-name="ce51" table:formula="of:=VLOOKUP([.A31];[skills.C:skills.D];2;0)" office:value-type="string" calcext:value-type="string" office:string-value="Become Ethereal">
              <text:p>Become Ethereal</text:p>
            </table:table-cell>
            <table:table-cell table:style-name="ce50" office:value-type="string" calcext:value-type="string">
              <text:p><text:span text:style-name="T1595">bonus</text:span></text:p>
            </table:table-cell>
            <table:table-cell table:style-name="ce52" office:value-type="float" calcext:value-type="float" office:value="1.5">
              <text:p>1.5</text:p>
            </table:table-cell>
            <table:table-cell table:style-name="ce52"/>
            <table:table-cell table:number-columns-repeated="2"/>
            <table:table-cell table:style-name="ce59"/>
            <table:table-cell table:number-columns-repeated="1024"/>
          </table:table-row>
          <table:table-row table:style-name="ro1050">
            <table:table-cell table:style-name="ce50" office:value-type="string" calcext:value-type="string">
              <text:p><text:span text:style-name="T1596">ethereal</text:span></text:p>
            </table:table-cell>
            <table:table-cell table:style-name="ce51" table:formula="of:=VLOOKUP([.A32];[skills.C:skills.D];2;0)" office:value-type="string" calcext:value-type="string" office:string-value="Become Ethereal">
              <text:p>Become Ethereal</text:p>
            </table:table-cell>
            <table:table-cell table:style-name="ce50"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52"/>
            <table:table-cell table:style-name="ce50"/>
            <table:table-cell table:number-columns-repeated="1024"/>
          </table:table-row>
          <table:table-row table:style-name="ro1051">
            <table:table-cell table:style-name="ce50" office:value-type="string" calcext:value-type="string">
              <text:p><text:span text:style-name="T1598">ethereal</text:span></text:p>
            </table:table-cell>
            <table:table-cell table:style-name="ce51" table:formula="of:=VLOOKUP([.A33];[skills.C:skills.D];2;0)" office:value-type="string" calcext:value-type="string" office:string-value="Become Ethereal">
              <text:p>Become Ethereal</text:p>
            </table:table-cell>
            <table:table-cell table:style-name="ce50" office:value-type="string" calcext:value-type="string">
              <text:p><text:span text:style-name="T1599">duration</text:span></text:p>
            </table:table-cell>
            <table:table-cell table:style-name="ce52" office:value-type="float" calcext:value-type="float" office:value="4">
              <text:p>4</text:p>
            </table:table-cell>
            <table:table-cell table:style-name="ce52"/>
            <table:table-cell table:number-columns-repeated="2"/>
            <table:table-cell table:style-name="ce50"/>
            <table:table-cell table:number-columns-repeated="1024"/>
          </table:table-row>
          <table:table-row table:style-name="ro1052">
            <table:table-cell table:style-name="ce50" office:value-type="string" calcext:value-type="string">
              <text:p><text:span text:style-name="T1600">ethereal</text:span></text:p>
            </table:table-cell>
            <table:table-cell table:style-name="ce51" table:formula="of:=VLOOKUP([.A34];[skills.C:skills.D];2;0)" office:value-type="string" calcext:value-type="string" office:string-value="Become Ethereal">
              <text:p>Become Ethereal</text:p>
            </table:table-cell>
            <table:table-cell table:style-name="ce50" office:value-type="string" calcext:value-type="string">
              <text:p><text:span text:style-name="T1601">levels</text:span></text:p>
            </table:table-cell>
            <table:table-cell table:style-name="ce52" office:value-type="float" calcext:value-type="float" office:value="1">
              <text:p>1</text:p>
            </table:table-cell>
            <table:table-cell table:style-name="ce52"/>
            <table:table-cell table:number-columns-repeated="1024"/>
          </table:table-row>
          <table:table-row table:style-name="ro1053">
            <table:table-cell table:style-name="ce50" office:value-type="string" calcext:value-type="string">
              <text:p><text:span text:style-name="T1602">ethereal</text:span></text:p>
            </table:table-cell>
            <table:table-cell table:style-name="ce51" table:formula="of:=VLOOKUP([.A35];[skills.C:skills.D];2;0)" office:value-type="string" calcext:value-type="string" office:string-value="Become Ethereal">
              <text:p>Become Ethereal</text:p>
            </table:table-cell>
            <table:table-cell table:style-name="ce50" office:value-type="string" calcext:value-type="string">
              <text:p><text:span text:style-name="T1603">mp_cost</text:span></text:p>
            </table:table-cell>
            <table:table-cell office:value-type="float" calcext:value-type="float" office:value="30">
              <text:p>30</text:p>
            </table:table-cell>
            <table:table-cell/>
            <table:table-cell table:style-name="ce52"/>
            <table:table-cell/>
            <table:table-cell table:style-name="ce50"/>
            <table:table-cell table:number-columns-repeated="1024"/>
          </table:table-row>
          <table:table-row table:style-name="ro1054">
            <table:table-cell table:style-name="ce56" office:value-type="string" calcext:value-type="string">
              <text:p>fast_strike</text:p>
            </table:table-cell>
            <table:table-cell table:style-name="ce51" table:formula="of:=VLOOKUP([.A36];[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55">
            <table:table-cell table:style-name="ce56" office:value-type="string" calcext:value-type="string">
              <text:p>fast_strike</text:p>
            </table:table-cell>
            <table:table-cell table:style-name="ce51" table:formula="of:=VLOOKUP([.A37];[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56">
            <table:table-cell table:style-name="ce56" office:value-type="string" calcext:value-type="string">
              <text:p>fast_strike</text:p>
            </table:table-cell>
            <table:table-cell table:style-name="ce51" table:formula="of:=VLOOKUP([.A38];[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57">
            <table:table-cell table:style-name="ce56" office:value-type="string" calcext:value-type="string">
              <text:p>fast_strike</text:p>
            </table:table-cell>
            <table:table-cell table:style-name="ce51" table:formula="of:=VLOOKUP([.A39];[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58">
            <table:table-cell table:style-name="ce56" office:value-type="string" calcext:value-type="string">
              <text:p>heavy_hit</text:p>
            </table:table-cell>
            <table:table-cell table:style-name="ce51" table:formula="of:=VLOOKUP([.A40];[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59">
            <table:table-cell table:style-name="ce56" office:value-type="string" calcext:value-type="string">
              <text:p>heavy_hit</text:p>
            </table:table-cell>
            <table:table-cell table:style-name="ce51" table:formula="of:=VLOOKUP([.A41];[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60">
            <table:table-cell table:style-name="ce56" office:value-type="string" calcext:value-type="string">
              <text:p>heavy_hit</text:p>
            </table:table-cell>
            <table:table-cell table:style-name="ce51" table:formula="of:=VLOOKUP([.A42];[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61">
            <table:table-cell table:style-name="ce56" office:value-type="string" calcext:value-type="string">
              <text:p>heavy_hit</text:p>
            </table:table-cell>
            <table:table-cell table:style-name="ce51" table:formula="of:=VLOOKUP([.A43];[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2">
            <table:table-cell table:style-name="ce56" office:value-type="string" calcext:value-type="string">
              <text:p>holy_arrow</text:p>
            </table:table-cell>
            <table:table-cell table:style-name="ce51" table:formula="of:=VLOOKUP([.A44];[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7"/>
            <table:table-cell table:number-columns-repeated="1024"/>
          </table:table-row>
          <table:table-row table:style-name="ro1063">
            <table:table-cell table:style-name="ce56" office:value-type="string" calcext:value-type="string">
              <text:p>holy_arrow</text:p>
            </table:table-cell>
            <table:table-cell table:style-name="ce51" table:formula="of:=VLOOKUP([.A45];[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64">
            <table:table-cell table:style-name="ce56" office:value-type="string" calcext:value-type="string">
              <text:p>holy_arrow</text:p>
            </table:table-cell>
            <table:table-cell table:style-name="ce51" table:formula="of:=VLOOKUP([.A46];[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65">
            <table:table-cell table:style-name="ce56" office:value-type="string" calcext:value-type="string">
              <text:p>holy_arrow</text:p>
            </table:table-cell>
            <table:table-cell table:style-name="ce51" table:formula="of:=VLOOKUP([.A47];[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6">
            <table:table-cell table:style-name="ce56" office:value-type="string" calcext:value-type="string">
              <text:p>holy_arrow</text:p>
            </table:table-cell>
            <table:table-cell table:style-name="ce51" table:formula="of:=VLOOKUP([.A48];[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table:table-cell table:number-columns-repeated="1024"/>
          </table:table-row>
          <table:table-row table:style-name="ro1067">
            <table:table-cell office:value-type="string" calcext:value-type="string">
              <text:p><text:span text:style-name="T1604">leech</text:span></text:p>
            </table:table-cell>
            <table:table-cell table:style-name="ce51"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8" office:value-type="string" calcext:value-type="string">
              <text:p>0,1</text:p>
            </table:table-cell>
            <table:table-cell table:style-name="ce58"/>
            <table:table-cell table:number-columns-repeated="1024"/>
          </table:table-row>
          <table:table-row table:style-name="ro1068">
            <table:table-cell office:value-type="string" calcext:value-type="string">
              <text:p><text:span text:style-name="T1606">leech</text:span></text:p>
            </table:table-cell>
            <table:table-cell table:style-name="ce51"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9">
            <table:table-cell office:value-type="string" calcext:value-type="string">
              <text:p><text:span text:style-name="T1608">leech</text:span></text:p>
            </table:table-cell>
            <table:table-cell table:style-name="ce51"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70">
            <table:table-cell office:value-type="string" calcext:value-type="string">
              <text:p><text:span text:style-name="T1610">leech</text:span></text:p>
            </table:table-cell>
            <table:table-cell table:style-name="ce51"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71">
            <table:table-cell table:style-name="ce54" office:value-type="string" calcext:value-type="string">
              <text:p>mage_armor</text:p>
            </table:table-cell>
            <table:table-cell table:style-name="ce51" table:formula="of:=VLOOKUP([.A53];[skills.C:skills.D];2;0)" office:value-type="string" calcext:value-type="string" office:string-value="Mage Armor">
              <text:p>Mage Armor</text:p>
            </table:table-cell>
            <table:table-cell table:style-name="ce50" office:value-type="string" calcext:value-type="string">
              <text:p><text:span text:style-name="T1612">bonus</text:span></text:p>
            </table:table-cell>
            <table:table-cell table:style-name="ce52" office:value-type="string" calcext:value-type="string">
              <text:p><text:span text:style-name="T1613">0,50</text:span></text:p>
            </table:table-cell>
            <table:table-cell table:style-name="ce52"/>
            <table:table-cell/>
            <table:table-cell table:style-name="ce59"/>
            <table:table-cell table:number-columns-repeated="1024"/>
          </table:table-row>
          <table:table-row table:style-name="ro1072">
            <table:table-cell table:style-name="ce54" office:value-type="string" calcext:value-type="string">
              <text:p>mage_armor</text:p>
            </table:table-cell>
            <table:table-cell table:style-name="ce51" table:formula="of:=VLOOKUP([.A54];[skills.C:skills.D];2;0)" office:value-type="string" calcext:value-type="string" office:string-value="Mage Armor">
              <text:p>Mage Armor</text:p>
            </table:table-cell>
            <table:table-cell table:style-name="ce50" office:value-type="string" calcext:value-type="string">
              <text:p><text:span text:style-name="T1614">cooldown</text:span></text:p>
            </table:table-cell>
            <table:table-cell table:style-name="ce52" office:value-type="float" calcext:value-type="float" office:value="8">
              <text:p>8</text:p>
            </table:table-cell>
            <table:table-cell table:style-name="ce52"/>
            <table:table-cell/>
            <table:table-cell table:style-name="ce50"/>
            <table:table-cell table:number-columns-repeated="1024"/>
          </table:table-row>
          <table:table-row table:style-name="ro1073">
            <table:table-cell table:style-name="ce54" office:value-type="string" calcext:value-type="string">
              <text:p>mage_armor</text:p>
            </table:table-cell>
            <table:table-cell table:style-name="ce51" table:formula="of:=VLOOKUP([.A55];[skills.C:skills.D];2;0)" office:value-type="string" calcext:value-type="string" office:string-value="Mage Armor">
              <text:p>Mage Armor</text:p>
            </table:table-cell>
            <table:table-cell table:style-name="ce50" office:value-type="string" calcext:value-type="string">
              <text:p><text:span text:style-name="T1615">duration</text:span></text:p>
            </table:table-cell>
            <table:table-cell table:style-name="ce52" office:value-type="float" calcext:value-type="float" office:value="4">
              <text:p>4</text:p>
            </table:table-cell>
            <table:table-cell table:style-name="ce52"/>
            <table:table-cell/>
            <table:table-cell table:style-name="ce50"/>
            <table:table-cell table:number-columns-repeated="1024"/>
          </table:table-row>
          <table:table-row table:style-name="ro1074">
            <table:table-cell table:style-name="ce54" office:value-type="string" calcext:value-type="string">
              <text:p>mage_armor</text:p>
            </table:table-cell>
            <table:table-cell table:style-name="ce51" table:formula="of:=VLOOKUP([.A56];[skills.C:skills.D];2;0)" office:value-type="string" calcext:value-type="string" office:string-value="Mage Armor">
              <text:p>Mage Armor</text:p>
            </table:table-cell>
            <table:table-cell table:style-name="ce50" office:value-type="string" calcext:value-type="string">
              <text:p><text:span text:style-name="T1616">levels</text:span></text:p>
            </table:table-cell>
            <table:table-cell table:style-name="ce52" office:value-type="float" calcext:value-type="float" office:value="1">
              <text:p>1</text:p>
            </table:table-cell>
            <table:table-cell table:style-name="ce52"/>
            <table:table-cell table:number-columns-repeated="1024"/>
          </table:table-row>
          <table:table-row table:style-name="ro1075">
            <table:table-cell table:style-name="ce54" office:value-type="string" calcext:value-type="string">
              <text:p>mage_armor</text:p>
            </table:table-cell>
            <table:table-cell table:style-name="ce51" table:formula="of:=VLOOKUP([.A57];[skills.C:skills.D];2;0)" office:value-type="string" calcext:value-type="string" office:string-value="Mage Armor">
              <text:p>Mage Armor</text:p>
            </table:table-cell>
            <table:table-cell table:style-name="ce50" office:value-type="string" calcext:value-type="string">
              <text:p><text:span text:style-name="T1617">mp_cost</text:span></text:p>
            </table:table-cell>
            <table:table-cell table:style-name="ce52" office:value-type="float" calcext:value-type="float" office:value="20">
              <text:p>20</text:p>
            </table:table-cell>
            <table:table-cell table:style-name="ce52"/>
            <table:table-cell/>
            <table:table-cell table:style-name="ce50"/>
            <table:table-cell table:number-columns-repeated="1024"/>
          </table:table-row>
          <table:table-row table:style-name="ro1076">
            <table:table-cell table:style-name="ce54" office:value-type="string" calcext:value-type="string">
              <text:p>magic_missile</text:p>
            </table:table-cell>
            <table:table-cell table:style-name="ce51" table:formula="of:=VLOOKUP([.A58];[skills.C:skills.D];2;0)" office:value-type="string" calcext:value-type="string" office:string-value="Magic Missile">
              <text:p>Magic Missile</text:p>
            </table:table-cell>
            <table:table-cell table:style-name="ce50"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7">
            <table:table-cell table:style-name="ce54" office:value-type="string" calcext:value-type="string">
              <text:p>magic_missile</text:p>
            </table:table-cell>
            <table:table-cell table:style-name="ce51" table:formula="of:=VLOOKUP([.A59];[skills.C:skills.D];2;0)" office:value-type="string" calcext:value-type="string" office:string-value="Magic Missile">
              <text:p>Magic Missile</text:p>
            </table:table-cell>
            <table:table-cell table:style-name="ce50" office:value-type="string" calcext:value-type="string">
              <text:p><text:span text:style-name="T1619">crit</text:span></text:p>
            </table:table-cell>
            <table:table-cell table:style-name="ce55" office:value-type="string" calcext:value-type="string">
              <text:p>0,80</text:p>
            </table:table-cell>
            <table:table-cell table:style-name="ce52"/>
            <table:table-cell table:number-columns-repeated="1024"/>
          </table:table-row>
          <table:table-row table:style-name="ro1078">
            <table:table-cell table:style-name="ce54" office:value-type="string" calcext:value-type="string">
              <text:p>magic_missile</text:p>
            </table:table-cell>
            <table:table-cell table:style-name="ce51" table:formula="of:=VLOOKUP([.A60];[skills.C:skills.D];2;0)" office:value-type="string" calcext:value-type="string" office:string-value="Magic Missile">
              <text:p>Magic Missile</text:p>
            </table:table-cell>
            <table:table-cell table:style-name="ce50" office:value-type="string" calcext:value-type="string">
              <text:p><text:span text:style-name="T1620">damage</text:span></text:p>
            </table:table-cell>
            <table:table-cell table:style-name="ce53" office:value-type="float" calcext:value-type="float" office:value="10">
              <text:p>10</text:p>
            </table:table-cell>
            <table:table-cell table:style-name="ce53"/>
            <table:table-cell table:number-columns-repeated="2"/>
            <table:table-cell table:style-name="ce33"/>
            <table:table-cell table:number-columns-repeated="1024"/>
          </table:table-row>
          <table:table-row table:style-name="ro1079">
            <table:table-cell table:style-name="ce54" office:value-type="string" calcext:value-type="string">
              <text:p>magic_missile</text:p>
            </table:table-cell>
            <table:table-cell table:style-name="ce51" table:formula="of:=VLOOKUP([.A61];[skills.C:skills.D];2;0)" office:value-type="string" calcext:value-type="string" office:string-value="Magic Missile">
              <text:p>Magic Missile</text:p>
            </table:table-cell>
            <table:table-cell table:style-name="ce50" office:value-type="string" calcext:value-type="string">
              <text:p><text:span text:style-name="T1621">levels</text:span></text:p>
            </table:table-cell>
            <table:table-cell table:style-name="ce52" office:value-type="float" calcext:value-type="float" office:value="1">
              <text:p>1</text:p>
            </table:table-cell>
            <table:table-cell table:style-name="ce52"/>
            <table:table-cell table:number-columns-repeated="1024"/>
          </table:table-row>
          <table:table-row table:style-name="ro1080">
            <table:table-cell table:style-name="ce54" office:value-type="string" calcext:value-type="string">
              <text:p>magic_missile</text:p>
            </table:table-cell>
            <table:table-cell table:style-name="ce51" table:formula="of:=VLOOKUP([.A62];[skills.C:skills.D];2;0)" office:value-type="string" calcext:value-type="string" office:string-value="Magic Missile">
              <text:p>Magic Missile</text:p>
            </table:table-cell>
            <table:table-cell table:style-name="ce50" office:value-type="string" calcext:value-type="string">
              <text:p><text:span text:style-name="T1622">mp_cost</text:span></text:p>
            </table:table-cell>
            <table:table-cell office:value-type="float" calcext:value-type="float" office:value="5">
              <text:p>5</text:p>
            </table:table-cell>
            <table:table-cell/>
            <table:table-cell table:style-name="ce52"/>
            <table:table-cell table:number-columns-repeated="1024"/>
          </table:table-row>
          <table:table-row table:style-name="ro1081">
            <table:table-cell table:style-name="ce56" office:value-type="string" calcext:value-type="string">
              <text:p>mana_bolt</text:p>
            </table:table-cell>
            <table:table-cell table:style-name="ce51" table:formula="of:=VLOOKUP([.A63];[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082">
            <table:table-cell table:style-name="ce56" office:value-type="string" calcext:value-type="string">
              <text:p>mana_bolt</text:p>
            </table:table-cell>
            <table:table-cell table:style-name="ce51" table:formula="of:=VLOOKUP([.A64];[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83">
            <table:table-cell table:style-name="ce56" office:value-type="string" calcext:value-type="string">
              <text:p>mana_bolt</text:p>
            </table:table-cell>
            <table:table-cell table:style-name="ce51" table:formula="of:=VLOOKUP([.A65];[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5">
              <text:p>15</text:p>
            </table:table-cell>
            <table:table-cell table:style-name="ce60"/>
            <table:table-cell table:number-columns-repeated="1024"/>
          </table:table-row>
          <table:table-row table:style-name="ro1084">
            <table:table-cell table:style-name="ce56" office:value-type="string" calcext:value-type="string">
              <text:p>mana_bolt</text:p>
            </table:table-cell>
            <table:table-cell table:style-name="ce51" table:formula="of:=VLOOKUP([.A66];[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5">
            <table:table-cell table:style-name="ce56" office:value-type="string" calcext:value-type="string">
              <text:p>mana_bolt</text:p>
            </table:table-cell>
            <table:table-cell table:style-name="ce51" table:formula="of:=VLOOKUP([.A67];[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table:table-cell table:number-columns-repeated="1024"/>
          </table:table-row>
          <table:table-row table:style-name="ro1086">
            <table:table-cell table:style-name="ce50" office:value-type="string" calcext:value-type="string">
              <text:p><text:span text:style-name="T1623">regen_hp30</text:span></text:p>
            </table:table-cell>
            <table:table-cell table:style-name="ce51" table:formula="of:=VLOOKUP([.A68];[skills.C:skills.D];2;0)" office:value-type="string" calcext:value-type="string" office:string-value="Minor Health Regen">
              <text:p>Minor Health Regen</text:p>
            </table:table-cell>
            <table:table-cell table:style-name="ce50" office:value-type="string" calcext:value-type="string">
              <text:p><text:span text:style-name="T1624">cooldown</text:span></text:p>
            </table:table-cell>
            <table:table-cell table:style-name="ce52" office:value-type="float" calcext:value-type="float" office:value="1">
              <text:p>1</text:p>
            </table:table-cell>
            <table:table-cell table:style-name="ce50"/>
            <table:table-cell table:number-columns-repeated="1024"/>
          </table:table-row>
          <table:table-row table:style-name="ro1087">
            <table:table-cell table:style-name="ce50" office:value-type="string" calcext:value-type="string">
              <text:p><text:span text:style-name="T1625">regen_hp30</text:span></text:p>
            </table:table-cell>
            <table:table-cell table:style-name="ce51" table:formula="of:=VLOOKUP([.A69];[skills.C:skills.D];2;0)" office:value-type="string" calcext:value-type="string" office:string-value="Minor Health Regen">
              <text:p>Minor Health Regen</text:p>
            </table:table-cell>
            <table:table-cell table:style-name="ce50" office:value-type="string" calcext:value-type="string">
              <text:p><text:span text:style-name="T1626">levels</text:span></text:p>
            </table:table-cell>
            <table:table-cell table:style-name="ce52" office:value-type="float" calcext:value-type="float" office:value="1">
              <text:p>1</text:p>
            </table:table-cell>
            <table:table-cell table:style-name="ce50"/>
            <table:table-cell table:number-columns-repeated="1024"/>
          </table:table-row>
          <table:table-row table:style-name="ro1088">
            <table:table-cell table:style-name="ce50" office:value-type="string" calcext:value-type="string">
              <text:p><text:span text:style-name="T1627">regen_mp30</text:span></text:p>
            </table:table-cell>
            <table:table-cell table:style-name="ce51" table:formula="of:=VLOOKUP([.A70];[skills.C:skills.D];2;0)" office:value-type="string" calcext:value-type="string" office:string-value="Minor Magicka Regen">
              <text:p>Minor Magicka Regen</text:p>
            </table:table-cell>
            <table:table-cell table:style-name="ce50" office:value-type="string" calcext:value-type="string">
              <text:p><text:span text:style-name="T1628">cooldown</text:span></text:p>
            </table:table-cell>
            <table:table-cell table:style-name="ce52" office:value-type="float" calcext:value-type="float" office:value="1">
              <text:p>1</text:p>
            </table:table-cell>
            <table:table-cell table:style-name="ce50"/>
            <table:table-cell table:number-columns-repeated="1024"/>
          </table:table-row>
          <table:table-row table:style-name="ro1089">
            <table:table-cell table:style-name="ce50" office:value-type="string" calcext:value-type="string">
              <text:p><text:span text:style-name="T1629">regen_mp30</text:span></text:p>
            </table:table-cell>
            <table:table-cell table:style-name="ce51" table:formula="of:=VLOOKUP([.A71];[skills.C:skills.D];2;0)" office:value-type="string" calcext:value-type="string" office:string-value="Minor Magicka Regen">
              <text:p>Minor Magicka Regen</text:p>
            </table:table-cell>
            <table:table-cell table:style-name="ce50" office:value-type="string" calcext:value-type="string">
              <text:p><text:span text:style-name="T1630">levels</text:span></text:p>
            </table:table-cell>
            <table:table-cell table:style-name="ce52" office:value-type="float" calcext:value-type="float" office:value="1">
              <text:p>1</text:p>
            </table:table-cell>
            <table:table-cell table:style-name="ce50"/>
            <table:table-cell table:number-columns-repeated="1024"/>
          </table:table-row>
          <table:table-row table:style-name="ro1090">
            <table:table-cell table:style-name="ce50" office:value-type="string" calcext:value-type="string">
              <text:p><text:span text:style-name="T1631">smite</text:span></text:p>
            </table:table-cell>
            <table:table-cell table:style-name="ce51" table:formula="of:=VLOOKUP([.A72];[skills.C:skills.D];2;0)" office:value-type="string" calcext:value-type="string" office:string-value="Smite">
              <text:p>Smite</text:p>
            </table:table-cell>
            <table:table-cell table:style-name="ce50"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91">
            <table:table-cell table:style-name="ce50" office:value-type="string" calcext:value-type="string">
              <text:p><text:span text:style-name="T1633">smite</text:span></text:p>
            </table:table-cell>
            <table:table-cell table:style-name="ce51" table:formula="of:=VLOOKUP([.A73];[skills.C:skills.D];2;0)" office:value-type="string" calcext:value-type="string" office:string-value="Smite">
              <text:p>Smite</text:p>
            </table:table-cell>
            <table:table-cell table:style-name="ce50" office:value-type="string" calcext:value-type="string">
              <text:p><text:span text:style-name="T1634">crit</text:span></text:p>
            </table:table-cell>
            <table:table-cell table:style-name="ce55" office:value-type="string" calcext:value-type="string">
              <text:p>0,50</text:p>
            </table:table-cell>
            <table:table-cell table:style-name="ce52"/>
            <table:table-cell table:number-columns-repeated="1024"/>
          </table:table-row>
          <table:table-row table:style-name="ro1092">
            <table:table-cell table:style-name="ce50" office:value-type="string" calcext:value-type="string">
              <text:p><text:span text:style-name="T1635">smite</text:span></text:p>
            </table:table-cell>
            <table:table-cell table:style-name="ce51" table:formula="of:=VLOOKUP([.A74];[skills.C:skills.D];2;0)" office:value-type="string" calcext:value-type="string" office:string-value="Smite">
              <text:p>Smite</text:p>
            </table:table-cell>
            <table:table-cell table:style-name="ce50" office:value-type="string" calcext:value-type="string">
              <text:p><text:span text:style-name="T1636">damage</text:span></text:p>
            </table:table-cell>
            <table:table-cell table:style-name="ce53" office:value-type="float" calcext:value-type="float" office:value="7">
              <text:p>7</text:p>
            </table:table-cell>
            <table:table-cell table:style-name="ce53"/>
            <table:table-cell table:number-columns-repeated="1024"/>
          </table:table-row>
          <table:table-row table:style-name="ro1093">
            <table:table-cell table:style-name="ce50" office:value-type="string" calcext:value-type="string">
              <text:p><text:span text:style-name="T1637">smite</text:span></text:p>
            </table:table-cell>
            <table:table-cell table:style-name="ce51" table:formula="of:=VLOOKUP([.A75];[skills.C:skills.D];2;0)" office:value-type="string" calcext:value-type="string" office:string-value="Smite">
              <text:p>Smite</text:p>
            </table:table-cell>
            <table:table-cell table:style-name="ce50" office:value-type="string" calcext:value-type="string">
              <text:p><text:span text:style-name="T1638">levels</text:span></text:p>
            </table:table-cell>
            <table:table-cell table:style-name="ce52" office:value-type="float" calcext:value-type="float" office:value="1">
              <text:p>1</text:p>
            </table:table-cell>
            <table:table-cell table:style-name="ce52"/>
            <table:table-cell table:number-columns-repeated="1024"/>
          </table:table-row>
          <table:table-row table:style-name="ro1094">
            <table:table-cell table:style-name="ce50" office:value-type="string" calcext:value-type="string">
              <text:p><text:span text:style-name="T1639">smite</text:span></text:p>
            </table:table-cell>
            <table:table-cell table:style-name="ce51" table:formula="of:=VLOOKUP([.A76];[skills.C:skills.D];2;0)" office:value-type="string" calcext:value-type="string" office:string-value="Smite">
              <text:p>Smite</text:p>
            </table:table-cell>
            <table:table-cell table:style-name="ce50" office:value-type="string" calcext:value-type="string">
              <text:p><text:span text:style-name="T1640">mp_cost</text:span></text:p>
            </table:table-cell>
            <table:table-cell table:style-name="ce52" office:value-type="float" calcext:value-type="float" office:value="2">
              <text:p>2</text:p>
            </table:table-cell>
            <table:table-cell table:style-name="ce52"/>
            <table:table-cell table:number-columns-repeated="1024"/>
          </table:table-row>
          <table:table-row table:style-name="ro1095">
            <table:table-cell table:style-name="ce50" office:value-type="string" calcext:value-type="string">
              <text:p><text:span text:style-name="T1641">swing</text:span></text:p>
            </table:table-cell>
            <table:table-cell table:style-name="ce51" table:formula="of:=VLOOKUP([.A77];[skills.C:skills.D];2;0)" office:value-type="string" calcext:value-type="string" office:string-value="Swing">
              <text:p>Swing</text:p>
            </table:table-cell>
            <table:table-cell table:style-name="ce50"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6">
            <table:table-cell table:style-name="ce50" office:value-type="string" calcext:value-type="string">
              <text:p><text:span text:style-name="T1643">swing</text:span></text:p>
            </table:table-cell>
            <table:table-cell table:style-name="ce51" table:formula="of:=VLOOKUP([.A78];[skills.C:skills.D];2;0)" office:value-type="string" calcext:value-type="string" office:string-value="Swing">
              <text:p>Swing</text:p>
            </table:table-cell>
            <table:table-cell table:style-name="ce50" office:value-type="string" calcext:value-type="string">
              <text:p><text:span text:style-name="T1644">crit</text:span></text:p>
            </table:table-cell>
            <table:table-cell table:style-name="ce52" office:value-type="string" calcext:value-type="string">
              <text:p><text:span text:style-name="T1645">0,75</text:span></text:p>
            </table:table-cell>
            <table:table-cell table:style-name="ce52"/>
            <table:table-cell table:number-columns-repeated="1024"/>
          </table:table-row>
          <table:table-row table:style-name="ro1097">
            <table:table-cell table:style-name="ce50" office:value-type="string" calcext:value-type="string">
              <text:p><text:span text:style-name="T1646">swing</text:span></text:p>
            </table:table-cell>
            <table:table-cell table:style-name="ce51" table:formula="of:=VLOOKUP([.A79];[skills.C:skills.D];2;0)" office:value-type="string" calcext:value-type="string" office:string-value="Swing">
              <text:p>Swing</text:p>
            </table:table-cell>
            <table:table-cell table:style-name="ce50" office:value-type="string" calcext:value-type="string">
              <text:p><text:span text:style-name="T1647">damage</text:span></text:p>
            </table:table-cell>
            <table:table-cell table:style-name="ce53" office:value-type="float" calcext:value-type="float" office:value="5">
              <text:p>5</text:p>
            </table:table-cell>
            <table:table-cell table:style-name="ce53"/>
            <table:table-cell table:number-columns-repeated="1024"/>
          </table:table-row>
          <table:table-row table:style-name="ro1098">
            <table:table-cell table:style-name="ce50" office:value-type="string" calcext:value-type="string">
              <text:p><text:span text:style-name="T1648">swing</text:span></text:p>
            </table:table-cell>
            <table:table-cell table:style-name="ce51" table:formula="of:=VLOOKUP([.A80];[skills.C:skills.D];2;0)" office:value-type="string" calcext:value-type="string" office:string-value="Swing">
              <text:p>Swing</text:p>
            </table:table-cell>
            <table:table-cell table:style-name="ce50" office:value-type="string" calcext:value-type="string">
              <text:p><text:span text:style-name="T1649">levels</text:span></text:p>
            </table:table-cell>
            <table:table-cell table:style-name="ce52" office:value-type="float" calcext:value-type="float" office:value="1">
              <text:p>1</text:p>
            </table:table-cell>
            <table:table-cell table:style-name="ce52"/>
            <table:table-cell table:number-columns-repeated="1024"/>
          </table:table-row>
          <table:table-row table:style-name="ro1099">
            <table:table-cell office:value-type="string" calcext:value-type="string">
              <text:p><text:span text:style-name="T1650">thorns</text:span></text:p>
            </table:table-cell>
            <table:table-cell table:style-name="ce51"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100">
            <table:table-cell office:value-type="string" calcext:value-type="string">
              <text:p><text:span text:style-name="T1652">thorns</text:span></text:p>
            </table:table-cell>
            <table:table-cell table:style-name="ce51"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101">
            <table:table-cell office:value-type="string" calcext:value-type="string">
              <text:p><text:span text:style-name="T1654">thorns</text:span></text:p>
            </table:table-cell>
            <table:table-cell table:style-name="ce51"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02">
            <table:table-cell office:value-type="string" calcext:value-type="string">
              <text:p><text:span text:style-name="T1656">thorns</text:span></text:p>
            </table:table-cell>
            <table:table-cell table:style-name="ce51"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3">
            <table:table-cell table:style-name="ce33" office:value-type="string" calcext:value-type="string">
              <text:p>beer_stein_chug</text:p>
            </table:table-cell>
            <table:table-cell table:style-name="ce51" table:formula="of:=VLOOKUP([.A85];[skills.C:skills.D];2;0)" office:value-type="string" calcext:value-type="string" office:string-value="Chug">
              <text:p>Chug</text:p>
            </table:table-cell>
            <table:table-cell table:style-name="ce50"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104">
            <table:table-cell table:style-name="ce33" office:value-type="string" calcext:value-type="string">
              <text:p>beer_stein_chug</text:p>
            </table:table-cell>
            <table:table-cell table:style-name="ce51" table:formula="of:=VLOOKUP([.A86];[skills.C:skills.D];2;0)" office:value-type="string" calcext:value-type="string" office:string-value="Chug">
              <text:p>Chug</text:p>
            </table:table-cell>
            <table:table-cell table:style-name="ce50" office:value-type="string" calcext:value-type="string">
              <text:p><text:span text:style-name="T1659">levels</text:span></text:p>
            </table:table-cell>
            <table:table-cell table:style-name="ce52" office:value-type="float" calcext:value-type="float" office:value="1">
              <text:p>1</text:p>
            </table:table-cell>
            <table:table-cell table:style-name="ce55"/>
            <table:table-cell table:number-columns-repeated="2"/>
            <table:table-cell table:style-name="ce50"/>
            <table:table-cell table:number-columns-repeated="1024"/>
          </table:table-row>
          <table:table-row table:style-name="ro1105">
            <table:table-cell table:style-name="ce33" office:value-type="string" calcext:value-type="string">
              <text:p>beer_stein_chug</text:p>
            </table:table-cell>
            <table:table-cell table:style-name="ce51"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0"/>
            <table:table-cell table:number-columns-repeated="1024"/>
          </table:table-row>
          <table:table-row table:style-name="ro1106">
            <table:table-cell table:style-name="ce54" office:value-type="string" calcext:value-type="string">
              <text:p>stab</text:p>
            </table:table-cell>
            <table:table-cell table:style-name="ce51" table:formula="of:=VLOOKUP([.A88];[skills.C:skills.D];2;0)" office:value-type="string" calcext:value-type="string" office:string-value="Stab">
              <text:p>Stab</text:p>
            </table:table-cell>
            <table:table-cell table:style-name="ce50" office:value-type="string" calcext:value-type="string">
              <text:p><text:span text:style-name="T1660">cooldown</text:span></text:p>
            </table:table-cell>
            <table:table-cell table:style-name="ce22" office:value-type="float" calcext:value-type="float" office:value="1">
              <text:p>1</text:p>
            </table:table-cell>
            <table:table-cell table:style-name="ce61"/>
            <table:table-cell table:number-columns-repeated="2"/>
            <table:table-cell table:style-name="ce22"/>
            <table:table-cell table:number-columns-repeated="1024"/>
          </table:table-row>
          <table:table-row table:style-name="ro1107">
            <table:table-cell table:style-name="ce54" office:value-type="string" calcext:value-type="string">
              <text:p>stab</text:p>
            </table:table-cell>
            <table:table-cell table:style-name="ce51" table:formula="of:=VLOOKUP([.A89];[skills.C:skills.D];2;0)" office:value-type="string" calcext:value-type="string" office:string-value="Stab">
              <text:p>Stab</text:p>
            </table:table-cell>
            <table:table-cell table:style-name="ce50" office:value-type="string" calcext:value-type="string">
              <text:p><text:span text:style-name="T1661">crit</text:span></text:p>
            </table:table-cell>
            <table:table-cell table:style-name="ce52" office:value-type="string" calcext:value-type="string">
              <text:p><text:span text:style-name="T1662">0,80</text:span></text:p>
            </table:table-cell>
            <table:table-cell table:style-name="ce52"/>
            <table:table-cell table:number-columns-repeated="1024"/>
          </table:table-row>
          <table:table-row table:style-name="ro1108">
            <table:table-cell table:style-name="ce54" office:value-type="string" calcext:value-type="string">
              <text:p>stab</text:p>
            </table:table-cell>
            <table:table-cell table:style-name="ce51" table:formula="of:=VLOOKUP([.A90];[skills.C:skills.D];2;0)" office:value-type="string" calcext:value-type="string" office:string-value="Stab">
              <text:p>Stab</text:p>
            </table:table-cell>
            <table:table-cell table:style-name="ce50" office:value-type="string" calcext:value-type="string">
              <text:p><text:span text:style-name="T1663">damage</text:span></text:p>
            </table:table-cell>
            <table:table-cell table:style-name="ce53" office:value-type="float" calcext:value-type="float" office:value="5">
              <text:p>5</text:p>
            </table:table-cell>
            <table:table-cell table:style-name="ce53"/>
            <table:table-cell table:number-columns-repeated="1024"/>
          </table:table-row>
          <table:table-row table:style-name="ro1109">
            <table:table-cell table:style-name="ce54" office:value-type="string" calcext:value-type="string">
              <text:p>stab</text:p>
            </table:table-cell>
            <table:table-cell table:style-name="ce51" table:formula="of:=VLOOKUP([.A91];[skills.C:skills.D];2;0)" office:value-type="string" calcext:value-type="string" office:string-value="Stab">
              <text:p>Stab</text:p>
            </table:table-cell>
            <table:table-cell table:style-name="ce50" office:value-type="string" calcext:value-type="string">
              <text:p><text:span text:style-name="T1664">levels</text:span></text:p>
            </table:table-cell>
            <table:table-cell table:style-name="ce52" office:value-type="float" calcext:value-type="float" office:value="1">
              <text:p>1</text:p>
            </table:table-cell>
            <table:table-cell table:style-name="ce52"/>
            <table:table-cell table:number-columns-repeated="1024"/>
          </table:table-row>
          <table:table-row table:style-name="ro1110">
            <table:table-cell office:value-type="string" calcext:value-type="string">
              <text:p>mana_feed</text:p>
            </table:table-cell>
            <table:table-cell table:style-name="ce5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11">
            <table:table-cell table:style-name="ce23" office:value-type="string" calcext:value-type="string">
              <text:p>mana_feed</text:p>
            </table:table-cell>
            <table:table-cell table:style-name="ce5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12">
            <table:table-cell office:value-type="string" calcext:value-type="string">
              <text:p>mana_feed</text:p>
            </table:table-cell>
            <table:table-cell table:style-name="ce51"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3">
            <table:table-cell table:style-name="ce54" office:value-type="string" calcext:value-type="string">
              <text:p>adrenaline</text:p>
            </table:table-cell>
            <table:table-cell table:style-name="ce51" table:formula="of:=VLOOKUP([.A95];[skills.C:skills.D];2;0)" office:value-type="string" calcext:value-type="string" office:string-value="Adrenal Surge">
              <text:p>Adrenal Surge</text:p>
            </table:table-cell>
            <table:table-cell table:style-name="ce50" office:value-type="string" calcext:value-type="string">
              <text:p><text:span text:style-name="T1665">bonus</text:span></text:p>
            </table:table-cell>
            <table:table-cell table:style-name="ce52" office:value-type="float" calcext:value-type="float" office:value="0.20000000000000001">
              <text:p>0.20000000000000001</text:p>
            </table:table-cell>
            <table:table-cell table:number-columns-repeated="1024"/>
          </table:table-row>
          <table:table-row table:style-name="ro1114">
            <table:table-cell table:style-name="ce54" office:value-type="string" calcext:value-type="string">
              <text:p>adrenaline</text:p>
            </table:table-cell>
            <table:table-cell table:style-name="ce51" table:formula="of:=VLOOKUP([.A96];[skills.C:skills.D];2;0)" office:value-type="string" calcext:value-type="string" office:string-value="Adrenal Surge">
              <text:p>Adrenal Surge</text:p>
            </table:table-cell>
            <table:table-cell table:style-name="ce50" office:value-type="string" calcext:value-type="string">
              <text:p><text:span text:style-name="T1666">cooldown</text:span></text:p>
            </table:table-cell>
            <table:table-cell table:style-name="ce22" office:value-type="float" calcext:value-type="float" office:value="7">
              <text:p>7</text:p>
            </table:table-cell>
            <table:table-cell table:number-columns-repeated="1024"/>
          </table:table-row>
          <table:table-row table:style-name="ro1115">
            <table:table-cell table:style-name="ce54" office:value-type="string" calcext:value-type="string">
              <text:p>adrenaline</text:p>
            </table:table-cell>
            <table:table-cell table:style-name="ce51" table:formula="of:=VLOOKUP([.A97];[skills.C:skills.D];2;0)" office:value-type="string" calcext:value-type="string" office:string-value="Adrenal Surge">
              <text:p>Adrenal Surge</text:p>
            </table:table-cell>
            <table:table-cell table:style-name="ce50" office:value-type="string" calcext:value-type="string">
              <text:p><text:span text:style-name="T1667">duration</text:span></text:p>
            </table:table-cell>
            <table:table-cell table:style-name="ce53" office:value-type="float" calcext:value-type="float" office:value="8">
              <text:p>8</text:p>
            </table:table-cell>
            <table:table-cell table:number-columns-repeated="1024"/>
          </table:table-row>
          <table:table-row table:style-name="ro1116">
            <table:table-cell table:style-name="ce54" office:value-type="string" calcext:value-type="string">
              <text:p>adrenaline</text:p>
            </table:table-cell>
            <table:table-cell table:style-name="ce51" table:formula="of:=VLOOKUP([.A98];[skills.C:skills.D];2;0)" office:value-type="string" calcext:value-type="string" office:string-value="Adrenal Surge">
              <text:p>Adrenal Surge</text:p>
            </table:table-cell>
            <table:table-cell table:style-name="ce50" office:value-type="string" calcext:value-type="string">
              <text:p><text:span text:style-name="T1668">levels</text:span></text:p>
            </table:table-cell>
            <table:table-cell table:style-name="ce52" office:value-type="float" calcext:value-type="float" office:value="1">
              <text:p>1</text:p>
            </table:table-cell>
            <table:table-cell table:number-columns-repeated="1024"/>
          </table:table-row>
          <table:table-row table:style-name="ro1117">
            <table:table-cell table:number-columns-repeated="1024"/>
          </table:table-row>
          <table:table-row table:style-name="ro1018">
            <table:table-cell table:number-columns-repeated="1024"/>
          </table:table-row>
        </table:table-rows>
      </table:table>
      <table:table table:name="test_skill_script_values" table:style-name="ta12">
        <table:table-column table:style-name="co127" table:default-cell-style-name="Default"/>
        <table:table-header-columns/>
        <table:table-column table:style-name="co128" table:default-cell-style-name="Default"/>
        <table:table-header-columns/>
        <table:table-column table:number-columns-repeated="7" table:style-name="co126" table:default-cell-style-name="Default"/>
        <table:table-header-columns/>
        <table:table-column table:style-name="co129" table:default-cell-style-name="Default"/>
        <table:table-header-columns/>
        <table:table-column table:style-name="co130" table:default-cell-style-name="Default"/>
        <table:table-header-columns/>
        <table:table-column table:number-columns-repeated="2"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style-name="co134" table:default-cell-style-name="Default"/>
        <table:table-header-columns/>
        <table:table-column table:number-columns-repeated="2" table:style-name="co126" table:default-cell-style-name="Default"/>
        <table:table-header-columns/>
        <table:table-column table:style-name="co135" table:default-cell-style-name="Default"/>
        <table:table-header-columns/>
        <table:table-column table:number-columns-repeated="2" table:style-name="co126" table:default-cell-style-name="Default"/>
        <table:table-header-columns/>
        <table:table-column table:style-name="co136" table:default-cell-style-name="Default"/>
        <table:table-header-columns/>
        <table:table-column table:number-columns-repeated="2"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number-columns-repeated="991" table:style-name="co126" table:default-cell-style-name="Default"/>
        <table:table-header-columns/>
        <table:table-row table:style-name="ro1119">
          <table:table-cell office:value-type="string" calcext:value-type="string">
            <text:p>skill_id</text:p>
          </table:table-cell>
          <table:table-cell office:value-type="string" calcext:value-type="string">
            <text:p>FOUND</text:p>
          </table:table-cell>
          <table:table-cell table:style-name="ce45" office:value-type="string" calcext:value-type="string">
            <text:p>cooldown</text:p>
          </table:table-cell>
          <table:table-cell table:style-name="ce45" office:value-type="string" calcext:value-type="string">
            <text:p>mp_cost</text:p>
          </table:table-cell>
          <table:table-cell table:style-name="ce45" office:value-type="string" calcext:value-type="string">
            <text:p>hp_cost</text:p>
          </table:table-cell>
          <table:table-cell table:style-name="ce45" office:value-type="string" calcext:value-type="string">
            <text:p>damage</text:p>
          </table:table-cell>
          <table:table-cell table:style-name="ce45" office:value-type="string" calcext:value-type="string">
            <text:p>crit</text:p>
          </table:table-cell>
          <table:table-cell table:style-name="ce45" office:value-type="string" calcext:value-type="string">
            <text:p>duration</text:p>
          </table:table-cell>
          <table:table-cell table:style-name="ce45" office:value-type="string" calcext:value-type="string">
            <text:p>bonus</text:p>
          </table:table-cell>
          <table:table-cell table:style-name="ce46" office:value-type="string" calcext:value-type="string">
            <text:p>lvl_cooldown</text:p>
          </table:table-cell>
          <table:table-cell table:style-name="ce46" office:value-type="string" calcext:value-type="string">
            <text:p>lvl_mp_cost</text:p>
          </table:table-cell>
          <table:table-cell table:style-name="ce46" office:value-type="string" calcext:value-type="string">
            <text:p>lvl_hp_cost</text:p>
          </table:table-cell>
          <table:table-cell table:style-name="ce46" office:value-type="string" calcext:value-type="string">
            <text:p>lvl_damage</text:p>
          </table:table-cell>
          <table:table-cell table:style-name="ce46" office:value-type="string" calcext:value-type="string">
            <text:p>lvl_crit</text:p>
          </table:table-cell>
          <table:table-cell table:style-name="ce46" office:value-type="string" calcext:value-type="string">
            <text:p>lvl_duration</text:p>
          </table:table-cell>
          <table:table-cell table:style-name="ce46" office:value-type="string" calcext:value-type="string">
            <text:p>lvl_bonus</text:p>
          </table:table-cell>
          <table:table-cell table:number-columns-repeated="1024"/>
        </table:table-row>
        <table:table-row table:style-name="ro1120">
          <table:table-cell table:style-name="ce50" office:value-type="string" calcext:value-type="string">
            <text:p><text:span text:style-name="T1669">nudge</text:span></text:p>
          </table:table-cell>
          <table:table-cell table:style-name="ce5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1">
          <table:table-cell table:style-name="ce50" office:value-type="string" calcext:value-type="string">
            <text:p><text:span text:style-name="T1670">bash</text:span></text:p>
          </table:table-cell>
          <table:table-cell table:style-name="ce5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1">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2">cooldown</text:span></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22">
          <table:table-cell table:style-name="ce50" office:value-type="string" calcext:value-type="string">
            <text:p><text:span text:style-name="T1673">bite</text:span></text:p>
          </table:table-cell>
          <table:table-cell table:style-name="ce5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4">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5">crit</text:span></text:p>
          </table:table-cell>
          <table:table-cell table:style-name="ce52" office:value-type="string" calcext:value-type="string">
            <text:p><text:span text:style-name="T1676">0,75</text:span></text:p>
          </table:table-cell>
          <table:table-cell table:style-name="ce52" office:value-type="string" calcext:value-type="string">
            <text:p><text:span text:style-name="T1677">0,75</text:span></text:p>
          </table:table-cell>
          <table:table-cell table:style-name="ce52" office:value-type="string" calcext:value-type="string">
            <text:p><text:span text:style-name="T1678">0,80</text:span></text:p>
          </table:table-cell>
          <table:table-cell table:style-name="ce52" office:value-type="string" calcext:value-type="string">
            <text:p><text:span text:style-name="T1679">0,85</text:span></text:p>
          </table:table-cell>
          <table:table-cell table:style-name="ce52" office:value-type="string" calcext:value-type="string">
            <text:p><text:span text:style-name="T1680">0,90</text:span></text:p>
          </table:table-cell>
          <table:table-cell table:style-name="ce52" office:value-type="string" calcext:value-type="string">
            <text:p><text:span text:style-name="T1681">0,95</text:span></text:p>
          </table:table-cell>
          <table:table-cell table:number-columns-repeated="1024"/>
        </table:table-row>
        <table:table-row table:style-name="ro1123">
          <table:table-cell table:style-name="ce54" office:value-type="string" calcext:value-type="string">
            <text:p>cure_light_wounds</text:p>
          </table:table-cell>
          <table:table-cell table:style-name="ce5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0" office:value-type="string" calcext:value-type="string">
            <text:p><text:span text:style-name="T1682">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3">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24">
          <table:table-cell table:style-name="ce56" office:value-type="string" calcext:value-type="string">
            <text:p>double_whack</text:p>
          </table:table-cell>
          <table:table-cell table:style-name="ce5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84">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125">
          <table:table-cell table:style-name="ce62" office:value-type="string" calcext:value-type="string">
            <text:p>enrage</text:p>
          </table:table-cell>
          <table:table-cell table:style-name="ce5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26">
          <table:table-cell table:style-name="ce62" office:value-type="string" calcext:value-type="string">
            <text:p>ethereal</text:p>
          </table:table-cell>
          <table:table-cell table:style-name="ce5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7">
          <table:table-cell table:style-name="ce56" office:value-type="string" calcext:value-type="string">
            <text:p>fast_strike</text:p>
          </table:table-cell>
          <table:table-cell table:style-name="ce5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8">
          <table:table-cell table:style-name="ce56" office:value-type="string" calcext:value-type="string">
            <text:p>heavy_hit</text:p>
          </table:table-cell>
          <table:table-cell table:style-name="ce5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9">
          <table:table-cell table:style-name="ce56" office:value-type="string" calcext:value-type="string">
            <text:p>holy_arrow</text:p>
          </table:table-cell>
          <table:table-cell table:style-name="ce5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0">
          <table:table-cell table:style-name="ce48" office:value-type="string" calcext:value-type="string">
            <text:p>leech</text:p>
          </table:table-cell>
          <table:table-cell table:style-name="ce5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1">
          <table:table-cell table:style-name="ce62" office:value-type="string" calcext:value-type="string">
            <text:p>mage_armor</text:p>
          </table:table-cell>
          <table:table-cell table:style-name="ce5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2">
          <table:table-cell table:style-name="ce54" office:value-type="string" calcext:value-type="string">
            <text:p>magic_missile</text:p>
          </table:table-cell>
          <table:table-cell table:style-name="ce5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3">
          <table:table-cell table:style-name="ce56" office:value-type="string" calcext:value-type="string">
            <text:p>mana_bolt</text:p>
          </table:table-cell>
          <table:table-cell table:style-name="ce5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50" office:value-type="string" calcext:value-type="string">
            <text:p><text:span text:style-name="T1686">regen_hp30</text:span></text:p>
          </table:table-cell>
          <table:table-cell table:style-name="ce5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5">
          <table:table-cell table:style-name="ce50" office:value-type="string" calcext:value-type="string">
            <text:p><text:span text:style-name="T1687">regen_mp30</text:span></text:p>
          </table:table-cell>
          <table:table-cell table:style-name="ce5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6">
          <table:table-cell table:style-name="ce50" office:value-type="string" calcext:value-type="string">
            <text:p><text:span text:style-name="T1688">smite</text:span></text:p>
          </table:table-cell>
          <table:table-cell table:style-name="ce5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7">
          <table:table-cell table:style-name="ce50" office:value-type="string" calcext:value-type="string">
            <text:p><text:span text:style-name="T1689">swing</text:span></text:p>
          </table:table-cell>
          <table:table-cell table:style-name="ce5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8">
          <table:table-cell table:style-name="ce48" office:value-type="string" calcext:value-type="string">
            <text:p>thorns</text:p>
          </table:table-cell>
          <table:table-cell table:style-name="ce5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9">
          <table:table-cell table:style-name="ce33" office:value-type="string" calcext:value-type="string">
            <text:p>beer_stein_chug</text:p>
          </table:table-cell>
          <table:table-cell table:style-name="ce5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0">
          <table:table-cell table:style-name="ce54" office:value-type="string" calcext:value-type="string">
            <text:p>stab</text:p>
          </table:table-cell>
          <table:table-cell table:style-name="ce5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1">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42">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43">
          <table:table-cell table:style-name="ce54"/>
          <table:table-cell table:style-name="ce51"/>
          <table:table-cell table:style-name="ce50"/>
          <table:table-cell table:style-name="ce22"/>
          <table:table-cell table:number-columns-repeated="1024"/>
        </table:table-row>
        <table:table-row table:style-name="ro1144">
          <table:table-cell table:style-name="ce50"/>
          <table:table-cell table:style-name="ce51"/>
          <table:table-cell table:style-name="ce50"/>
          <table:table-cell table:style-name="ce52"/>
          <table:table-cell table:number-columns-repeated="3"/>
          <table:table-cell table:style-name="ce58"/>
          <table:table-cell table:style-name="ce22"/>
          <table:table-cell table:number-columns-repeated="1024"/>
        </table:table-row>
        <table:table-row table:style-name="ro1145">
          <table:table-cell table:style-name="ce50"/>
          <table:table-cell table:style-name="ce51"/>
          <table:table-cell table:style-name="ce50"/>
          <table:table-cell table:style-name="ce22"/>
          <table:table-cell table:number-columns-repeated="1024"/>
        </table:table-row>
        <table:table-row table:style-name="ro1146">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47">
          <table:table-cell table:style-name="ce50"/>
          <table:table-cell table:style-name="ce51"/>
          <table:table-cell table:number-columns-repeated="9"/>
          <table:table-cell table:style-name="ce22"/>
          <table:table-cell table:number-columns-repeated="1024"/>
        </table:table-row>
        <table:table-row table:style-name="ro1148">
          <table:table-cell table:style-name="ce50"/>
          <table:table-cell table:style-name="ce51"/>
          <table:table-cell table:number-columns-repeated="9"/>
          <table:table-cell table:style-name="ce22"/>
          <table:table-cell table:number-columns-repeated="1024"/>
        </table:table-row>
        <table:table-row table:style-name="ro1149">
          <table:table-cell table:style-name="ce50"/>
          <table:table-cell table:style-name="ce51"/>
          <table:table-cell table:number-columns-repeated="9"/>
          <table:table-cell table:style-name="ce22"/>
          <table:table-cell table:number-columns-repeated="1024"/>
        </table:table-row>
        <table:table-row table:style-name="ro1150">
          <table:table-cell table:style-name="ce50"/>
          <table:table-cell table:style-name="ce51"/>
          <table:table-cell table:number-columns-repeated="9"/>
          <table:table-cell table:style-name="ce22"/>
          <table:table-cell table:number-columns-repeated="1024"/>
        </table:table-row>
        <table:table-row table:style-name="ro1151">
          <table:table-cell table:style-name="ce50"/>
          <table:table-cell table:style-name="ce51"/>
          <table:table-cell table:style-name="ce50"/>
          <table:table-cell table:style-name="ce52"/>
          <table:table-cell table:number-columns-repeated="3"/>
          <table:table-cell table:style-name="ce50"/>
          <table:table-cell table:style-name="ce22"/>
          <table:table-cell table:number-columns-repeated="1024"/>
        </table:table-row>
        <table:table-row table:style-name="ro1152">
          <table:table-cell table:style-name="ce50"/>
          <table:table-cell table:style-name="ce51"/>
          <table:table-cell table:style-name="ce50"/>
          <table:table-cell table:style-name="ce52"/>
          <table:table-cell table:number-columns-repeated="4"/>
          <table:table-cell table:style-name="ce22"/>
          <table:table-cell table:number-columns-repeated="1024"/>
        </table:table-row>
        <table:table-row table:style-name="ro1153">
          <table:table-cell table:style-name="ce50"/>
          <table:table-cell table:style-name="ce51"/>
          <table:table-cell table:style-name="ce50"/>
          <table:table-cell table:style-name="ce22"/>
          <table:table-cell/>
          <table:table-cell table:style-name="ce52"/>
          <table:table-cell/>
          <table:table-cell table:style-name="ce50"/>
          <table:table-cell table:style-name="ce22"/>
          <table:table-cell table:number-columns-repeated="1024"/>
        </table:table-row>
        <table:table-row table:style-name="ro1154">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55">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6">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57">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8">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59">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0">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61">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2">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63">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4">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65">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6">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7">
          <table:table-cell table:style-name="ce22"/>
          <table:table-cell table:style-name="ce51"/>
          <table:table-cell table:style-name="ce22"/>
          <table:table-cell table:style-name="ce58"/>
          <table:table-cell table:number-columns-repeated="2"/>
          <table:table-cell table:style-name="ce22"/>
          <table:table-cell table:number-columns-repeated="1024"/>
        </table:table-row>
        <table:table-row table:style-name="ro1168">
          <table:table-cell table:style-name="ce22"/>
          <table:table-cell table:style-name="ce51"/>
          <table:table-cell table:style-name="ce22"/>
          <table:table-cell table:number-columns-repeated="1024"/>
        </table:table-row>
        <table:table-row table:style-name="ro1169">
          <table:table-cell table:style-name="ce22"/>
          <table:table-cell table:style-name="ce51"/>
          <table:table-cell table:style-name="ce22"/>
          <table:table-cell table:number-columns-repeated="1024"/>
        </table:table-row>
        <table:table-row table:style-name="ro1170">
          <table:table-cell table:style-name="ce22"/>
          <table:table-cell table:style-name="ce51"/>
          <table:table-cell table:style-name="ce22"/>
          <table:table-cell table:number-columns-repeated="1024"/>
        </table:table-row>
        <table:table-row table:style-name="ro1171">
          <table:table-cell table:style-name="ce54"/>
          <table:table-cell table:style-name="ce51"/>
          <table:table-cell table:style-name="ce50"/>
          <table:table-cell table:style-name="ce52"/>
          <table:table-cell table:number-columns-repeated="2"/>
          <table:table-cell table:style-name="ce59"/>
          <table:table-cell table:style-name="ce22"/>
          <table:table-cell table:number-columns-repeated="1024"/>
        </table:table-row>
        <table:table-row table:style-name="ro1172">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73">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74">
          <table:table-cell table:style-name="ce54"/>
          <table:table-cell table:style-name="ce51"/>
          <table:table-cell table:style-name="ce50"/>
          <table:table-cell table:style-name="ce52"/>
          <table:table-cell table:number-columns-repeated="3"/>
          <table:table-cell table:style-name="ce22"/>
          <table:table-cell table:number-columns-repeated="1024"/>
        </table:table-row>
        <table:table-row table:style-name="ro1175">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76">
          <table:table-cell table:style-name="ce54"/>
          <table:table-cell table:style-name="ce51"/>
          <table:table-cell table:style-name="ce50"/>
          <table:table-cell table:style-name="ce22"/>
          <table:table-cell table:number-columns-repeated="1024"/>
        </table:table-row>
        <table:table-row table:style-name="ro1177">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78">
          <table:table-cell table:style-name="ce54"/>
          <table:table-cell table:style-name="ce51"/>
          <table:table-cell table:style-name="ce50"/>
          <table:table-cell table:style-name="ce53"/>
          <table:table-cell table:number-columns-repeated="3"/>
          <table:table-cell table:style-name="ce33"/>
          <table:table-cell table:style-name="ce22"/>
          <table:table-cell table:number-columns-repeated="1024"/>
        </table:table-row>
        <table:table-row table:style-name="ro1179">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0">
          <table:table-cell table:style-name="ce54"/>
          <table:table-cell table:style-name="ce51"/>
          <table:table-cell table:style-name="ce50"/>
          <table:table-cell table:style-name="ce22"/>
          <table:table-cell/>
          <table:table-cell table:style-name="ce52"/>
          <table:table-cell table:number-columns-repeated="3"/>
          <table:table-cell table:style-name="ce22"/>
          <table:table-cell table:number-columns-repeated="1024"/>
        </table:table-row>
        <table:table-row table:style-name="ro1181">
          <table:table-cell table:style-name="ce54"/>
          <table:table-cell table:style-name="ce51"/>
          <table:table-cell table:style-name="ce50"/>
          <table:table-cell table:style-name="ce22"/>
          <table:table-cell table:number-columns-repeated="1024"/>
        </table:table-row>
        <table:table-row table:style-name="ro1182">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3">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84">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5">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6">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7">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8">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9">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90">
          <table:table-cell table:style-name="ce50"/>
          <table:table-cell table:style-name="ce51"/>
          <table:table-cell table:style-name="ce50"/>
          <table:table-cell table:style-name="ce22"/>
          <table:table-cell table:number-columns-repeated="1024"/>
        </table:table-row>
        <table:table-row table:style-name="ro1191">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2">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93">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4">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5">
          <table:table-cell table:style-name="ce50"/>
          <table:table-cell table:style-name="ce51"/>
          <table:table-cell table:style-name="ce50"/>
          <table:table-cell table:style-name="ce22"/>
          <table:table-cell table:number-columns-repeated="1024"/>
        </table:table-row>
        <table:table-row table:style-name="ro1196">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7">
          <table:table-cell table:style-name="ce50"/>
          <table:table-cell table:style-name="ce51"/>
          <table:table-cell table:style-name="ce50"/>
          <table:table-cell table:style-name="ce53"/>
          <table:table-cell table:number-columns-repeated="3"/>
          <table:table-cell table:style-name="ce22"/>
          <table:table-cell table:number-columns-repeated="1024"/>
        </table:table-row>
        <table:table-row table:style-name="ro1198">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9">
          <table:table-cell table:style-name="ce22"/>
          <table:table-cell table:style-name="ce51"/>
          <table:table-cell table:style-name="ce22"/>
          <table:table-cell table:number-columns-repeated="1024"/>
        </table:table-row>
        <table:table-row table:style-name="ro1200">
          <table:table-cell table:style-name="ce22"/>
          <table:table-cell table:style-name="ce51"/>
          <table:table-cell table:style-name="ce22"/>
          <table:table-cell table:number-columns-repeated="1024"/>
        </table:table-row>
        <table:table-row table:style-name="ro1201">
          <table:table-cell table:style-name="ce22"/>
          <table:table-cell table:style-name="ce51"/>
          <table:table-cell table:style-name="ce22"/>
          <table:table-cell table:number-columns-repeated="1024"/>
        </table:table-row>
        <table:table-row table:style-name="ro1202">
          <table:table-cell table:style-name="ce22"/>
          <table:table-cell table:style-name="ce51"/>
          <table:table-cell table:style-name="ce22"/>
          <table:table-cell table:number-columns-repeated="1024"/>
        </table:table-row>
        <table:table-row table:style-name="ro1203">
          <table:table-cell table:style-name="ce33"/>
          <table:table-cell table:style-name="ce51"/>
          <table:table-cell table:style-name="ce50"/>
          <table:table-cell table:style-name="ce22"/>
          <table:table-cell table:number-columns-repeated="2"/>
          <table:table-cell table:style-name="ce61"/>
          <table:table-cell table:style-name="ce22"/>
          <table:table-cell table:number-columns-repeated="1024"/>
        </table:table-row>
        <table:table-row table:style-name="ro1204">
          <table:table-cell table:style-name="ce33"/>
          <table:table-cell table:style-name="ce51"/>
          <table:table-cell table:style-name="ce50"/>
          <table:table-cell table:style-name="ce52"/>
          <table:table-cell table:style-name="ce55"/>
          <table:table-cell table:number-columns-repeated="2"/>
          <table:table-cell table:style-name="ce50"/>
          <table:table-cell table:style-name="ce22"/>
          <table:table-cell table:number-columns-repeated="1024"/>
        </table:table-row>
        <table:table-row table:style-name="ro1205">
          <table:table-cell table:style-name="ce33"/>
          <table:table-cell table:style-name="ce51"/>
          <table:table-cell table:style-name="ce22"/>
          <table:table-cell table:number-columns-repeated="4"/>
          <table:table-cell table:style-name="ce50"/>
          <table:table-cell table:style-name="ce22"/>
          <table:table-cell table:number-columns-repeated="1024"/>
        </table:table-row>
        <table:table-row table:style-name="ro1206">
          <table:table-cell table:style-name="ce54"/>
          <table:table-cell table:style-name="ce51"/>
          <table:table-cell table:style-name="ce50"/>
          <table:table-cell table:style-name="ce22"/>
          <table:table-cell table:style-name="ce61"/>
          <table:table-cell table:number-columns-repeated="2"/>
          <table:table-cell table:style-name="ce22"/>
          <table:table-cell table:number-columns-repeated="1024"/>
        </table:table-row>
        <table:table-row table:style-name="ro1207">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208">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209">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18">
          <table:table-cell table:number-columns-repeated="1024"/>
        </table:table-row>
      </table:table>
      <table:table table:name="use_perspectives" table:style-name="ta13">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number-columns-repeated="9" table:style-name="co150" table:default-cell-style-name="Default"/>
        <table:table-header-columns/>
        <table:table-column table:number-columns-repeated="1011" table:style-name="co151" table:default-cell-style-name="Default"/>
        <table:table-header-columns/>
        <table:table-column table:number-columns-repeated="101" table:style-name="co152" table:default-cell-style-name="Default"/>
        <table:table-header-columns/>
        <table:table-column table:style-name="co146" table:default-cell-style-name="Default"/>
        <table:table-header-columns/>
        <table:table-row table:style-name="ro1211">
          <table:table-cell office:value-type="string" calcext:value-type="string">
            <text:p><text:span text:style-name="T1690">use_case_id</text:span></text:p>
          </table:table-cell>
          <table:table-cell office:value-type="string" calcext:value-type="string">
            <text:p><text:span text:style-name="T1691">use_case_name</text:span></text:p>
          </table:table-cell>
          <table:table-cell office:value-type="string" calcext:value-type="string">
            <text:p><text:span text:style-name="T1692">key</text:span></text:p>
          </table:table-cell>
          <table:table-cell office:value-type="string" calcext:value-type="string">
            <text:p><text:span text:style-name="T1693">value</text:span></text:p>
          </table:table-cell>
          <table:table-cell table:number-columns-repeated="1024"/>
        </table:table-row>
        <table:table-row table:style-name="ro1212">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you</text:span></text:p>
          </table:table-cell>
          <table:table-cell office:value-type="string" calcext:value-type="string">
            <text:p><text:span text:style-name="T1697">You swing and hit yourself!</text:span></text:p>
          </table:table-cell>
          <table:table-cell table:number-columns-repeated="1024"/>
        </table:table-row>
        <table:table-row table:style-name="ro1213">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you on other</text:span></text:p>
          </table:table-cell>
          <table:table-cell office:value-type="string" calcext:value-type="string">
            <text:p><text:span text:style-name="T1701">You swing and hit #OTHER#</text:span></text:p>
          </table:table-cell>
          <table:table-cell table:number-columns-repeated="1024"/>
        </table:table-row>
        <table:table-row table:style-name="ro1214">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user</text:span></text:p>
          </table:table-cell>
          <table:table-cell office:value-type="string" calcext:value-type="string">
            <text:p><text:span text:style-name="T1705">#USER# swings and hits themselves!</text:span></text:p>
          </table:table-cell>
          <table:table-cell table:number-columns-repeated="1024"/>
        </table:table-row>
        <table:table-row table:style-name="ro1215">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you</text:span></text:p>
          </table:table-cell>
          <table:table-cell office:value-type="string" calcext:value-type="string">
            <text:p><text:span text:style-name="T1709">#USER# swings and hits you!</text:span></text:p>
          </table:table-cell>
          <table:table-cell table:number-columns-repeated="1024"/>
        </table:table-row>
        <table:table-row table:style-name="ro1216">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user on other</text:span></text:p>
          </table:table-cell>
          <table:table-cell office:value-type="string" calcext:value-type="string">
            <text:p><text:span text:style-name="T1713">#USER# swings and hits #OTHER#</text:span></text:p>
          </table:table-cell>
          <table:table-cell table:number-columns-repeated="1024"/>
        </table:table-row>
        <table:table-row table:style-name="ro1217">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you fail</text:span></text:p>
          </table:table-cell>
          <table:table-cell office:value-type="string" calcext:value-type="string">
            <text:p><text:span text:style-name="T1717">You lose your footing while swinging at yourself!</text:span></text:p>
          </table:table-cell>
          <table:table-cell table:number-columns-repeated="1024"/>
        </table:table-row>
        <table:table-row table:style-name="ro1218">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you on other fail</text:span></text:p>
          </table:table-cell>
          <table:table-cell office:value-type="string" calcext:value-type="string">
            <text:p><text:span text:style-name="T1721">You lose your footing while swinging at #OTHER#</text:span></text:p>
          </table:table-cell>
          <table:table-cell table:number-columns-repeated="1024"/>
        </table:table-row>
        <table:table-row table:style-name="ro1219">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user fail</text:span></text:p>
          </table:table-cell>
          <table:table-cell office:value-type="string" calcext:value-type="string">
            <text:p><text:span text:style-name="T1725">#USER# loses their footing while swinging at themselves</text:span></text:p>
          </table:table-cell>
          <table:table-cell table:number-columns-repeated="1024"/>
        </table:table-row>
        <table:table-row table:style-name="ro1220">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you fail</text:span></text:p>
          </table:table-cell>
          <table:table-cell office:value-type="string" calcext:value-type="string">
            <text:p><text:span text:style-name="T1729">#USER# loses their footing while swinging at you!</text:span></text:p>
          </table:table-cell>
          <table:table-cell table:number-columns-repeated="1024"/>
        </table:table-row>
        <table:table-row table:style-name="ro1221">
          <table:table-cell office:value-type="string" calcext:value-type="string">
            <text:p><text:span text:style-name="T1730">swing</text:span></text:p>
          </table:table-cell>
          <table:table-cell office:value-type="string" calcext:value-type="string">
            <text:p><text:span text:style-name="T1731">use_swing</text:span></text:p>
          </table:table-cell>
          <table:table-cell office:value-type="string" calcext:value-type="string">
            <text:p><text:span text:style-name="T1732">user on other fail</text:span></text:p>
          </table:table-cell>
          <table:table-cell office:value-type="string" calcext:value-type="string">
            <text:p><text:span text:style-name="T1733">#USER# loses their footing while swinging at #OTHER#</text:span></text:p>
          </table:table-cell>
          <table:table-cell table:number-columns-repeated="1024"/>
        </table:table-row>
        <table:table-row table:style-name="ro1222">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you</text:span></text:p>
          </table:table-cell>
          <table:table-cell office:value-type="string" calcext:value-type="string">
            <text:p><text:span text:style-name="T1737">You focus, and begin to fade</text:span></text:p>
          </table:table-cell>
          <table:table-cell table:number-columns-repeated="1024"/>
        </table:table-row>
        <table:table-row table:style-name="ro1223">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you on other</text:span></text:p>
          </table:table-cell>
          <table:table-cell office:value-type="string" calcext:value-type="string">
            <text:p><text:span text:style-name="T1741">You focus, and #OTHER# begins to fade</text:span></text:p>
          </table:table-cell>
          <table:table-cell table:number-columns-repeated="1024"/>
        </table:table-row>
        <table:table-row table:style-name="ro1224">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user</text:span></text:p>
          </table:table-cell>
          <table:table-cell office:value-type="string" calcext:value-type="string">
            <text:p><text:span text:style-name="T1745">#USER# focuses, and begins to fade</text:span></text:p>
          </table:table-cell>
          <table:table-cell table:number-columns-repeated="1024"/>
        </table:table-row>
        <table:table-row table:style-name="ro1225">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you</text:span></text:p>
          </table:table-cell>
          <table:table-cell office:value-type="string" calcext:value-type="string">
            <text:p><text:span text:style-name="T1749">#USER# focuses, and you begin to fade</text:span></text:p>
          </table:table-cell>
          <table:table-cell table:number-columns-repeated="1024"/>
        </table:table-row>
        <table:table-row table:style-name="ro1226">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user on other</text:span></text:p>
          </table:table-cell>
          <table:table-cell office:value-type="string" calcext:value-type="string">
            <text:p><text:span text:style-name="T1753">#USER# focuses, and #OTHER# begins to fade</text:span></text:p>
          </table:table-cell>
          <table:table-cell table:number-columns-repeated="1024"/>
        </table:table-row>
        <table:table-row table:style-name="ro1227">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you fail</text:span></text:p>
          </table:table-cell>
          <table:table-cell office:value-type="string" calcext:value-type="string">
            <text:p><text:span text:style-name="T1757">You lose your focus</text:span></text:p>
          </table:table-cell>
          <table:table-cell table:number-columns-repeated="1024"/>
        </table:table-row>
        <table:table-row table:style-name="ro1228">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you on other fail</text:span></text:p>
          </table:table-cell>
          <table:table-cell office:value-type="string" calcext:value-type="string">
            <text:p><text:span text:style-name="T1761">You lose your focus on #OTHER#</text:span></text:p>
          </table:table-cell>
          <table:table-cell table:number-columns-repeated="1024"/>
        </table:table-row>
        <table:table-row table:style-name="ro1229">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user fail</text:span></text:p>
          </table:table-cell>
          <table:table-cell office:value-type="string" calcext:value-type="string">
            <text:p><text:span text:style-name="T1765">#USER# loses their focus</text:span></text:p>
          </table:table-cell>
          <table:table-cell table:number-columns-repeated="1024"/>
        </table:table-row>
        <table:table-row table:style-name="ro1230">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you fail</text:span></text:p>
          </table:table-cell>
          <table:table-cell office:value-type="string" calcext:value-type="string">
            <text:p><text:span text:style-name="T1769">#USER# loses their focus on you</text:span></text:p>
          </table:table-cell>
          <table:table-cell table:number-columns-repeated="1024"/>
        </table:table-row>
        <table:table-row table:style-name="ro1231">
          <table:table-cell office:value-type="string" calcext:value-type="string">
            <text:p><text:span text:style-name="T1770">ethereal</text:span></text:p>
          </table:table-cell>
          <table:table-cell office:value-type="string" calcext:value-type="string">
            <text:p><text:span text:style-name="T1771">use_ethereal</text:span></text:p>
          </table:table-cell>
          <table:table-cell office:value-type="string" calcext:value-type="string">
            <text:p><text:span text:style-name="T1772">user on other fail</text:span></text:p>
          </table:table-cell>
          <table:table-cell office:value-type="string" calcext:value-type="string">
            <text:p><text:span text:style-name="T1773">#USER# loses their focus on #OTHER#</text:span></text:p>
          </table:table-cell>
          <table:table-cell table:number-columns-repeated="1024"/>
        </table:table-row>
        <table:table-row table:style-name="ro1232">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you</text:span></text:p>
          </table:table-cell>
          <table:table-cell office:value-type="string" calcext:value-type="string">
            <text:p><text:span text:style-name="T1777">You bash yourself</text:span></text:p>
          </table:table-cell>
          <table:table-cell table:number-columns-repeated="1024"/>
        </table:table-row>
        <table:table-row table:style-name="ro1233">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you on other</text:span></text:p>
          </table:table-cell>
          <table:table-cell office:value-type="string" calcext:value-type="string">
            <text:p><text:span text:style-name="T1781">You bash #OTHER#</text:span></text:p>
          </table:table-cell>
          <table:table-cell table:number-columns-repeated="1024"/>
        </table:table-row>
        <table:table-row table:style-name="ro1234">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user</text:span></text:p>
          </table:table-cell>
          <table:table-cell office:value-type="string" calcext:value-type="string">
            <text:p><text:span text:style-name="T1785">#USER# bashes themselves</text:span></text:p>
          </table:table-cell>
          <table:table-cell table:number-columns-repeated="1024"/>
        </table:table-row>
        <table:table-row table:style-name="ro1235">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you</text:span></text:p>
          </table:table-cell>
          <table:table-cell office:value-type="string" calcext:value-type="string">
            <text:p><text:span text:style-name="T1789">#USER# bashes you</text:span></text:p>
          </table:table-cell>
          <table:table-cell table:number-columns-repeated="1024"/>
        </table:table-row>
        <table:table-row table:style-name="ro1236">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user on other</text:span></text:p>
          </table:table-cell>
          <table:table-cell office:value-type="string" calcext:value-type="string">
            <text:p><text:span text:style-name="T1793">#USER# bashes #OTHER#</text:span></text:p>
          </table:table-cell>
          <table:table-cell table:number-columns-repeated="1024"/>
        </table:table-row>
        <table:table-row table:style-name="ro1237">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you fail</text:span></text:p>
          </table:table-cell>
          <table:table-cell office:value-type="string" calcext:value-type="string">
            <text:p><text:span text:style-name="T1797">You fail to bash yourself</text:span></text:p>
          </table:table-cell>
          <table:table-cell table:number-columns-repeated="1024"/>
        </table:table-row>
        <table:table-row table:style-name="ro1238">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you on other fail</text:span></text:p>
          </table:table-cell>
          <table:table-cell office:value-type="string" calcext:value-type="string">
            <text:p><text:span text:style-name="T1801">You fail to bash #OTHER#</text:span></text:p>
          </table:table-cell>
          <table:table-cell table:number-columns-repeated="1024"/>
        </table:table-row>
        <table:table-row table:style-name="ro1239">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user fail</text:span></text:p>
          </table:table-cell>
          <table:table-cell office:value-type="string" calcext:value-type="string">
            <text:p><text:span text:style-name="T1805">#USER# fails to bash themselves</text:span></text:p>
          </table:table-cell>
          <table:table-cell table:number-columns-repeated="1024"/>
        </table:table-row>
        <table:table-row table:style-name="ro1240">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you fail</text:span></text:p>
          </table:table-cell>
          <table:table-cell office:value-type="string" calcext:value-type="string">
            <text:p><text:span text:style-name="T1809">#USER# fails to bash you</text:span></text:p>
          </table:table-cell>
          <table:table-cell table:number-columns-repeated="1024"/>
        </table:table-row>
        <table:table-row table:style-name="ro1241">
          <table:table-cell office:value-type="string" calcext:value-type="string">
            <text:p><text:span text:style-name="T1810">bash</text:span></text:p>
          </table:table-cell>
          <table:table-cell office:value-type="string" calcext:value-type="string">
            <text:p><text:span text:style-name="T1811">use_bash</text:span></text:p>
          </table:table-cell>
          <table:table-cell office:value-type="string" calcext:value-type="string">
            <text:p><text:span text:style-name="T1812">user on other fail</text:span></text:p>
          </table:table-cell>
          <table:table-cell office:value-type="string" calcext:value-type="string">
            <text:p><text:span text:style-name="T1813">#USER# fails to bash #OTHER#</text:span></text:p>
          </table:table-cell>
          <table:table-cell table:number-columns-repeated="1024"/>
        </table:table-row>
        <table:table-row table:style-name="ro1242">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you</text:span></text:p>
          </table:table-cell>
          <table:table-cell office:value-type="string" calcext:value-type="string">
            <text:p><text:span text:style-name="T1817">You whack and hit yourself!</text:span></text:p>
          </table:table-cell>
          <table:table-cell table:number-columns-repeated="1024"/>
        </table:table-row>
        <table:table-row table:style-name="ro1243">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you on other</text:span></text:p>
          </table:table-cell>
          <table:table-cell office:value-type="string" calcext:value-type="string">
            <text:p><text:span text:style-name="T1821">You whack and hit #OTHER#</text:span></text:p>
          </table:table-cell>
          <table:table-cell table:number-columns-repeated="1024"/>
        </table:table-row>
        <table:table-row table:style-name="ro1244">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user</text:span></text:p>
          </table:table-cell>
          <table:table-cell office:value-type="string" calcext:value-type="string">
            <text:p><text:span text:style-name="T1825">#USER# whacks and hits themselves!</text:span></text:p>
          </table:table-cell>
          <table:table-cell table:number-columns-repeated="1024"/>
        </table:table-row>
        <table:table-row table:style-name="ro1245">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you</text:span></text:p>
          </table:table-cell>
          <table:table-cell office:value-type="string" calcext:value-type="string">
            <text:p><text:span text:style-name="T1829">#USER# whacks and hits you!</text:span></text:p>
          </table:table-cell>
          <table:table-cell table:number-columns-repeated="1024"/>
        </table:table-row>
        <table:table-row table:style-name="ro1246">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user on other</text:span></text:p>
          </table:table-cell>
          <table:table-cell office:value-type="string" calcext:value-type="string">
            <text:p><text:span text:style-name="T1833">#USER# whacks and hits #OTHER#</text:span></text:p>
          </table:table-cell>
          <table:table-cell table:number-columns-repeated="1024"/>
        </table:table-row>
        <table:table-row table:style-name="ro1247">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you fail</text:span></text:p>
          </table:table-cell>
          <table:table-cell office:value-type="string" calcext:value-type="string">
            <text:p><text:span text:style-name="T1837">You lose your footing while whacking at yourself!</text:span></text:p>
          </table:table-cell>
          <table:table-cell table:number-columns-repeated="1024"/>
        </table:table-row>
        <table:table-row table:style-name="ro1248">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you on other fail</text:span></text:p>
          </table:table-cell>
          <table:table-cell office:value-type="string" calcext:value-type="string">
            <text:p><text:span text:style-name="T1841">You lose your footing while whacking at #OTHER#</text:span></text:p>
          </table:table-cell>
          <table:table-cell table:number-columns-repeated="1024"/>
        </table:table-row>
        <table:table-row table:style-name="ro1249">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user fail</text:span></text:p>
          </table:table-cell>
          <table:table-cell office:value-type="string" calcext:value-type="string">
            <text:p><text:span text:style-name="T1845">#USER# loses their footing while whacking at themselves</text:span></text:p>
          </table:table-cell>
          <table:table-cell table:number-columns-repeated="1024"/>
        </table:table-row>
        <table:table-row table:style-name="ro1250">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you fail</text:span></text:p>
          </table:table-cell>
          <table:table-cell office:value-type="string" calcext:value-type="string">
            <text:p><text:span text:style-name="T1849">#USER# loses their footing while whacking at you!</text:span></text:p>
          </table:table-cell>
          <table:table-cell table:number-columns-repeated="1024"/>
        </table:table-row>
        <table:table-row table:style-name="ro1251">
          <table:table-cell office:value-type="string" calcext:value-type="string">
            <text:p><text:span text:style-name="T1850">double whack</text:span></text:p>
          </table:table-cell>
          <table:table-cell office:value-type="string" calcext:value-type="string">
            <text:p><text:span text:style-name="T1851">use_double_whack</text:span></text:p>
          </table:table-cell>
          <table:table-cell office:value-type="string" calcext:value-type="string">
            <text:p><text:span text:style-name="T1852">user on other fail</text:span></text:p>
          </table:table-cell>
          <table:table-cell office:value-type="string" calcext:value-type="string">
            <text:p><text:span text:style-name="T1853">#USER# loses their footing while whacking at #OTHER#</text:span></text:p>
          </table:table-cell>
          <table:table-cell table:number-columns-repeated="1024"/>
        </table:table-row>
        <table:table-row table:style-name="ro1252">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you</text:span></text:p>
          </table:table-cell>
          <table:table-cell office:value-type="string" calcext:value-type="string">
            <text:p><text:span text:style-name="T1857">You smite yourself!</text:span></text:p>
          </table:table-cell>
          <table:table-cell table:number-columns-repeated="1024"/>
        </table:table-row>
        <table:table-row table:style-name="ro1253">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you on other</text:span></text:p>
          </table:table-cell>
          <table:table-cell office:value-type="string" calcext:value-type="string">
            <text:p><text:span text:style-name="T1861">You smite #OTHER#</text:span></text:p>
          </table:table-cell>
          <table:table-cell table:number-columns-repeated="1024"/>
        </table:table-row>
        <table:table-row table:style-name="ro1254">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user</text:span></text:p>
          </table:table-cell>
          <table:table-cell office:value-type="string" calcext:value-type="string">
            <text:p><text:span text:style-name="T1865">#USER# smites themselves!</text:span></text:p>
          </table:table-cell>
          <table:table-cell table:number-columns-repeated="1024"/>
        </table:table-row>
        <table:table-row table:style-name="ro1255">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you</text:span></text:p>
          </table:table-cell>
          <table:table-cell office:value-type="string" calcext:value-type="string">
            <text:p><text:span text:style-name="T1869">#USER# smites you!</text:span></text:p>
          </table:table-cell>
          <table:table-cell table:number-columns-repeated="1024"/>
        </table:table-row>
        <table:table-row table:style-name="ro1256">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user on other</text:span></text:p>
          </table:table-cell>
          <table:table-cell office:value-type="string" calcext:value-type="string">
            <text:p><text:span text:style-name="T1873">#USER# smites #OTHER#</text:span></text:p>
          </table:table-cell>
          <table:table-cell table:number-columns-repeated="1024"/>
        </table:table-row>
        <table:table-row table:style-name="ro1257">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you fail</text:span></text:p>
          </table:table-cell>
          <table:table-cell office:value-type="string" calcext:value-type="string">
            <text:p><text:span text:style-name="T1877">You fail to smite yourself!</text:span></text:p>
          </table:table-cell>
          <table:table-cell table:number-columns-repeated="1024"/>
        </table:table-row>
        <table:table-row table:style-name="ro1258">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you on other fail</text:span></text:p>
          </table:table-cell>
          <table:table-cell office:value-type="string" calcext:value-type="string">
            <text:p><text:span text:style-name="T1881">You fail to smite #OTHER#</text:span></text:p>
          </table:table-cell>
          <table:table-cell table:number-columns-repeated="1024"/>
        </table:table-row>
        <table:table-row table:style-name="ro1259">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user fail</text:span></text:p>
          </table:table-cell>
          <table:table-cell office:value-type="string" calcext:value-type="string">
            <text:p><text:span text:style-name="T1885">#USER# fails to smites themselves</text:span></text:p>
          </table:table-cell>
          <table:table-cell table:number-columns-repeated="1024"/>
        </table:table-row>
        <table:table-row table:style-name="ro1260">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you fail</text:span></text:p>
          </table:table-cell>
          <table:table-cell office:value-type="string" calcext:value-type="string">
            <text:p><text:span text:style-name="T1889">#USER# fails to smites you!</text:span></text:p>
          </table:table-cell>
          <table:table-cell table:number-columns-repeated="1024"/>
        </table:table-row>
        <table:table-row table:style-name="ro1261">
          <table:table-cell office:value-type="string" calcext:value-type="string">
            <text:p><text:span text:style-name="T1890">smite</text:span></text:p>
          </table:table-cell>
          <table:table-cell office:value-type="string" calcext:value-type="string">
            <text:p><text:span text:style-name="T1891">use_smite</text:span></text:p>
          </table:table-cell>
          <table:table-cell office:value-type="string" calcext:value-type="string">
            <text:p><text:span text:style-name="T1892">user on other fail</text:span></text:p>
          </table:table-cell>
          <table:table-cell office:value-type="string" calcext:value-type="string">
            <text:p><text:span text:style-name="T1893">#USER# fails to smites #OTHER#</text:span></text:p>
          </table:table-cell>
          <table:table-cell table:number-columns-repeated="1024"/>
        </table:table-row>
        <table:table-row table:style-name="ro1262">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you</text:span></text:p>
          </table:table-cell>
          <table:table-cell office:value-type="string" calcext:value-type="string">
            <text:p><text:span text:style-name="T1897">You pray for yourself</text:span></text:p>
          </table:table-cell>
          <table:table-cell table:number-columns-repeated="1024"/>
        </table:table-row>
        <table:table-row table:style-name="ro1263">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you on other</text:span></text:p>
          </table:table-cell>
          <table:table-cell office:value-type="string" calcext:value-type="string">
            <text:p><text:span text:style-name="T1901">You pray for #OTHER#</text:span></text:p>
          </table:table-cell>
          <table:table-cell table:number-columns-repeated="1024"/>
        </table:table-row>
        <table:table-row table:style-name="ro1264">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user</text:span></text:p>
          </table:table-cell>
          <table:table-cell office:value-type="string" calcext:value-type="string">
            <text:p><text:span text:style-name="T1905">#USER# prays for themselves</text:span></text:p>
          </table:table-cell>
          <table:table-cell table:number-columns-repeated="1024"/>
        </table:table-row>
        <table:table-row table:style-name="ro1265">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you</text:span></text:p>
          </table:table-cell>
          <table:table-cell office:value-type="string" calcext:value-type="string">
            <text:p><text:span text:style-name="T1909">#USER# prays for you</text:span></text:p>
          </table:table-cell>
          <table:table-cell table:number-columns-repeated="1024"/>
        </table:table-row>
        <table:table-row table:style-name="ro1266">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user on other</text:span></text:p>
          </table:table-cell>
          <table:table-cell office:value-type="string" calcext:value-type="string">
            <text:p><text:span text:style-name="T1913">#USER# prays for #OTHER#</text:span></text:p>
          </table:table-cell>
          <table:table-cell table:number-columns-repeated="1024"/>
        </table:table-row>
        <table:table-row table:style-name="ro1267">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you fail</text:span></text:p>
          </table:table-cell>
          <table:table-cell office:value-type="string" calcext:value-type="string">
            <text:p><text:span text:style-name="T1917">You lose concentration while praying for yourself</text:span></text:p>
          </table:table-cell>
          <table:table-cell table:number-columns-repeated="1024"/>
        </table:table-row>
        <table:table-row table:style-name="ro1268">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you on other fail</text:span></text:p>
          </table:table-cell>
          <table:table-cell office:value-type="string" calcext:value-type="string">
            <text:p><text:span text:style-name="T1921">You lose concentration while praying for #OTHER#</text:span></text:p>
          </table:table-cell>
          <table:table-cell table:number-columns-repeated="1024"/>
        </table:table-row>
        <table:table-row table:style-name="ro1269">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user fail</text:span></text:p>
          </table:table-cell>
          <table:table-cell office:value-type="string" calcext:value-type="string">
            <text:p><text:span text:style-name="T1925">#USER# loses their concentration while praying for themselves</text:span></text:p>
          </table:table-cell>
          <table:table-cell table:number-columns-repeated="1024"/>
        </table:table-row>
        <table:table-row table:style-name="ro1270">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you fail</text:span></text:p>
          </table:table-cell>
          <table:table-cell office:value-type="string" calcext:value-type="string">
            <text:p><text:span text:style-name="T1929">#USER# loses their concentration while praying for you</text:span></text:p>
          </table:table-cell>
          <table:table-cell table:number-columns-repeated="1024"/>
        </table:table-row>
        <table:table-row table:style-name="ro1271">
          <table:table-cell office:value-type="string" calcext:value-type="string">
            <text:p><text:span text:style-name="T1930">cure light wounds</text:span></text:p>
          </table:table-cell>
          <table:table-cell office:value-type="string" calcext:value-type="string">
            <text:p><text:span text:style-name="T1931">use_cure_light_wounds</text:span></text:p>
          </table:table-cell>
          <table:table-cell office:value-type="string" calcext:value-type="string">
            <text:p><text:span text:style-name="T1932">user on other fail</text:span></text:p>
          </table:table-cell>
          <table:table-cell office:value-type="string" calcext:value-type="string">
            <text:p><text:span text:style-name="T1933">#USER# loses their concentration while praying for #OTHER#</text:span></text:p>
          </table:table-cell>
          <table:table-cell table:number-columns-repeated="1024"/>
        </table:table-row>
        <table:table-row table:style-name="ro1272">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you</text:span></text:p>
          </table:table-cell>
          <table:table-cell office:value-type="string" calcext:value-type="string">
            <text:p><text:span text:style-name="T1937">You focus a layer of magicka surrounds you</text:span></text:p>
          </table:table-cell>
          <table:table-cell table:number-columns-repeated="1024"/>
        </table:table-row>
        <table:table-row table:style-name="ro1273">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you on other</text:span></text:p>
          </table:table-cell>
          <table:table-cell office:value-type="string" calcext:value-type="string">
            <text:p><text:span text:style-name="T1941">You focus and a layer of magicka surrounds #OTHER#</text:span></text:p>
          </table:table-cell>
          <table:table-cell table:number-columns-repeated="1024"/>
        </table:table-row>
        <table:table-row table:style-name="ro1274">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user</text:span></text:p>
          </table:table-cell>
          <table:table-cell office:value-type="string" calcext:value-type="string">
            <text:p><text:span text:style-name="T1945">#USER# focuses and a layer of magicka surrounds them</text:span></text:p>
          </table:table-cell>
          <table:table-cell table:number-columns-repeated="1024"/>
        </table:table-row>
        <table:table-row table:style-name="ro1275">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you</text:span></text:p>
          </table:table-cell>
          <table:table-cell office:value-type="string" calcext:value-type="string">
            <text:p><text:span text:style-name="T1949">#USER# focuses and a layer of magicka surrounds you</text:span></text:p>
          </table:table-cell>
          <table:table-cell table:number-columns-repeated="1024"/>
        </table:table-row>
        <table:table-row table:style-name="ro1276">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user on other</text:span></text:p>
          </table:table-cell>
          <table:table-cell office:value-type="string" calcext:value-type="string">
            <text:p><text:span text:style-name="T1953">#USER# focuses and a layer of magicka surrounds #OTHER#</text:span></text:p>
          </table:table-cell>
          <table:table-cell table:number-columns-repeated="1024"/>
        </table:table-row>
        <table:table-row table:style-name="ro1277">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you fail</text:span></text:p>
          </table:table-cell>
          <table:table-cell office:value-type="string" calcext:value-type="string">
            <text:p><text:span text:style-name="T1957">You lose your focus</text:span></text:p>
          </table:table-cell>
          <table:table-cell table:number-columns-repeated="1024"/>
        </table:table-row>
        <table:table-row table:style-name="ro1278">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you on other fail</text:span></text:p>
          </table:table-cell>
          <table:table-cell office:value-type="string" calcext:value-type="string">
            <text:p><text:span text:style-name="T1961">You lose your focus on #OTHER#</text:span></text:p>
          </table:table-cell>
          <table:table-cell table:number-columns-repeated="1024"/>
        </table:table-row>
        <table:table-row table:style-name="ro1279">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user fail</text:span></text:p>
          </table:table-cell>
          <table:table-cell office:value-type="string" calcext:value-type="string">
            <text:p><text:span text:style-name="T1965">#USER# loses their focus</text:span></text:p>
          </table:table-cell>
          <table:table-cell table:number-columns-repeated="1024"/>
        </table:table-row>
        <table:table-row table:style-name="ro1280">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you fail</text:span></text:p>
          </table:table-cell>
          <table:table-cell office:value-type="string" calcext:value-type="string">
            <text:p><text:span text:style-name="T1969">#USER# loses their focus on you</text:span></text:p>
          </table:table-cell>
          <table:table-cell table:number-columns-repeated="1024"/>
        </table:table-row>
        <table:table-row table:style-name="ro1281">
          <table:table-cell office:value-type="string" calcext:value-type="string">
            <text:p><text:span text:style-name="T1970">mage armor</text:span></text:p>
          </table:table-cell>
          <table:table-cell office:value-type="string" calcext:value-type="string">
            <text:p><text:span text:style-name="T1971">use_mage_armor</text:span></text:p>
          </table:table-cell>
          <table:table-cell office:value-type="string" calcext:value-type="string">
            <text:p><text:span text:style-name="T1972">user on other fail</text:span></text:p>
          </table:table-cell>
          <table:table-cell office:value-type="string" calcext:value-type="string">
            <text:p><text:span text:style-name="T1973">#USER# loses their focus on #OTHER#</text:span></text:p>
          </table:table-cell>
          <table:table-cell table:number-columns-repeated="1024"/>
        </table:table-row>
        <table:table-row table:style-name="ro1282">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you</text:span></text:p>
          </table:table-cell>
          <table:table-cell office:value-type="string" calcext:value-type="string">
            <text:p><text:span text:style-name="T1977">You point at yourself and fire a magical missile straight to your forehead!</text:span></text:p>
          </table:table-cell>
          <table:table-cell table:number-columns-repeated="1024"/>
        </table:table-row>
        <table:table-row table:style-name="ro1283">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you on other</text:span></text:p>
          </table:table-cell>
          <table:table-cell office:value-type="string" calcext:value-type="string">
            <text:p><text:span text:style-name="T1981">You point at #OTHER# and fire a magical missile into their chest!</text:span></text:p>
          </table:table-cell>
          <table:table-cell table:number-columns-repeated="1024"/>
        </table:table-row>
        <table:table-row table:style-name="ro1284">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user</text:span></text:p>
          </table:table-cell>
          <table:table-cell office:value-type="string" calcext:value-type="string">
            <text:p><text:span text:style-name="T1985">#USER# points at themselves and fires a magical missile straight into their forehead!</text:span></text:p>
          </table:table-cell>
          <table:table-cell table:number-columns-repeated="1024"/>
        </table:table-row>
        <table:table-row table:style-name="ro1285">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you</text:span></text:p>
          </table:table-cell>
          <table:table-cell office:value-type="string" calcext:value-type="string">
            <text:p><text:span text:style-name="T1989">#USER# points at you and fires a magical missile straight into your chest!</text:span></text:p>
          </table:table-cell>
          <table:table-cell table:number-columns-repeated="1024"/>
        </table:table-row>
        <table:table-row table:style-name="ro1286">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user on other</text:span></text:p>
          </table:table-cell>
          <table:table-cell office:value-type="string" calcext:value-type="string">
            <text:p><text:span text:style-name="T1993">#USER# points at #OTHER# and fires a magical missile straight into their chest!</text:span></text:p>
          </table:table-cell>
          <table:table-cell table:number-columns-repeated="1024"/>
        </table:table-row>
        <table:table-row table:style-name="ro1287">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you fail</text:span></text:p>
          </table:table-cell>
          <table:table-cell office:value-type="string" calcext:value-type="string">
            <text:p><text:span text:style-name="T1997">You lose your concentration while gathering energy to shoot yourself in the face</text:span></text:p>
          </table:table-cell>
          <table:table-cell table:number-columns-repeated="1024"/>
        </table:table-row>
        <table:table-row table:style-name="ro1288">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you on other fail</text:span></text:p>
          </table:table-cell>
          <table:table-cell office:value-type="string" calcext:value-type="string">
            <text:p><text:span text:style-name="T2001">You lose your concentration while gathering energy to fire a magical missile at #OTHER#</text:span></text:p>
          </table:table-cell>
          <table:table-cell table:number-columns-repeated="1024"/>
        </table:table-row>
        <table:table-row table:style-name="ro1289">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user fail</text:span></text:p>
          </table:table-cell>
          <table:table-cell office:value-type="string" calcext:value-type="string">
            <text:p><text:span text:style-name="T2005">#USER# loses their concentration while gathering energy to fire a magical missile at themselves?</text:span></text:p>
          </table:table-cell>
          <table:table-cell table:number-columns-repeated="1024"/>
        </table:table-row>
        <table:table-row table:style-name="ro1290">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you fail</text:span></text:p>
          </table:table-cell>
          <table:table-cell office:value-type="string" calcext:value-type="string">
            <text:p><text:span text:style-name="T2009">#USER# loses their concentration while attempting to fire a magical missile at you</text:span></text:p>
          </table:table-cell>
          <table:table-cell table:number-columns-repeated="1024"/>
        </table:table-row>
        <table:table-row table:style-name="ro1291">
          <table:table-cell office:value-type="string" calcext:value-type="string">
            <text:p><text:span text:style-name="T2010">magic missile</text:span></text:p>
          </table:table-cell>
          <table:table-cell office:value-type="string" calcext:value-type="string">
            <text:p><text:span text:style-name="T2011">use_magic_missile</text:span></text:p>
          </table:table-cell>
          <table:table-cell office:value-type="string" calcext:value-type="string">
            <text:p><text:span text:style-name="T2012">user on other fail</text:span></text:p>
          </table:table-cell>
          <table:table-cell office:value-type="string" calcext:value-type="string">
            <text:p><text:span text:style-name="T2013">#USER# loses their concentration while attempting to fire a magical missile at #OTHER#</text:span></text:p>
          </table:table-cell>
          <table:table-cell table:number-columns-repeated="1024"/>
        </table:table-row>
        <table:table-row table:style-name="ro1292">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you</text:span></text:p>
          </table:table-cell>
          <table:table-cell office:value-type="string" calcext:value-type="string">
            <text:p><text:span text:style-name="T2017">You nudge yourself!</text:span></text:p>
          </table:table-cell>
          <table:table-cell table:number-columns-repeated="1024"/>
        </table:table-row>
        <table:table-row table:style-name="ro1293">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you on other</text:span></text:p>
          </table:table-cell>
          <table:table-cell office:value-type="string" calcext:value-type="string">
            <text:p><text:span text:style-name="T2021">You nudge #OTHER#</text:span></text:p>
          </table:table-cell>
          <table:table-cell table:number-columns-repeated="1024"/>
        </table:table-row>
        <table:table-row table:style-name="ro1294">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user</text:span></text:p>
          </table:table-cell>
          <table:table-cell office:value-type="string" calcext:value-type="string">
            <text:p><text:span text:style-name="T2025">#USER# nudges themselves!</text:span></text:p>
          </table:table-cell>
          <table:table-cell table:number-columns-repeated="1024"/>
        </table:table-row>
        <table:table-row table:style-name="ro1295">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you</text:span></text:p>
          </table:table-cell>
          <table:table-cell office:value-type="string" calcext:value-type="string">
            <text:p><text:span text:style-name="T2029">#USER# nudges you!</text:span></text:p>
          </table:table-cell>
          <table:table-cell table:number-columns-repeated="1024"/>
        </table:table-row>
        <table:table-row table:style-name="ro1296">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user on other</text:span></text:p>
          </table:table-cell>
          <table:table-cell office:value-type="string" calcext:value-type="string">
            <text:p><text:span text:style-name="T2033">#USER# nudges #OTHER#</text:span></text:p>
          </table:table-cell>
          <table:table-cell table:number-columns-repeated="1024"/>
        </table:table-row>
        <table:table-row table:style-name="ro1297">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you fail</text:span></text:p>
          </table:table-cell>
          <table:table-cell office:value-type="string" calcext:value-type="string">
            <text:p><text:span text:style-name="T2037">You fails to nudge yourself!</text:span></text:p>
          </table:table-cell>
          <table:table-cell table:number-columns-repeated="1024"/>
        </table:table-row>
        <table:table-row table:style-name="ro1298">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you on other fail</text:span></text:p>
          </table:table-cell>
          <table:table-cell office:value-type="string" calcext:value-type="string">
            <text:p><text:span text:style-name="T2041">You fails to nudge #OTHER#</text:span></text:p>
          </table:table-cell>
          <table:table-cell table:number-columns-repeated="1024"/>
        </table:table-row>
        <table:table-row table:style-name="ro1299">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user fail</text:span></text:p>
          </table:table-cell>
          <table:table-cell office:value-type="string" calcext:value-type="string">
            <text:p><text:span text:style-name="T2045">#USER# fails to nudge themselves</text:span></text:p>
          </table:table-cell>
          <table:table-cell table:number-columns-repeated="1024"/>
        </table:table-row>
        <table:table-row table:style-name="ro1300">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you fail</text:span></text:p>
          </table:table-cell>
          <table:table-cell office:value-type="string" calcext:value-type="string">
            <text:p><text:span text:style-name="T2049">#USER# fails to nudge you!</text:span></text:p>
          </table:table-cell>
          <table:table-cell table:number-columns-repeated="1024"/>
        </table:table-row>
        <table:table-row table:style-name="ro1301">
          <table:table-cell office:value-type="string" calcext:value-type="string">
            <text:p><text:span text:style-name="T2050">nudge</text:span></text:p>
          </table:table-cell>
          <table:table-cell office:value-type="string" calcext:value-type="string">
            <text:p><text:span text:style-name="T2051">use_nudge</text:span></text:p>
          </table:table-cell>
          <table:table-cell office:value-type="string" calcext:value-type="string">
            <text:p><text:span text:style-name="T2052">user on other fail</text:span></text:p>
          </table:table-cell>
          <table:table-cell office:value-type="string" calcext:value-type="string">
            <text:p><text:span text:style-name="T2053">#USER# fails to nudge #OTHER#</text:span></text:p>
          </table:table-cell>
          <table:table-cell table:number-columns-repeated="1024"/>
        </table:table-row>
        <table:table-row table:style-name="ro1302">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you</text:span></text:p>
          </table:table-cell>
          <table:table-cell office:value-type="string" calcext:value-type="string">
            <text:p><text:span text:style-name="T2057">You drink the vile liquid</text:span></text:p>
          </table:table-cell>
          <table:table-cell table:number-columns-repeated="1024"/>
        </table:table-row>
        <table:table-row table:style-name="ro1303">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you on other</text:span></text:p>
          </table:table-cell>
          <table:table-cell office:value-type="string" calcext:value-type="string">
            <text:p><text:span text:style-name="T2061">You splash the vile liquid on #OTHER#</text:span></text:p>
          </table:table-cell>
          <table:table-cell table:number-columns-repeated="1024"/>
        </table:table-row>
        <table:table-row table:style-name="ro1304">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user</text:span></text:p>
          </table:table-cell>
          <table:table-cell office:value-type="string" calcext:value-type="string">
            <text:p><text:span text:style-name="T2065">#USER# drinks the vile liquid</text:span></text:p>
          </table:table-cell>
          <table:table-cell table:number-columns-repeated="1024"/>
        </table:table-row>
        <table:table-row table:style-name="ro1305">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you</text:span></text:p>
          </table:table-cell>
          <table:table-cell office:value-type="string" calcext:value-type="string">
            <text:p><text:span text:style-name="T2069">#USER# splashes the vile liquid on you</text:span></text:p>
          </table:table-cell>
          <table:table-cell table:number-columns-repeated="1024"/>
        </table:table-row>
        <table:table-row table:style-name="ro1306">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user on other</text:span></text:p>
          </table:table-cell>
          <table:table-cell office:value-type="string" calcext:value-type="string">
            <text:p><text:span text:style-name="T2073">#USER# splashes the vile liquid on #OTHER#</text:span></text:p>
          </table:table-cell>
          <table:table-cell table:number-columns-repeated="1024"/>
        </table:table-row>
        <table:table-row table:style-name="ro1307">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you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308">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you on other fail</text:span></text:p>
          </table:table-cell>
          <table:table-cell office:value-type="string" calcext:value-type="string">
            <text:p><text:span text:style-name="T2081">You fumble and the vile liquid splashes onto the ground</text:span></text:p>
          </table:table-cell>
          <table:table-cell table:number-columns-repeated="1024"/>
        </table:table-row>
        <table:table-row table:style-name="ro1309">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user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310">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you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311">
          <table:table-cell office:value-type="string" calcext:value-type="string">
            <text:p><text:span text:style-name="T2090">potion</text:span></text:p>
          </table:table-cell>
          <table:table-cell office:value-type="string" calcext:value-type="string">
            <text:p><text:span text:style-name="T2091">use_potion</text:span></text:p>
          </table:table-cell>
          <table:table-cell office:value-type="string" calcext:value-type="string">
            <text:p><text:span text:style-name="T2092">user on other fail</text:span></text:p>
          </table:table-cell>
          <table:table-cell office:value-type="string" calcext:value-type="string">
            <text:p><text:span text:style-name="T2093">#USER# fumbles and the vile liquid splashes onto the ground</text:span></text:p>
          </table:table-cell>
          <table:table-cell table:number-columns-repeated="1024"/>
        </table:table-row>
        <table:table-row table:style-name="ro1312">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you</text:span></text:p>
          </table:table-cell>
          <table:table-cell office:value-type="string" calcext:value-type="string">
            <text:p><text:span text:style-name="T2097">You recite the scroll</text:span></text:p>
          </table:table-cell>
          <table:table-cell table:number-columns-repeated="1024"/>
        </table:table-row>
        <table:table-row table:style-name="ro1313">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you on other</text:span></text:p>
          </table:table-cell>
          <table:table-cell office:value-type="string" calcext:value-type="string">
            <text:p><text:span text:style-name="T2101">You recite the scroll at #OTHER#</text:span></text:p>
          </table:table-cell>
          <table:table-cell table:number-columns-repeated="1024"/>
        </table:table-row>
        <table:table-row table:style-name="ro1314">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user</text:span></text:p>
          </table:table-cell>
          <table:table-cell office:value-type="string" calcext:value-type="string">
            <text:p><text:span text:style-name="T2105">#USER# recites a scroll</text:span></text:p>
          </table:table-cell>
          <table:table-cell table:number-columns-repeated="1024"/>
        </table:table-row>
        <table:table-row table:style-name="ro1315">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you</text:span></text:p>
          </table:table-cell>
          <table:table-cell office:value-type="string" calcext:value-type="string">
            <text:p><text:span text:style-name="T2109">#USER# recites a scroll at you</text:span></text:p>
          </table:table-cell>
          <table:table-cell table:number-columns-repeated="1024"/>
        </table:table-row>
        <table:table-row table:style-name="ro1316">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user on other</text:span></text:p>
          </table:table-cell>
          <table:table-cell office:value-type="string" calcext:value-type="string">
            <text:p><text:span text:style-name="T2113">#USER# recites the scroll at #OTHER#</text:span></text:p>
          </table:table-cell>
          <table:table-cell table:number-columns-repeated="1024"/>
        </table:table-row>
        <table:table-row table:style-name="ro1317">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you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318">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you on other fail</text:span></text:p>
          </table:table-cell>
          <table:table-cell office:value-type="string" calcext:value-type="string">
            <text:p><text:span text:style-name="T2121">You choke on your words as you recite the scroll</text:span></text:p>
          </table:table-cell>
          <table:table-cell table:number-columns-repeated="1024"/>
        </table:table-row>
        <table:table-row table:style-name="ro1319">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user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320">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you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321">
          <table:table-cell office:value-type="string" calcext:value-type="string">
            <text:p><text:span text:style-name="T2130">scroll</text:span></text:p>
          </table:table-cell>
          <table:table-cell office:value-type="string" calcext:value-type="string">
            <text:p><text:span text:style-name="T2131">use_scroll</text:span></text:p>
          </table:table-cell>
          <table:table-cell office:value-type="string" calcext:value-type="string">
            <text:p><text:span text:style-name="T2132">user on other fail</text:span></text:p>
          </table:table-cell>
          <table:table-cell office:value-type="string" calcext:value-type="string">
            <text:p><text:span text:style-name="T2133">#USER# chokes on their words as they recite the scroll</text:span></text:p>
          </table:table-cell>
          <table:table-cell table:number-columns-repeated="1024"/>
        </table:table-row>
        <table:table-row table:style-name="ro1322">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you</text:span></text:p>
          </table:table-cell>
          <table:table-cell office:value-type="string" calcext:value-type="string">
            <text:p><text:span text:style-name="T2137">You conjure a bow of holy flames, you fire straight down shooting yourself in the foot!</text:span></text:p>
          </table:table-cell>
          <table:table-cell table:number-columns-repeated="1024"/>
        </table:table-row>
        <table:table-row table:style-name="ro1323">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you on other</text:span></text:p>
          </table:table-cell>
          <table:table-cell office:value-type="string" calcext:value-type="string">
            <text:p><text:span text:style-name="T2141">You conjure a bow of holy flames, you aim and hit #OTHER#!</text:span></text:p>
          </table:table-cell>
          <table:table-cell table:number-columns-repeated="1024"/>
        </table:table-row>
        <table:table-row table:style-name="ro1324">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user</text:span></text:p>
          </table:table-cell>
          <table:table-cell office:value-type="string" calcext:value-type="string">
            <text:p><text:span text:style-name="T2145">#USER# conjures a bow of holy flames, they fire straight down and shoot themselves in the foot!</text:span></text:p>
          </table:table-cell>
          <table:table-cell table:number-columns-repeated="1024"/>
        </table:table-row>
        <table:table-row table:style-name="ro1325">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you</text:span></text:p>
          </table:table-cell>
          <table:table-cell office:value-type="string" calcext:value-type="string">
            <text:p><text:span text:style-name="T2149">#USER# conjures a bow of holy flames, they aim and hit you!</text:span></text:p>
          </table:table-cell>
          <table:table-cell table:number-columns-repeated="1024"/>
        </table:table-row>
        <table:table-row table:style-name="ro1326">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user on other</text:span></text:p>
          </table:table-cell>
          <table:table-cell office:value-type="string" calcext:value-type="string">
            <text:p><text:span text:style-name="T2153">#USER# conjures a bow of holy flames, they aim and hit #OTHER#!</text:span></text:p>
          </table:table-cell>
          <table:table-cell table:number-columns-repeated="1024"/>
        </table:table-row>
        <table:table-row table:style-name="ro1327">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you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328">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you on other fail</text:span></text:p>
          </table:table-cell>
          <table:table-cell office:value-type="string" calcext:value-type="string">
            <text:p><text:span text:style-name="T2161">You mimic the movements of an archer, but nothing happens.</text:span></text:p>
          </table:table-cell>
          <table:table-cell table:number-columns-repeated="1024"/>
        </table:table-row>
        <table:table-row table:style-name="ro1329">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user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330">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you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331">
          <table:table-cell office:value-type="string" calcext:value-type="string">
            <text:p><text:span text:style-name="T2170">holy arrow</text:span></text:p>
          </table:table-cell>
          <table:table-cell office:value-type="string" calcext:value-type="string">
            <text:p><text:span text:style-name="T2171">use_holy_arrow</text:span></text:p>
          </table:table-cell>
          <table:table-cell office:value-type="string" calcext:value-type="string">
            <text:p><text:span text:style-name="T2172">user on other fail</text:span></text:p>
          </table:table-cell>
          <table:table-cell office:value-type="string" calcext:value-type="string">
            <text:p><text:span text:style-name="T2173">#USER# mimics the movements of an archer.</text:span></text:p>
          </table:table-cell>
          <table:table-cell table:number-columns-repeated="1024"/>
        </table:table-row>
        <table:table-row table:style-name="ro1332">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you</text:span></text:p>
          </table:table-cell>
          <table:table-cell office:value-type="string" calcext:value-type="string">
            <text:p><text:span text:style-name="T2177">You fire a mana bolt and hit yourself!</text:span></text:p>
          </table:table-cell>
          <table:table-cell table:number-columns-repeated="1024"/>
        </table:table-row>
        <table:table-row table:style-name="ro1333">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you on other</text:span></text:p>
          </table:table-cell>
          <table:table-cell office:value-type="string" calcext:value-type="string">
            <text:p><text:span text:style-name="T2181">You fire a mana bolt and hit #OTHER#</text:span></text:p>
          </table:table-cell>
          <table:table-cell table:number-columns-repeated="1024"/>
        </table:table-row>
        <table:table-row table:style-name="ro1334">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user</text:span></text:p>
          </table:table-cell>
          <table:table-cell office:value-type="string" calcext:value-type="string">
            <text:p><text:span text:style-name="T2185">#USER# fires a mana bolt and hits themselves!</text:span></text:p>
          </table:table-cell>
          <table:table-cell table:number-columns-repeated="1024"/>
        </table:table-row>
        <table:table-row table:style-name="ro1335">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you</text:span></text:p>
          </table:table-cell>
          <table:table-cell office:value-type="string" calcext:value-type="string">
            <text:p><text:span text:style-name="T2189">#USER# fires a mana bolt and hits you!</text:span></text:p>
          </table:table-cell>
          <table:table-cell table:number-columns-repeated="1024"/>
        </table:table-row>
        <table:table-row table:style-name="ro1336">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user on other</text:span></text:p>
          </table:table-cell>
          <table:table-cell office:value-type="string" calcext:value-type="string">
            <text:p><text:span text:style-name="T2193">#USER# fires a mana bolt and hits #OTHER#</text:span></text:p>
          </table:table-cell>
          <table:table-cell table:number-columns-repeated="1024"/>
        </table:table-row>
        <table:table-row table:style-name="ro1337">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you fail</text:span></text:p>
          </table:table-cell>
          <table:table-cell office:value-type="string" calcext:value-type="string">
            <text:p><text:span text:style-name="T2197">You lose your concentration while gathering energy to shoot yourself in the face</text:span></text:p>
          </table:table-cell>
          <table:table-cell table:number-columns-repeated="1024"/>
        </table:table-row>
        <table:table-row table:style-name="ro1338">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you on other fail</text:span></text:p>
          </table:table-cell>
          <table:table-cell office:value-type="string" calcext:value-type="string">
            <text:p><text:span text:style-name="T2201">You lose your concentration while gathering energy to fire a mana bolt at #OTHER#</text:span></text:p>
          </table:table-cell>
          <table:table-cell table:number-columns-repeated="1024"/>
        </table:table-row>
        <table:table-row table:style-name="ro1339">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user fail</text:span></text:p>
          </table:table-cell>
          <table:table-cell office:value-type="string" calcext:value-type="string">
            <text:p><text:span text:style-name="T2205">#USER# loses their concentration while gathering energy to something at themselves?</text:span></text:p>
          </table:table-cell>
          <table:table-cell table:number-columns-repeated="1024"/>
        </table:table-row>
        <table:table-row table:style-name="ro1340">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you fail</text:span></text:p>
          </table:table-cell>
          <table:table-cell office:value-type="string" calcext:value-type="string">
            <text:p><text:span text:style-name="T2209">#USER# loses their concentration while attempting something</text:span></text:p>
          </table:table-cell>
          <table:table-cell table:number-columns-repeated="1024"/>
        </table:table-row>
        <table:table-row table:style-name="ro1341">
          <table:table-cell office:value-type="string" calcext:value-type="string">
            <text:p><text:span text:style-name="T2210">mana bolt</text:span></text:p>
          </table:table-cell>
          <table:table-cell office:value-type="string" calcext:value-type="string">
            <text:p><text:span text:style-name="T2211">use_mana_bolt</text:span></text:p>
          </table:table-cell>
          <table:table-cell office:value-type="string" calcext:value-type="string">
            <text:p><text:span text:style-name="T2212">user on other fail</text:span></text:p>
          </table:table-cell>
          <table:table-cell office:value-type="string" calcext:value-type="string">
            <text:p><text:span text:style-name="T2213">#USER# loses their concentration while attempting something? at #OTHER#</text:span></text:p>
          </table:table-cell>
          <table:table-cell table:number-columns-repeated="1024"/>
        </table:table-row>
        <table:table-row table:style-name="ro1342">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you</text:span></text:p>
          </table:table-cell>
          <table:table-cell office:value-type="string" calcext:value-type="string">
            <text:p><text:span text:style-name="T2217">You bite yourself.</text:span></text:p>
          </table:table-cell>
          <table:table-cell table:number-columns-repeated="1024"/>
        </table:table-row>
        <table:table-row table:style-name="ro1343">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you on other</text:span></text:p>
          </table:table-cell>
          <table:table-cell office:value-type="string" calcext:value-type="string">
            <text:p><text:span text:style-name="T2221">You bite #OTHER#.</text:span></text:p>
          </table:table-cell>
          <table:table-cell table:number-columns-repeated="1024"/>
        </table:table-row>
        <table:table-row table:style-name="ro1344">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user</text:span></text:p>
          </table:table-cell>
          <table:table-cell office:value-type="string" calcext:value-type="string">
            <text:p><text:span text:style-name="T2225">#USER# bites themselves.</text:span></text:p>
          </table:table-cell>
          <table:table-cell table:number-columns-repeated="1024"/>
        </table:table-row>
        <table:table-row table:style-name="ro1345">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you</text:span></text:p>
          </table:table-cell>
          <table:table-cell office:value-type="string" calcext:value-type="string">
            <text:p><text:span text:style-name="T2229">#USER# bites you.</text:span></text:p>
          </table:table-cell>
          <table:table-cell table:number-columns-repeated="1024"/>
        </table:table-row>
        <table:table-row table:style-name="ro1346">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user on other</text:span></text:p>
          </table:table-cell>
          <table:table-cell office:value-type="string" calcext:value-type="string">
            <text:p><text:span text:style-name="T2233">#USER# bites #OTHER#.</text:span></text:p>
          </table:table-cell>
          <table:table-cell table:number-columns-repeated="1024"/>
        </table:table-row>
        <table:table-row table:style-name="ro1347">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you fail</text:span></text:p>
          </table:table-cell>
          <table:table-cell office:value-type="string" calcext:value-type="string">
            <text:p><text:span text:style-name="T2237">You fail to bite yourself.</text:span></text:p>
          </table:table-cell>
          <table:table-cell table:number-columns-repeated="1024"/>
        </table:table-row>
        <table:table-row table:style-name="ro1348">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you on other fail</text:span></text:p>
          </table:table-cell>
          <table:table-cell office:value-type="string" calcext:value-type="string">
            <text:p><text:span text:style-name="T2241">You fail to bite #OTHER#.</text:span></text:p>
          </table:table-cell>
          <table:table-cell table:number-columns-repeated="1024"/>
        </table:table-row>
        <table:table-row table:style-name="ro1349">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user fail</text:span></text:p>
          </table:table-cell>
          <table:table-cell office:value-type="string" calcext:value-type="string">
            <text:p><text:span text:style-name="T2245">#USER# fails to bite #USER#.</text:span></text:p>
          </table:table-cell>
          <table:table-cell table:number-columns-repeated="1024"/>
        </table:table-row>
        <table:table-row table:style-name="ro1350">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you fail</text:span></text:p>
          </table:table-cell>
          <table:table-cell office:value-type="string" calcext:value-type="string">
            <text:p><text:span text:style-name="T2249">#USER# fails to bite you.</text:span></text:p>
          </table:table-cell>
          <table:table-cell table:number-columns-repeated="1024"/>
        </table:table-row>
        <table:table-row table:style-name="ro1351">
          <table:table-cell office:value-type="string" calcext:value-type="string">
            <text:p><text:span text:style-name="T2250">bite</text:span></text:p>
          </table:table-cell>
          <table:table-cell office:value-type="string" calcext:value-type="string">
            <text:p><text:span text:style-name="T2251">use_bite</text:span></text:p>
          </table:table-cell>
          <table:table-cell office:value-type="string" calcext:value-type="string">
            <text:p><text:span text:style-name="T2252">user on other fail</text:span></text:p>
          </table:table-cell>
          <table:table-cell office:value-type="string" calcext:value-type="string">
            <text:p><text:span text:style-name="T2253">#USER# fails to bite #OTHER#.</text:span></text:p>
          </table:table-cell>
          <table:table-cell table:number-columns-repeated="1024"/>
        </table:table-row>
        <table:table-row table:style-name="ro1352">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4">you on you</text:span></text:p>
          </table:table-cell>
          <table:table-cell office:value-type="string" calcext:value-type="string">
            <text:p>You concentrate.</text:p>
          </table:table-cell>
          <table:table-cell table:number-columns-repeated="1024"/>
        </table:table-row>
        <table:table-row table:style-name="ro135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5">you on other</text:span></text:p>
          </table:table-cell>
          <table:table-cell office:value-type="string" calcext:value-type="string">
            <text:p>You concentrate on #OTHER#.</text:p>
          </table:table-cell>
          <table:table-cell table:number-columns-repeated="1024"/>
        </table:table-row>
        <table:table-row table:style-name="ro135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6">user on user</text:span></text:p>
          </table:table-cell>
          <table:table-cell office:value-type="string" calcext:value-type="string">
            <text:p>#USER# concentrates.</text:p>
          </table:table-cell>
          <table:table-cell table:number-columns-repeated="1024"/>
        </table:table-row>
        <table:table-row table:style-name="ro135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7">user on you</text:span></text:p>
          </table:table-cell>
          <table:table-cell office:value-type="string" calcext:value-type="string">
            <text:p>#USER# concentrates on you.</text:p>
          </table:table-cell>
          <table:table-cell table:number-columns-repeated="1024"/>
        </table:table-row>
        <table:table-row table:style-name="ro135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8">user on other</text:span></text:p>
          </table:table-cell>
          <table:table-cell office:value-type="string" calcext:value-type="string">
            <text:p>#USER# concentrates on #OTHER#.</text:p>
          </table:table-cell>
          <table:table-cell table:number-columns-repeated="1024"/>
        </table:table-row>
        <table:table-row table:style-name="ro13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9">you on you fail</text:span></text:p>
          </table:table-cell>
          <table:table-cell office:value-type="string" calcext:value-type="string">
            <text:p>You fail to concentrate.</text:p>
          </table:table-cell>
          <table:table-cell table:number-columns-repeated="1024"/>
        </table:table-row>
        <table:table-row table:style-name="ro13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 fail</text:span></text:p>
          </table:table-cell>
          <table:table-cell office:value-type="string" calcext:value-type="string">
            <text:p>You fail to concentrate on #OTHER#.</text:p>
          </table:table-cell>
          <table:table-cell table:number-columns-repeated="1024"/>
        </table:table-row>
        <table:table-row table:style-name="ro13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 fail</text:span></text:p>
          </table:table-cell>
          <table:table-cell office:value-type="string" calcext:value-type="string">
            <text:p>#USER# fails to concentrate.</text:p>
          </table:table-cell>
          <table:table-cell table:number-columns-repeated="1024"/>
        </table:table-row>
        <table:table-row table:style-name="ro13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 fail</text:span></text:p>
          </table:table-cell>
          <table:table-cell office:value-type="string" calcext:value-type="string">
            <text:p>#USER# fails to concentrate on you.</text:p>
          </table:table-cell>
          <table:table-cell table:number-columns-repeated="1024"/>
        </table:table-row>
        <table:table-row table:style-name="ro13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 fail</text:span></text:p>
          </table:table-cell>
          <table:table-cell office:value-type="string" calcext:value-type="string">
            <text:p>#USER# fails to concentrate on #OTHER#.</text:p>
          </table:table-cell>
          <table:table-cell table:number-columns-repeated="1024"/>
        </table:table-row>
        <table:table-row table:style-name="ro1362">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4">you on you</text:span></text:p>
          </table:table-cell>
          <table:table-cell table:style-name="ce22" office:value-type="string" calcext:value-type="string">
            <text:p>You take a big chug from your stein!</text:p>
          </table:table-cell>
          <table:table-cell table:number-columns-repeated="1024"/>
        </table:table-row>
        <table:table-row table:style-name="ro136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5">you on other</text:span></text:p>
          </table:table-cell>
          <table:table-cell table:style-name="ce22" office:value-type="string" calcext:value-type="string">
            <text:p>None</text:p>
          </table:table-cell>
          <table:table-cell table:number-columns-repeated="1024"/>
        </table:table-row>
        <table:table-row table:style-name="ro136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6">user on user</text:span></text:p>
          </table:table-cell>
          <table:table-cell table:style-name="ce22" office:value-type="string" calcext:value-type="string">
            <text:p>#USER# takes a big chug from their stein!</text:p>
          </table:table-cell>
          <table:table-cell table:number-columns-repeated="1024"/>
        </table:table-row>
        <table:table-row table:style-name="ro136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7">user on you</text:span></text:p>
          </table:table-cell>
          <table:table-cell table:style-name="ce22" office:value-type="string" calcext:value-type="string">
            <text:p>None</text:p>
          </table:table-cell>
          <table:table-cell table:number-columns-repeated="1024"/>
        </table:table-row>
        <table:table-row table:style-name="ro136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8">user on other</text:span></text:p>
          </table:table-cell>
          <table:table-cell table:style-name="ce22" office:value-type="string" calcext:value-type="string">
            <text:p>None</text:p>
          </table:table-cell>
          <table:table-cell table:number-columns-repeated="1024"/>
        </table:table-row>
        <table:table-row table:style-name="ro136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9">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6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 fail</text:span></text:p>
          </table:table-cell>
          <table:table-cell table:style-name="ce22" office:value-type="string" calcext:value-type="string">
            <text:p>None</text:p>
          </table:table-cell>
          <table:table-cell table:number-columns-repeated="1024"/>
        </table:table-row>
        <table:table-row table:style-name="ro136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7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 fail</text:span></text:p>
          </table:table-cell>
          <table:table-cell table:style-name="ce22" office:value-type="string" calcext:value-type="string">
            <text:p>None</text:p>
          </table:table-cell>
          <table:table-cell table:number-columns-repeated="1024"/>
        </table:table-row>
        <table:table-row table:style-name="ro137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 fail</text:span></text:p>
          </table:table-cell>
          <table:table-cell table:style-name="ce22" office:value-type="string" calcext:value-type="string">
            <text:p>None</text:p>
          </table:table-cell>
          <table:table-cell table:number-columns-repeated="1024"/>
        </table:table-row>
        <table:table-row table:style-name="ro1372">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4">you on you</text:span></text:p>
          </table:table-cell>
          <table:table-cell table:style-name="ce22" office:value-type="string" calcext:value-type="string">
            <text:p>You stab yourself.</text:p>
          </table:table-cell>
          <table:table-cell table:number-columns-repeated="1024"/>
        </table:table-row>
        <table:table-row table:style-name="ro137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5">you on other</text:span></text:p>
          </table:table-cell>
          <table:table-cell table:style-name="ce22" office:value-type="string" calcext:value-type="string">
            <text:p>You lunge at #OTHER# and stab them!</text:p>
          </table:table-cell>
          <table:table-cell table:number-columns-repeated="1024"/>
        </table:table-row>
        <table:table-row table:style-name="ro137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6">user on user</text:span></text:p>
          </table:table-cell>
          <table:table-cell table:style-name="ce22" office:value-type="string" calcext:value-type="string">
            <text:p>#USER# stabs themselves.</text:p>
          </table:table-cell>
          <table:table-cell table:number-columns-repeated="1024"/>
        </table:table-row>
        <table:table-row table:style-name="ro137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7">user on you</text:span></text:p>
          </table:table-cell>
          <table:table-cell table:style-name="ce22" office:value-type="string" calcext:value-type="string">
            <text:p>#USER# lunges at you and stabs!</text:p>
          </table:table-cell>
          <table:table-cell table:number-columns-repeated="1024"/>
        </table:table-row>
        <table:table-row table:style-name="ro137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8">user on other</text:span></text:p>
          </table:table-cell>
          <table:table-cell table:style-name="ce22" office:value-type="string" calcext:value-type="string">
            <text:p>#USER# lunges at #OTHER# and stabs!</text:p>
          </table:table-cell>
          <table:table-cell table:number-columns-repeated="1024"/>
        </table:table-row>
        <table:table-row table:style-name="ro13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9">you on you fail</text:span></text:p>
          </table:table-cell>
          <table:table-cell table:style-name="ce22" office:value-type="string" calcext:value-type="string">
            <text:p>None</text:p>
          </table:table-cell>
          <table:table-cell table:number-columns-repeated="1024"/>
        </table:table-row>
        <table:table-row table:style-name="ro13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 fail</text:span></text:p>
          </table:table-cell>
          <table:table-cell table:style-name="ce22" office:value-type="string" calcext:value-type="string">
            <text:p>None</text:p>
          </table:table-cell>
          <table:table-cell table:number-columns-repeated="1024"/>
        </table:table-row>
        <table:table-row table:style-name="ro13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 fail</text:span></text:p>
          </table:table-cell>
          <table:table-cell table:style-name="ce22" office:value-type="string" calcext:value-type="string">
            <text:p>None</text:p>
          </table:table-cell>
          <table:table-cell table:number-columns-repeated="1024"/>
        </table:table-row>
        <table:table-row table:style-name="ro13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 fail</text:span></text:p>
          </table:table-cell>
          <table:table-cell table:style-name="ce22" office:value-type="string" calcext:value-type="string">
            <text:p>None</text:p>
          </table:table-cell>
          <table:table-cell table:number-columns-repeated="1024"/>
        </table:table-row>
        <table:table-row table:style-name="ro13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 fail</text:span></text:p>
          </table:table-cell>
          <table:table-cell table:style-name="ce22" office:value-type="string" calcext:value-type="string">
            <text:p>None</text:p>
          </table:table-cell>
          <table:table-cell table:number-columns-repeated="1024"/>
        </table:table-row>
        <table:table-row table:style-name="ro1382">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4">you on you</text:span></text:p>
          </table:table-cell>
          <table:table-cell office:value-type="string" calcext:value-type="string">
            <text:p>You chant and begin to glow softly for a moment.</text:p>
          </table:table-cell>
          <table:table-cell table:number-columns-repeated="1024"/>
        </table:table-row>
        <table:table-row table:style-name="ro138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5">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8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6">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8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7">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8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8">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9">you on you fail</text:span></text:p>
          </table:table-cell>
          <table:table-cell table:number-columns-repeated="1024"/>
        </table:table-row>
        <table:table-row table:style-name="ro13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 fail</text:span></text:p>
          </table:table-cell>
          <table:table-cell table:number-columns-repeated="1024"/>
        </table:table-row>
        <table:table-row table:style-name="ro13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 fail</text:span></text:p>
          </table:table-cell>
          <table:table-cell table:number-columns-repeated="1024"/>
        </table:table-row>
        <table:table-row table:style-name="ro13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 fail</text:span></text:p>
          </table:table-cell>
          <table:table-cell table:number-columns-repeated="1024"/>
        </table:table-row>
        <table:table-row table:style-name="ro13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 fail</text:span></text:p>
          </table:table-cell>
          <table:table-cell table:number-columns-repeated="1024"/>
        </table:table-row>
        <table:table-row table:style-name="ro1210">
          <table:table-cell table:number-columns-repeated="1024"/>
        </table:table-row>
      </table:table>
      <table:table table:name="skill_script_values (2)" table:style-name="ta14">
        <table:table-header-columns>
          <table:table-column table:style-name="co154"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number-columns-repeated="1020" table:style-name="co157" table:default-cell-style-name="Default"/>
        <table:table-header-columns/>
        <table:table-column table:number-columns-repeated="101" table:style-name="co158" table:default-cell-style-name="Default"/>
        <table:table-header-columns/>
        <table:table-column table:style-name="co153" table:default-cell-style-name="Default"/>
        <table:table-header-columns/>
        <table:table-header-rows>
          <table:table-row table:style-name="ro1393">
            <table:table-cell table:style-name="ce33" office:value-type="string" calcext:value-type="string">
              <text:p><text:span text:style-name="T2294">skill_id</text:span></text:p>
            </table:table-cell>
            <table:table-cell table:style-name="ce33" office:value-type="string" calcext:value-type="string">
              <text:p><text:span text:style-name="T2295">FOUND</text:span></text:p>
            </table:table-cell>
            <table:table-cell table:style-name="ce33" office:value-type="string" calcext:value-type="string">
              <text:p><text:span text:style-name="T2296">value_name</text:span></text:p>
            </table:table-cell>
            <table:table-cell table:style-name="ce33" office:value-type="string" calcext:value-type="string">
              <text:p><text:span text:style-name="T2297">value0</text:span></text:p>
            </table:table-cell>
            <table:table-cell table:style-name="ce33" office:value-type="string" calcext:value-type="string">
              <text:p><text:span text:style-name="T2298">value1</text:span></text:p>
            </table:table-cell>
            <table:table-cell table:style-name="ce33" office:value-type="string" calcext:value-type="string">
              <text:p><text:span text:style-name="T2299">value2</text:span></text:p>
            </table:table-cell>
            <table:table-cell table:style-name="ce33" office:value-type="string" calcext:value-type="string">
              <text:p><text:span text:style-name="T2300">value3</text:span></text:p>
            </table:table-cell>
            <table:table-cell table:style-name="ce33" office:value-type="string" calcext:value-type="string">
              <text:p><text:span text:style-name="T2301">value4</text:span></text:p>
            </table:table-cell>
            <table:table-cell table:style-name="ce33" office:value-type="string" calcext:value-type="string">
              <text:p><text:span text:style-name="T2302">value5</text:span></text:p>
            </table:table-cell>
            <table:table-cell office:value-type="string" calcext:value-type="string">
              <text:p><text:span text:style-name="T2303">value6</text:span></text:p>
            </table:table-cell>
            <table:table-cell office:value-type="string" calcext:value-type="string">
              <text:p><text:span text:style-name="T2304">value7</text:span></text:p>
            </table:table-cell>
            <table:table-cell office:value-type="string" calcext:value-type="string">
              <text:p><text:span text:style-name="T2305">value8</text:span></text:p>
            </table:table-cell>
            <table:table-cell office:value-type="string" calcext:value-type="string">
              <text:p><text:span text:style-name="T2306">value9</text:span></text:p>
            </table:table-cell>
            <table:table-cell table:number-columns-repeated="1024"/>
          </table:table-row>
        </table:table-header-rows>
        <table:table-rows>
          <table:table-row table:style-name="ro1394">
            <table:table-cell table:style-name="ce50" office:value-type="string" calcext:value-type="string">
              <text:p><text:span text:style-name="T2307">nudge</text:span></text:p>
            </table:table-cell>
            <table:table-cell table:style-name="ce51" table:formula="of:=VLOOKUP([.A2];[skills.A:skills.B];2;0)" office:value-type="string" calcext:value-type="string" office:string-value="#N/A">
              <text:p>#N/A</text:p>
            </table:table-cell>
            <table:table-cell table:style-name="ce50" office:value-type="string" calcext:value-type="string">
              <text:p><text:span text:style-name="T23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95">
            <table:table-cell table:style-name="ce50" office:value-type="string" calcext:value-type="string">
              <text:p><text:span text:style-name="T2309">nudge</text:span></text:p>
            </table:table-cell>
            <table:table-cell table:style-name="ce51" table:formula="of:=VLOOKUP([.A3];[skills.A:skills.B];2;0)" office:value-type="string" calcext:value-type="string" office:string-value="#N/A">
              <text:p>#N/A</text:p>
            </table:table-cell>
            <table:table-cell table:style-name="ce50" office:value-type="string" calcext:value-type="string">
              <text:p><text:span text:style-name="T231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96">
            <table:table-cell table:style-name="ce50" office:value-type="string" calcext:value-type="string">
              <text:p><text:span text:style-name="T2311">nudge</text:span></text:p>
            </table:table-cell>
            <table:table-cell table:style-name="ce51" table:formula="of:=VLOOKUP([.A4];[skills.A:skills.B];2;0)" office:value-type="string" calcext:value-type="string" office:string-value="#N/A">
              <text:p>#N/A</text:p>
            </table:table-cell>
            <table:table-cell table:style-name="ce50" office:value-type="string" calcext:value-type="string">
              <text:p><text:span text:style-name="T2312">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97">
            <table:table-cell table:style-name="ce50" office:value-type="string" calcext:value-type="string">
              <text:p><text:span text:style-name="T2313">nudge</text:span></text:p>
            </table:table-cell>
            <table:table-cell table:style-name="ce51" table:formula="of:=VLOOKUP([.A5];[skills.A:skills.B];2;0)" office:value-type="string" calcext:value-type="string" office:string-value="#N/A">
              <text:p>#N/A</text:p>
            </table:table-cell>
            <table:table-cell table:style-name="ce50" office:value-type="string" calcext:value-type="string">
              <text:p><text:span text:style-name="T2314">crit</text:span></text:p>
            </table:table-cell>
            <table:table-cell table:style-name="ce52" office:value-type="string" calcext:value-type="string">
              <text:p><text:span text:style-name="T2315">0,65</text:span></text:p>
            </table:table-cell>
            <table:table-cell table:style-name="ce52" office:value-type="string" calcext:value-type="string">
              <text:p><text:span text:style-name="T2316">0,70</text:span></text:p>
            </table:table-cell>
            <table:table-cell table:style-name="ce52" office:value-type="string" calcext:value-type="string">
              <text:p><text:span text:style-name="T2317">0,75</text:span></text:p>
            </table:table-cell>
            <table:table-cell table:style-name="ce52" office:value-type="string" calcext:value-type="string">
              <text:p><text:span text:style-name="T2318">0,80</text:span></text:p>
            </table:table-cell>
            <table:table-cell table:style-name="ce52" office:value-type="string" calcext:value-type="string">
              <text:p><text:span text:style-name="T2319">0,85</text:span></text:p>
            </table:table-cell>
            <table:table-cell table:style-name="ce52" office:value-type="string" calcext:value-type="string">
              <text:p><text:span text:style-name="T2320">0,90</text:span></text:p>
            </table:table-cell>
            <table:table-cell table:style-name="ce52" office:value-type="string" calcext:value-type="string">
              <text:p><text:span text:style-name="T2321">0,90</text:span></text:p>
            </table:table-cell>
            <table:table-cell table:style-name="ce52" office:value-type="string" calcext:value-type="string">
              <text:p><text:span text:style-name="T2322">0,90</text:span></text:p>
            </table:table-cell>
            <table:table-cell table:style-name="ce52" office:value-type="string" calcext:value-type="string">
              <text:p><text:span text:style-name="T2323">0,90</text:span></text:p>
            </table:table-cell>
            <table:table-cell table:style-name="ce52" office:value-type="string" calcext:value-type="string">
              <text:p><text:span text:style-name="T2324">0,90</text:span></text:p>
            </table:table-cell>
            <table:table-cell table:number-columns-repeated="1024"/>
          </table:table-row>
          <table:table-row table:style-name="ro1398">
            <table:table-cell table:style-name="ce50" office:value-type="string" calcext:value-type="string">
              <text:p><text:span text:style-name="T2325">bash</text:span></text:p>
            </table:table-cell>
            <table:table-cell table:style-name="ce51" table:formula="of:=VLOOKUP([.A6];[skills.A:skills.B];2;0)" office:value-type="string" calcext:value-type="string" office:string-value="#N/A">
              <text:p>#N/A</text:p>
            </table:table-cell>
            <table:table-cell table:style-name="ce50" office:value-type="string" calcext:value-type="string">
              <text:p><text:span text:style-name="T2326">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2" office:value-type="float" calcext:value-type="float" office:value="4">
              <text:p>4</text:p>
            </table:table-cell>
            <table:table-cell table:number-columns-repeated="1024"/>
          </table:table-row>
          <table:table-row table:style-name="ro1399">
            <table:table-cell table:style-name="ce50" office:value-type="string" calcext:value-type="string">
              <text:p><text:span text:style-name="T2327">bash</text:span></text:p>
            </table:table-cell>
            <table:table-cell table:style-name="ce51" table:formula="of:=VLOOKUP([.A7];[skills.A:skills.B];2;0)" office:value-type="string" calcext:value-type="string" office:string-value="#N/A">
              <text:p>#N/A</text:p>
            </table:table-cell>
            <table:table-cell table:style-name="ce50" office:value-type="string" calcext:value-type="string">
              <text:p><text:span text:style-name="T2328">crit</text:span></text:p>
            </table:table-cell>
            <table:table-cell table:style-name="ce52" office:value-type="string" calcext:value-type="string">
              <text:p><text:span text:style-name="T2329">0,60</text:span></text:p>
            </table:table-cell>
            <table:table-cell table:style-name="ce52" office:value-type="string" calcext:value-type="string">
              <text:p><text:span text:style-name="T2330">0,65</text:span></text:p>
            </table:table-cell>
            <table:table-cell table:style-name="ce52" office:value-type="string" calcext:value-type="string">
              <text:p><text:span text:style-name="T2331">0,65</text:span></text:p>
            </table:table-cell>
            <table:table-cell table:style-name="ce52" office:value-type="string" calcext:value-type="string">
              <text:p><text:span text:style-name="T2332">0,75</text:span></text:p>
            </table:table-cell>
            <table:table-cell table:style-name="ce52" office:value-type="string" calcext:value-type="string">
              <text:p><text:span text:style-name="T2333">0,80</text:span></text:p>
            </table:table-cell>
            <table:table-cell table:style-name="ce52" office:value-type="string" calcext:value-type="string">
              <text:p><text:span text:style-name="T2334">0,85</text:span></text:p>
            </table:table-cell>
            <table:table-cell table:number-columns-repeated="1024"/>
          </table:table-row>
          <table:table-row table:style-name="ro1400">
            <table:table-cell table:style-name="ce50" office:value-type="string" calcext:value-type="string">
              <text:p><text:span text:style-name="T2335">bash</text:span></text:p>
            </table:table-cell>
            <table:table-cell table:style-name="ce51" table:formula="of:=VLOOKUP([.A8];[skills.A:skills.B];2;0)" office:value-type="string" calcext:value-type="string" office:string-value="#N/A">
              <text:p>#N/A</text:p>
            </table:table-cell>
            <table:table-cell table:style-name="ce50" office:value-type="string" calcext:value-type="string">
              <text:p><text:span text:style-name="T2336">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401">
            <table:table-cell table:style-name="ce50" office:value-type="string" calcext:value-type="string">
              <text:p><text:span text:style-name="T2337">bash</text:span></text:p>
            </table:table-cell>
            <table:table-cell table:style-name="ce51" table:formula="of:=VLOOKUP([.A9];[skills.A:skills.B];2;0)" office:value-type="string" calcext:value-type="string" office:string-value="#N/A">
              <text:p>#N/A</text:p>
            </table:table-cell>
            <table:table-cell table:style-name="ce50" office:value-type="string" calcext:value-type="string">
              <text:p><text:span text:style-name="T2338">duration</text:span></text:p>
            </table:table-cell>
            <table:table-cell office:value-type="float" calcext:value-type="float" office:value="1">
              <text:p>1</text:p>
            </table:table-cell>
            <table:table-cell office:value-type="float" calcext:value-type="float" office:value="1">
              <text:p>1</text:p>
            </table:table-cell>
            <table:table-cell table:style-name="ce5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2" office:value-type="float" calcext:value-type="float" office:value="3">
              <text:p>3</text:p>
            </table:table-cell>
            <table:table-cell table:number-columns-repeated="1024"/>
          </table:table-row>
          <table:table-row table:style-name="ro1402">
            <table:table-cell table:style-name="ce50" office:value-type="string" calcext:value-type="string">
              <text:p><text:span text:style-name="T2339">bash</text:span></text:p>
            </table:table-cell>
            <table:table-cell table:style-name="ce51" table:formula="of:=VLOOKUP([.A10];[skills.A:skills.B];2;0)" office:value-type="string" calcext:value-type="string" office:string-value="#N/A">
              <text:p>#N/A</text:p>
            </table:table-cell>
            <table:table-cell table:style-name="ce50" office:value-type="string" calcext:value-type="string">
              <text:p><text:span text:style-name="T2340">levels</text:span></text:p>
            </table:table-cell>
            <table:table-cell table:style-name="ce52" office:value-type="float" calcext:value-type="float" office:value="1">
              <text:p>1</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2" office:value-type="float" calcext:value-type="float" office:value="14">
              <text:p>14</text:p>
            </table:table-cell>
            <table:table-cell table:number-columns-repeated="1024"/>
          </table:table-row>
          <table:table-row table:style-name="ro1403">
            <table:table-cell table:style-name="ce50" office:value-type="string" calcext:value-type="string">
              <text:p><text:span text:style-name="T2341">bash</text:span></text:p>
            </table:table-cell>
            <table:table-cell table:style-name="ce51" table:formula="of:=VLOOKUP([.A11];[skills.A:skills.B];2;0)" office:value-type="string" calcext:value-type="string" office:string-value="#N/A">
              <text:p>#N/A</text:p>
            </table:table-cell>
            <table:table-cell table:style-name="ce50" office:value-type="string" calcext:value-type="string">
              <text:p><text:span text:style-name="T2342">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number-columns-repeated="1024"/>
          </table:table-row>
          <table:table-row table:style-name="ro1404">
            <table:table-cell table:style-name="ce50" office:value-type="string" calcext:value-type="string">
              <text:p><text:span text:style-name="T2343">bite</text:span></text:p>
            </table:table-cell>
            <table:table-cell table:style-name="ce51" table:formula="of:=VLOOKUP([.A12];[skills.A:skills.B];2;0)" office:value-type="string" calcext:value-type="string" office:string-value="#N/A">
              <text:p>#N/A</text:p>
            </table:table-cell>
            <table:table-cell table:style-name="ce50" office:value-type="string" calcext:value-type="string">
              <text:p><text:span text:style-name="T2344">cooldown</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number-columns-repeated="1024"/>
          </table:table-row>
          <table:table-row table:style-name="ro1405">
            <table:table-cell table:style-name="ce50" office:value-type="string" calcext:value-type="string">
              <text:p><text:span text:style-name="T2345">bite</text:span></text:p>
            </table:table-cell>
            <table:table-cell table:style-name="ce51" table:formula="of:=VLOOKUP([.A13];[skills.A:skills.B];2;0)" office:value-type="string" calcext:value-type="string" office:string-value="#N/A">
              <text:p>#N/A</text:p>
            </table:table-cell>
            <table:table-cell table:style-name="ce50" office:value-type="string" calcext:value-type="string">
              <text:p><text:span text:style-name="T2346">crit</text:span></text:p>
            </table:table-cell>
            <table:table-cell table:style-name="ce52" office:value-type="string" calcext:value-type="string">
              <text:p><text:span text:style-name="T2347">0,65</text:span></text:p>
            </table:table-cell>
            <table:table-cell table:style-name="ce52" office:value-type="string" calcext:value-type="string">
              <text:p><text:span text:style-name="T2348">0,70</text:span></text:p>
            </table:table-cell>
            <table:table-cell table:style-name="ce52" office:value-type="string" calcext:value-type="string">
              <text:p><text:span text:style-name="T2349">0,75</text:span></text:p>
            </table:table-cell>
            <table:table-cell table:style-name="ce52" office:value-type="string" calcext:value-type="string">
              <text:p><text:span text:style-name="T2350">0,80</text:span></text:p>
            </table:table-cell>
            <table:table-cell table:style-name="ce52" office:value-type="string" calcext:value-type="string">
              <text:p><text:span text:style-name="T2351">0,85</text:span></text:p>
            </table:table-cell>
            <table:table-cell table:style-name="ce52" office:value-type="string" calcext:value-type="string">
              <text:p><text:span text:style-name="T2352">0,90</text:span></text:p>
            </table:table-cell>
            <table:table-cell table:number-columns-repeated="1024"/>
          </table:table-row>
          <table:table-row table:style-name="ro1406">
            <table:table-cell table:style-name="ce50" office:value-type="string" calcext:value-type="string">
              <text:p><text:span text:style-name="T2353">bite</text:span></text:p>
            </table:table-cell>
            <table:table-cell table:style-name="ce51" table:formula="of:=VLOOKUP([.A14];[skills.A:skills.B];2;0)" office:value-type="string" calcext:value-type="string" office:string-value="#N/A">
              <text:p>#N/A</text:p>
            </table:table-cell>
            <table:table-cell table:style-name="ce50" office:value-type="string" calcext:value-type="string">
              <text:p><text:span text:style-name="T2354">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07">
            <table:table-cell table:style-name="ce50" office:value-type="string" calcext:value-type="string">
              <text:p><text:span text:style-name="T2355">bite</text:span></text:p>
            </table:table-cell>
            <table:table-cell table:style-name="ce51" table:formula="of:=VLOOKUP([.A15];[skills.A:skills.B];2;0)" office:value-type="string" calcext:value-type="string" office:string-value="#N/A">
              <text:p>#N/A</text:p>
            </table:table-cell>
            <table:table-cell table:style-name="ce50" office:value-type="string" calcext:value-type="string">
              <text:p><text:span text:style-name="T2356">levels</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08">
            <table:table-cell table:style-name="ce54" office:value-type="string" calcext:value-type="string">
              <text:p>cure_light_wounds</text:p>
            </table:table-cell>
            <table:table-cell table:style-name="ce51" table:formula="of:=VLOOKUP([.A16];[skills.A:skills.B];2;0)" office:value-type="string" calcext:value-type="string" office:string-value="#N/A">
              <text:p>#N/A</text:p>
            </table:table-cell>
            <table:table-cell table:style-name="ce50" office:value-type="string" calcext:value-type="string">
              <text:p><text:span text:style-name="T2357">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0"/>
            <table:table-cell table:number-columns-repeated="1024"/>
          </table:table-row>
          <table:table-row table:style-name="ro1409">
            <table:table-cell table:style-name="ce54" office:value-type="string" calcext:value-type="string">
              <text:p>cure_light_wounds</text:p>
            </table:table-cell>
            <table:table-cell table:style-name="ce51" table:formula="of:=VLOOKUP([.A17];[skills.A:skills.B];2;0)" office:value-type="string" calcext:value-type="string" office:string-value="#N/A">
              <text:p>#N/A</text:p>
            </table:table-cell>
            <table:table-cell table:style-name="ce50" office:value-type="string" calcext:value-type="string">
              <text:p><text:span text:style-name="T2358">crit</text:span></text:p>
            </table:table-cell>
            <table:table-cell table:style-name="ce55" office:value-type="string" calcext:value-type="string">
              <text:p>2,0</text:p>
            </table:table-cell>
            <table:table-cell table:style-name="ce55" office:value-type="string" calcext:value-type="string">
              <text:p>3,0</text:p>
            </table:table-cell>
            <table:table-cell table:style-name="ce55" office:value-type="string" calcext:value-type="string">
              <text:p>4,0</text:p>
            </table:table-cell>
            <table:table-cell table:style-name="ce55" office:value-type="string" calcext:value-type="string">
              <text:p>5,0</text:p>
            </table:table-cell>
            <table:table-cell table:style-name="ce50"/>
            <table:table-cell table:number-columns-repeated="1024"/>
          </table:table-row>
          <table:table-row table:style-name="ro1410">
            <table:table-cell table:style-name="ce54" office:value-type="string" calcext:value-type="string">
              <text:p>cure_light_wounds</text:p>
            </table:table-cell>
            <table:table-cell table:style-name="ce51" table:formula="of:=VLOOKUP([.A18];[skills.A:skills.B];2;0)" office:value-type="string" calcext:value-type="string" office:string-value="#N/A">
              <text:p>#N/A</text:p>
            </table:table-cell>
            <table:table-cell office:value-type="string" calcext:value-type="string">
              <text:p><text:span text:style-name="T2359">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11">
            <table:table-cell table:style-name="ce54" office:value-type="string" calcext:value-type="string">
              <text:p>cure_light_wounds</text:p>
            </table:table-cell>
            <table:table-cell table:style-name="ce51" table:formula="of:=VLOOKUP([.A19];[skills.A:skills.B];2;0)" office:value-type="string" calcext:value-type="string" office:string-value="#N/A">
              <text:p>#N/A</text:p>
            </table:table-cell>
            <table:table-cell table:style-name="ce50" office:value-type="string" calcext:value-type="string">
              <text:p><text:span text:style-name="T2360">levels</text:span></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0"/>
            <table:table-cell table:number-columns-repeated="1024"/>
          </table:table-row>
          <table:table-row table:style-name="ro1412">
            <table:table-cell table:style-name="ce54" office:value-type="string" calcext:value-type="string">
              <text:p>cure_light_wounds</text:p>
            </table:table-cell>
            <table:table-cell table:style-name="ce51" table:formula="of:=VLOOKUP([.A20];[skills.A:skills.B];2;0)" office:value-type="string" calcext:value-type="string" office:string-value="#N/A">
              <text:p>#N/A</text:p>
            </table:table-cell>
            <table:table-cell table:style-name="ce50" office:value-type="string" calcext:value-type="string">
              <text:p><text:span text:style-name="T2361">mp_cost</text:span></text:p>
            </table:table-cell>
            <table:table-cell table:style-name="ce52" office:value-type="float" calcext:value-type="float" office:value="10">
              <text:p>10</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13">
            <table:table-cell table:style-name="ce54" office:value-type="string" calcext:value-type="string">
              <text:p>double_whack</text:p>
            </table:table-cell>
            <table:table-cell table:style-name="ce51" table:formula="of:=VLOOKUP([.A21];[skills.A:skills.B];2;0)" office:value-type="string" calcext:value-type="string" office:string-value="#N/A">
              <text:p>#N/A</text:p>
            </table:table-cell>
            <table:table-cell table:style-name="ce50" office:value-type="string" calcext:value-type="string">
              <text:p><text:span text:style-name="T23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14">
            <table:table-cell table:style-name="ce54" office:value-type="string" calcext:value-type="string">
              <text:p>double_whack</text:p>
            </table:table-cell>
            <table:table-cell table:style-name="ce51" table:formula="of:=VLOOKUP([.A22];[skills.A:skills.B];2;0)" office:value-type="string" calcext:value-type="string" office:string-value="#N/A">
              <text:p>#N/A</text:p>
            </table:table-cell>
            <table:table-cell table:style-name="ce50" office:value-type="string" calcext:value-type="string">
              <text:p><text:span text:style-name="T2363">crit</text:span></text:p>
            </table:table-cell>
            <table:table-cell table:style-name="ce52" office:value-type="string" calcext:value-type="string">
              <text:p><text:span text:style-name="T2364">0,70</text:span></text:p>
            </table:table-cell>
            <table:table-cell table:style-name="ce52" office:value-type="string" calcext:value-type="string">
              <text:p><text:span text:style-name="T2365">0,75</text:span></text:p>
            </table:table-cell>
            <table:table-cell table:style-name="ce52" office:value-type="string" calcext:value-type="string">
              <text:p><text:span text:style-name="T2366">0,80</text:span></text:p>
            </table:table-cell>
            <table:table-cell table:style-name="ce52" office:value-type="string" calcext:value-type="string">
              <text:p><text:span text:style-name="T2367">0,80</text:span></text:p>
            </table:table-cell>
            <table:table-cell table:style-name="ce52" office:value-type="string" calcext:value-type="string">
              <text:p><text:span text:style-name="T2368">0,85</text:span></text:p>
            </table:table-cell>
            <table:table-cell table:style-name="ce52" office:value-type="string" calcext:value-type="string">
              <text:p><text:span text:style-name="T2369">0,90</text:span></text:p>
            </table:table-cell>
            <table:table-cell table:number-columns-repeated="1024"/>
          </table:table-row>
          <table:table-row table:style-name="ro1415">
            <table:table-cell table:style-name="ce54" office:value-type="string" calcext:value-type="string">
              <text:p>double_whack</text:p>
            </table:table-cell>
            <table:table-cell table:style-name="ce51" table:formula="of:=VLOOKUP([.A23];[skills.A:skills.B];2;0)" office:value-type="string" calcext:value-type="string" office:string-value="#N/A">
              <text:p>#N/A</text:p>
            </table:table-cell>
            <table:table-cell table:style-name="ce50" office:value-type="string" calcext:value-type="string">
              <text:p><text:span text:style-name="T2370">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5">
              <text:p>15</text:p>
            </table:table-cell>
            <table:table-cell table:style-name="ce52" office:value-type="float" calcext:value-type="float" office:value="16">
              <text:p>16</text:p>
            </table:table-cell>
            <table:table-cell table:style-name="ce52" office:value-type="float" calcext:value-type="float" office:value="18">
              <text:p>18</text:p>
            </table:table-cell>
            <table:table-cell table:style-name="ce52" office:value-type="float" calcext:value-type="float" office:value="20">
              <text:p>20</text:p>
            </table:table-cell>
            <table:table-cell table:number-columns-repeated="1024"/>
          </table:table-row>
          <table:table-row table:style-name="ro1416">
            <table:table-cell table:style-name="ce54" office:value-type="string" calcext:value-type="string">
              <text:p>double_whack</text:p>
            </table:table-cell>
            <table:table-cell table:style-name="ce51" table:formula="of:=VLOOKUP([.A24];[skills.A:skills.B];2;0)" office:value-type="string" calcext:value-type="string" office:string-value="#N/A">
              <text:p>#N/A</text:p>
            </table:table-cell>
            <table:table-cell table:style-name="ce50" office:value-type="string" calcext:value-type="string">
              <text:p><text:span text:style-name="T2371">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17">
            <table:table-cell table:style-name="ce54" office:value-type="string" calcext:value-type="string">
              <text:p>double_whack</text:p>
            </table:table-cell>
            <table:table-cell table:style-name="ce51" table:formula="of:=VLOOKUP([.A25];[skills.A:skills.B];2;0)" office:value-type="string" calcext:value-type="string" office:string-value="#N/A">
              <text:p>#N/A</text:p>
            </table:table-cell>
            <table:table-cell table:style-name="ce50" office:value-type="string" calcext:value-type="string">
              <text:p><text:span text:style-name="T2372">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18">
            <table:table-cell table:style-name="ce50" office:value-type="string" calcext:value-type="string">
              <text:p><text:span text:style-name="T2373">enrage</text:span></text:p>
            </table:table-cell>
            <table:table-cell table:style-name="ce51" table:formula="of:=VLOOKUP([.A26];[skills.A:skills.B];2;0)" office:value-type="string" calcext:value-type="string" office:string-value="#N/A">
              <text:p>#N/A</text:p>
            </table:table-cell>
            <table:table-cell table:style-name="ce50" office:value-type="string" calcext:value-type="string">
              <text:p><text:span text:style-name="T2374">bonus</text:span></text:p>
            </table:table-cell>
            <table:table-cell table:style-name="ce52" office:value-type="float" calcext:value-type="float" office:value="0.5">
              <text:p>0.5</text:p>
            </table:table-cell>
            <table:table-cell table:style-name="ce52" office:value-type="string" calcext:value-type="string">
              <text:p>0,6</text:p>
            </table:table-cell>
            <table:table-cell table:style-name="ce52" office:value-type="string" calcext:value-type="string">
              <text:p>0,7</text:p>
            </table:table-cell>
            <table:table-cell table:style-name="ce52" office:value-type="string" calcext:value-type="string">
              <text:p>0,8</text:p>
            </table:table-cell>
            <table:table-cell table:style-name="ce58" office:value-type="string" calcext:value-type="string">
              <text:p>0,9</text:p>
            </table:table-cell>
            <table:table-cell office:value-type="float" calcext:value-type="float" office:value="1">
              <text:p>1</text:p>
            </table:table-cell>
            <table:table-cell table:number-columns-repeated="1024"/>
          </table:table-row>
          <table:table-row table:style-name="ro1419">
            <table:table-cell table:style-name="ce50" office:value-type="string" calcext:value-type="string">
              <text:p><text:span text:style-name="T2375">enrage</text:span></text:p>
            </table:table-cell>
            <table:table-cell table:style-name="ce51" table:formula="of:=VLOOKUP([.A27];[skills.A:skills.B];2;0)" office:value-type="string" calcext:value-type="string" office:string-value="#N/A">
              <text:p>#N/A</text:p>
            </table:table-cell>
            <table:table-cell table:style-name="ce50" office:value-type="string" calcext:value-type="string">
              <text:p><text:span text:style-name="T2376">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20">
            <table:table-cell table:style-name="ce50" office:value-type="string" calcext:value-type="string">
              <text:p><text:span text:style-name="T2377">enrage</text:span></text:p>
            </table:table-cell>
            <table:table-cell table:style-name="ce51" table:formula="of:=VLOOKUP([.A28];[skills.A:skills.B];2;0)" office:value-type="string" calcext:value-type="string" office:string-value="#N/A">
              <text:p>#N/A</text:p>
            </table:table-cell>
            <table:table-cell table:style-name="ce50" office:value-type="string" calcext:value-type="string">
              <text:p><text:span text:style-name="T2378">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0">
              <text:p>10</text:p>
            </table:table-cell>
            <table:table-cell table:style-name="ce53" office:value-type="float" calcext:value-type="float" office:value="12">
              <text:p>12</text:p>
            </table:table-cell>
            <table:table-cell table:style-name="ce53" office:value-type="float" calcext:value-type="float" office:value="12">
              <text:p>12</text:p>
            </table:table-cell>
            <table:table-cell table:number-columns-repeated="1024"/>
          </table:table-row>
          <table:table-row table:style-name="ro1421">
            <table:table-cell table:style-name="ce50" office:value-type="string" calcext:value-type="string">
              <text:p><text:span text:style-name="T2379">enrage</text:span></text:p>
            </table:table-cell>
            <table:table-cell table:style-name="ce51" table:formula="of:=VLOOKUP([.A29];[skills.A:skills.B];2;0)" office:value-type="string" calcext:value-type="string" office:string-value="#N/A">
              <text:p>#N/A</text:p>
            </table:table-cell>
            <table:table-cell table:style-name="ce50" office:value-type="string" calcext:value-type="string">
              <text:p><text:span text:style-name="T2380">h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6">
              <text:p>16</text:p>
            </table:table-cell>
            <table:table-cell table:style-name="ce52" office:value-type="float" calcext:value-type="float" office:value="32">
              <text:p>32</text:p>
            </table:table-cell>
            <table:table-cell table:style-name="ce52" office:value-type="float" calcext:value-type="float" office:value="64">
              <text:p>64</text:p>
            </table:table-cell>
            <table:table-cell table:number-columns-repeated="1024"/>
          </table:table-row>
          <table:table-row table:style-name="ro1422">
            <table:table-cell table:style-name="ce50" office:value-type="string" calcext:value-type="string">
              <text:p><text:span text:style-name="T2381">enrage</text:span></text:p>
            </table:table-cell>
            <table:table-cell table:style-name="ce51" table:formula="of:=VLOOKUP([.A30];[skills.A:skills.B];2;0)" office:value-type="string" calcext:value-type="string" office:string-value="#N/A">
              <text:p>#N/A</text:p>
            </table:table-cell>
            <table:table-cell table:style-name="ce50" office:value-type="string" calcext:value-type="string">
              <text:p><text:span text:style-name="T2382">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23">
            <table:table-cell table:style-name="ce50" office:value-type="string" calcext:value-type="string">
              <text:p><text:span text:style-name="T2383">ethereal</text:span></text:p>
            </table:table-cell>
            <table:table-cell table:style-name="ce51" table:formula="of:=VLOOKUP([.A31];[skills.A:skills.B];2;0)" office:value-type="string" calcext:value-type="string" office:string-value="#N/A">
              <text:p>#N/A</text:p>
            </table:table-cell>
            <table:table-cell table:style-name="ce50" office:value-type="string" calcext:value-type="string">
              <text:p><text:span text:style-name="T2384">bonus</text:span></text:p>
            </table:table-cell>
            <table:table-cell table:style-name="ce52" office:value-type="string" calcext:value-type="string">
              <text:p><text:span text:style-name="T2385">3,00</text:span></text:p>
            </table:table-cell>
            <table:table-cell table:style-name="ce52" office:value-type="string" calcext:value-type="string">
              <text:p><text:span text:style-name="T2386">2,50</text:span></text:p>
            </table:table-cell>
            <table:table-cell table:style-name="ce52" office:value-type="float" calcext:value-type="float" office:value="2">
              <text:p>2</text:p>
            </table:table-cell>
            <table:table-cell table:style-name="ce52" office:value-type="string" calcext:value-type="string">
              <text:p><text:span text:style-name="T2387">1,50</text:span></text:p>
            </table:table-cell>
            <table:table-cell table:style-name="ce59"/>
            <table:table-cell table:number-columns-repeated="1024"/>
          </table:table-row>
          <table:table-row table:style-name="ro1424">
            <table:table-cell table:style-name="ce50" office:value-type="string" calcext:value-type="string">
              <text:p><text:span text:style-name="T2388">ethereal</text:span></text:p>
            </table:table-cell>
            <table:table-cell table:style-name="ce51" table:formula="of:=VLOOKUP([.A32];[skills.A:skills.B];2;0)" office:value-type="string" calcext:value-type="string" office:string-value="#N/A">
              <text:p>#N/A</text:p>
            </table:table-cell>
            <table:table-cell table:style-name="ce50" office:value-type="string" calcext:value-type="string">
              <text:p><text:span text:style-name="T2389">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25">
            <table:table-cell table:style-name="ce50" office:value-type="string" calcext:value-type="string">
              <text:p><text:span text:style-name="T2390">ethereal</text:span></text:p>
            </table:table-cell>
            <table:table-cell table:style-name="ce51" table:formula="of:=VLOOKUP([.A33];[skills.A:skills.B];2;0)" office:value-type="string" calcext:value-type="string" office:string-value="#N/A">
              <text:p>#N/A</text:p>
            </table:table-cell>
            <table:table-cell table:style-name="ce50" office:value-type="string" calcext:value-type="string">
              <text:p><text:span text:style-name="T2391">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0"/>
            <table:table-cell table:number-columns-repeated="1024"/>
          </table:table-row>
          <table:table-row table:style-name="ro1426">
            <table:table-cell table:style-name="ce50" office:value-type="string" calcext:value-type="string">
              <text:p><text:span text:style-name="T2392">ethereal</text:span></text:p>
            </table:table-cell>
            <table:table-cell table:style-name="ce51" table:formula="of:=VLOOKUP([.A34];[skills.A:skills.B];2;0)" office:value-type="string" calcext:value-type="string" office:string-value="#N/A">
              <text:p>#N/A</text:p>
            </table:table-cell>
            <table:table-cell table:style-name="ce50" office:value-type="string" calcext:value-type="string">
              <text:p><text:span text:style-name="T2393">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table:table-cell table:number-columns-repeated="1024"/>
          </table:table-row>
          <table:table-row table:style-name="ro1427">
            <table:table-cell table:style-name="ce50" office:value-type="string" calcext:value-type="string">
              <text:p><text:span text:style-name="T2394">ethereal</text:span></text:p>
            </table:table-cell>
            <table:table-cell table:style-name="ce51" table:formula="of:=VLOOKUP([.A35];[skills.A:skills.B];2;0)" office:value-type="string" calcext:value-type="string" office:string-value="#N/A">
              <text:p>#N/A</text:p>
            </table:table-cell>
            <table:table-cell table:style-name="ce50" office:value-type="string" calcext:value-type="string">
              <text:p><text:span text:style-name="T2395">mp_cost</text:span></text:p>
            </table:table-cell>
            <table:table-cell office:value-type="float" calcext:value-type="float" office:value="0">
              <text:p>0</text:p>
            </table:table-cell>
            <table:table-cell office:value-type="float" calcext:value-type="float" office:value="0">
              <text:p>0</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0"/>
            <table:table-cell table:number-columns-repeated="1024"/>
          </table:table-row>
          <table:table-row table:style-name="ro1428">
            <table:table-cell table:style-name="ce56" office:value-type="string" calcext:value-type="string">
              <text:p>fast_strike</text:p>
            </table:table-cell>
            <table:table-cell table:style-name="ce56" table:formula="of:=VLOOKUP([.A36];[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29">
            <table:table-cell table:style-name="ce56" office:value-type="string" calcext:value-type="string">
              <text:p>fast_strike</text:p>
            </table:table-cell>
            <table:table-cell table:style-name="ce56" table:formula="of:=VLOOKUP([.A37];[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30">
            <table:table-cell table:style-name="ce56" office:value-type="string" calcext:value-type="string">
              <text:p>fast_strike</text:p>
            </table:table-cell>
            <table:table-cell table:style-name="ce56" table:formula="of:=VLOOKUP([.A38];[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31">
            <table:table-cell table:style-name="ce56" office:value-type="string" calcext:value-type="string">
              <text:p>fast_strike</text:p>
            </table:table-cell>
            <table:table-cell table:style-name="ce56" table:formula="of:=VLOOKUP([.A39];[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32">
            <table:table-cell table:style-name="ce56" office:value-type="string" calcext:value-type="string">
              <text:p>heavy_hit</text:p>
            </table:table-cell>
            <table:table-cell table:style-name="ce56" table:formula="of:=VLOOKUP([.A40];[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33">
            <table:table-cell table:style-name="ce56" office:value-type="string" calcext:value-type="string">
              <text:p>heavy_hit</text:p>
            </table:table-cell>
            <table:table-cell table:style-name="ce56" table:formula="of:=VLOOKUP([.A41];[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34">
            <table:table-cell table:style-name="ce56" office:value-type="string" calcext:value-type="string">
              <text:p>heavy_hit</text:p>
            </table:table-cell>
            <table:table-cell table:style-name="ce56" table:formula="of:=VLOOKUP([.A42];[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1">
              <text:p>11</text:p>
            </table:table-cell>
            <table:table-cell table:style-name="ce60" office:value-type="float" calcext:value-type="float" office:value="12">
              <text:p>12</text:p>
            </table:table-cell>
            <table:table-cell table:style-name="ce60" office:value-type="float" calcext:value-type="float" office:value="13">
              <text:p>13</text:p>
            </table:table-cell>
            <table:table-cell table:style-name="ce60" office:value-type="float" calcext:value-type="float" office:value="14">
              <text:p>14</text:p>
            </table:table-cell>
            <table:table-cell table:style-name="ce60" office:value-type="float" calcext:value-type="float" office:value="15">
              <text:p>15</text:p>
            </table:table-cell>
            <table:table-cell table:number-columns-repeated="1024"/>
          </table:table-row>
          <table:table-row table:style-name="ro1435">
            <table:table-cell table:style-name="ce56" office:value-type="string" calcext:value-type="string">
              <text:p>heavy_hit</text:p>
            </table:table-cell>
            <table:table-cell table:style-name="ce56" table:formula="of:=VLOOKUP([.A43];[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36">
            <table:table-cell table:style-name="ce56" office:value-type="string" calcext:value-type="string">
              <text:p>holy_arrow</text:p>
            </table:table-cell>
            <table:table-cell table:style-name="ce56" table:formula="of:=VLOOKUP([.A44];[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437">
            <table:table-cell table:style-name="ce56" office:value-type="string" calcext:value-type="string">
              <text:p>holy_arrow</text:p>
            </table:table-cell>
            <table:table-cell table:style-name="ce56" table:formula="of:=VLOOKUP([.A45];[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38">
            <table:table-cell table:style-name="ce56" office:value-type="string" calcext:value-type="string">
              <text:p>holy_arrow</text:p>
            </table:table-cell>
            <table:table-cell table:style-name="ce56" table:formula="of:=VLOOKUP([.A46];[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39">
            <table:table-cell table:style-name="ce56" office:value-type="string" calcext:value-type="string">
              <text:p>holy_arrow</text:p>
            </table:table-cell>
            <table:table-cell table:style-name="ce56" table:formula="of:=VLOOKUP([.A47];[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40">
            <table:table-cell table:style-name="ce56" office:value-type="string" calcext:value-type="string">
              <text:p>holy_arrow</text:p>
            </table:table-cell>
            <table:table-cell table:style-name="ce56" table:formula="of:=VLOOKUP([.A48];[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office:value-type="float" calcext:value-type="float" office:value="8">
              <text:p>8</text:p>
            </table:table-cell>
            <table:table-cell table:style-name="ce57" office:value-type="float" calcext:value-type="float" office:value="12">
              <text:p>12</text:p>
            </table:table-cell>
            <table:table-cell table:style-name="ce57" office:value-type="float" calcext:value-type="float" office:value="16">
              <text:p>16</text:p>
            </table:table-cell>
            <table:table-cell table:style-name="ce57" office:value-type="float" calcext:value-type="float" office:value="20">
              <text:p>20</text:p>
            </table:table-cell>
            <table:table-cell table:style-name="ce57" office:value-type="float" calcext:value-type="float" office:value="26">
              <text:p>26</text:p>
            </table:table-cell>
            <table:table-cell table:number-columns-repeated="1024"/>
          </table:table-row>
          <table:table-row table:style-name="ro1441">
            <table:table-cell office:value-type="string" calcext:value-type="string">
              <text:p><text:span text:style-name="T2396">leech</text:span></text:p>
            </table:table-cell>
            <table:table-cell table:style-name="ce51" table:formula="of:=VLOOKUP([.A49];[skills.A:skills.B];2;0)" office:value-type="string" calcext:value-type="string" office:string-value="#N/A">
              <text:p>#N/A</text:p>
            </table:table-cell>
            <table:table-cell office:value-type="string" calcext:value-type="string">
              <text:p><text:span text:style-name="T2397">bonus</text:span></text:p>
            </table:table-cell>
            <table:table-cell table:style-name="ce58" office:value-type="string" calcext:value-type="string">
              <text:p>0,1</text:p>
            </table:table-cell>
            <table:table-cell table:style-name="ce58" office:value-type="string" calcext:value-type="string">
              <text:p>0,2</text:p>
            </table:table-cell>
            <table:table-cell table:style-name="ce58" office:value-type="string" calcext:value-type="string">
              <text:p>0,3</text:p>
            </table:table-cell>
            <table:table-cell table:number-columns-repeated="1024"/>
          </table:table-row>
          <table:table-row table:style-name="ro1442">
            <table:table-cell office:value-type="string" calcext:value-type="string">
              <text:p><text:span text:style-name="T2398">leech</text:span></text:p>
            </table:table-cell>
            <table:table-cell table:style-name="ce51" table:formula="of:=VLOOKUP([.A50];[skills.A:skills.B];2;0)" office:value-type="string" calcext:value-type="string" office:string-value="#N/A">
              <text:p>#N/A</text:p>
            </table:table-cell>
            <table:table-cell office:value-type="string" calcext:value-type="string">
              <text:p><text:span text:style-name="T2399">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43">
            <table:table-cell office:value-type="string" calcext:value-type="string">
              <text:p><text:span text:style-name="T2400">leech</text:span></text:p>
            </table:table-cell>
            <table:table-cell table:style-name="ce51" table:formula="of:=VLOOKUP([.A51];[skills.A:skills.B];2;0)" office:value-type="string" calcext:value-type="string" office:string-value="#N/A">
              <text:p>#N/A</text:p>
            </table:table-cell>
            <table:table-cell office:value-type="string" calcext:value-type="string">
              <text:p><text:span text:style-name="T2401">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44">
            <table:table-cell office:value-type="string" calcext:value-type="string">
              <text:p><text:span text:style-name="T2402">leech</text:span></text:p>
            </table:table-cell>
            <table:table-cell table:style-name="ce51" table:formula="of:=VLOOKUP([.A52];[skills.A:skills.B];2;0)" office:value-type="string" calcext:value-type="string" office:string-value="#N/A">
              <text:p>#N/A</text:p>
            </table:table-cell>
            <table:table-cell office:value-type="string" calcext:value-type="string">
              <text:p><text:span text:style-name="T240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45">
            <table:table-cell table:style-name="ce54" office:value-type="string" calcext:value-type="string">
              <text:p>mage_armor</text:p>
            </table:table-cell>
            <table:table-cell table:style-name="ce51" table:formula="of:=VLOOKUP([.A53];[skills.A:skills.B];2;0)" office:value-type="string" calcext:value-type="string" office:string-value="#N/A">
              <text:p>#N/A</text:p>
            </table:table-cell>
            <table:table-cell table:style-name="ce50" office:value-type="string" calcext:value-type="string">
              <text:p><text:span text:style-name="T2404">bonus</text:span></text:p>
            </table:table-cell>
            <table:table-cell table:style-name="ce52" office:value-type="string" calcext:value-type="string">
              <text:p><text:span text:style-name="T2405">0,50</text:span></text:p>
            </table:table-cell>
            <table:table-cell table:style-name="ce52" office:value-type="string" calcext:value-type="string">
              <text:p><text:span text:style-name="T2406">0,70</text:span></text:p>
            </table:table-cell>
            <table:table-cell table:style-name="ce52" office:value-type="string" calcext:value-type="string">
              <text:p><text:span text:style-name="T2407">0,80</text:span></text:p>
            </table:table-cell>
            <table:table-cell table:style-name="ce59"/>
            <table:table-cell table:number-columns-repeated="1024"/>
          </table:table-row>
          <table:table-row table:style-name="ro1446">
            <table:table-cell table:style-name="ce54" office:value-type="string" calcext:value-type="string">
              <text:p>mage_armor</text:p>
            </table:table-cell>
            <table:table-cell table:style-name="ce51" table:formula="of:=VLOOKUP([.A54];[skills.A:skills.B];2;0)" office:value-type="string" calcext:value-type="string" office:string-value="#N/A">
              <text:p>#N/A</text:p>
            </table:table-cell>
            <table:table-cell table:style-name="ce50" office:value-type="string" calcext:value-type="string">
              <text:p><text:span text:style-name="T2408">cooldown</text:span></text:p>
            </table:table-cell>
            <table:table-cell table:style-name="ce52" office:value-type="float" calcext:value-type="float" office:value="8">
              <text:p>8</text:p>
            </table:table-cell>
            <table:table-cell table:style-name="ce52" office:value-type="float" calcext:value-type="float" office:value="7">
              <text:p>7</text:p>
            </table:table-cell>
            <table:table-cell table:style-name="ce52" office:value-type="float" calcext:value-type="float" office:value="6">
              <text:p>6</text:p>
            </table:table-cell>
            <table:table-cell table:style-name="ce50"/>
            <table:table-cell table:number-columns-repeated="1024"/>
          </table:table-row>
          <table:table-row table:style-name="ro1447">
            <table:table-cell table:style-name="ce54" office:value-type="string" calcext:value-type="string">
              <text:p>mage_armor</text:p>
            </table:table-cell>
            <table:table-cell table:style-name="ce51" table:formula="of:=VLOOKUP([.A55];[skills.A:skills.B];2;0)" office:value-type="string" calcext:value-type="string" office:string-value="#N/A">
              <text:p>#N/A</text:p>
            </table:table-cell>
            <table:table-cell table:style-name="ce50" office:value-type="string" calcext:value-type="string">
              <text:p><text:span text:style-name="T2409">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48">
            <table:table-cell table:style-name="ce54" office:value-type="string" calcext:value-type="string">
              <text:p>mage_armor</text:p>
            </table:table-cell>
            <table:table-cell table:style-name="ce51" table:formula="of:=VLOOKUP([.A56];[skills.A:skills.B];2;0)" office:value-type="string" calcext:value-type="string" office:string-value="#N/A">
              <text:p>#N/A</text:p>
            </table:table-cell>
            <table:table-cell table:style-name="ce50" office:value-type="string" calcext:value-type="string">
              <text:p><text:span text:style-name="T241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table:table-cell table:number-columns-repeated="1024"/>
          </table:table-row>
          <table:table-row table:style-name="ro1449">
            <table:table-cell table:style-name="ce54" office:value-type="string" calcext:value-type="string">
              <text:p>mage_armor</text:p>
            </table:table-cell>
            <table:table-cell table:style-name="ce51" table:formula="of:=VLOOKUP([.A57];[skills.A:skills.B];2;0)" office:value-type="string" calcext:value-type="string" office:string-value="#N/A">
              <text:p>#N/A</text:p>
            </table:table-cell>
            <table:table-cell table:style-name="ce50" office:value-type="string" calcext:value-type="string">
              <text:p><text:span text:style-name="T2411">mp_cost</text:span></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50">
            <table:table-cell table:style-name="ce54" office:value-type="string" calcext:value-type="string">
              <text:p>magic_missile</text:p>
            </table:table-cell>
            <table:table-cell table:style-name="ce51" table:formula="of:=VLOOKUP([.A58];[skills.A:skills.B];2;0)" office:value-type="string" calcext:value-type="string" office:string-value="#N/A">
              <text:p>#N/A</text:p>
            </table:table-cell>
            <table:table-cell table:style-name="ce50" office:value-type="string" calcext:value-type="string">
              <text:p><text:span text:style-name="T241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51">
            <table:table-cell table:style-name="ce54" office:value-type="string" calcext:value-type="string">
              <text:p>magic_missile</text:p>
            </table:table-cell>
            <table:table-cell table:style-name="ce51" table:formula="of:=VLOOKUP([.A59];[skills.A:skills.B];2;0)" office:value-type="string" calcext:value-type="string" office:string-value="#N/A">
              <text:p>#N/A</text:p>
            </table:table-cell>
            <table:table-cell table:style-name="ce50" office:value-type="string" calcext:value-type="string">
              <text:p><text:span text:style-name="T2413">crit</text:span></text:p>
            </table:table-cell>
            <table:table-cell table:style-name="ce52" office:value-type="string" calcext:value-type="string">
              <text:p><text:span text:style-name="T2414">0,75</text:span></text:p>
            </table:table-cell>
            <table:table-cell table:style-name="ce52" office:value-type="string" calcext:value-type="string">
              <text:p><text:span text:style-name="T2415">0,80</text:span></text:p>
            </table:table-cell>
            <table:table-cell table:style-name="ce52" office:value-type="string" calcext:value-type="string">
              <text:p><text:span text:style-name="T2416">0,85</text:span></text:p>
            </table:table-cell>
            <table:table-cell table:style-name="ce52" office:value-type="string" calcext:value-type="string">
              <text:p><text:span text:style-name="T2417">0,90</text:span></text:p>
            </table:table-cell>
            <table:table-cell table:style-name="ce52" office:value-type="string" calcext:value-type="string">
              <text:p><text:span text:style-name="T2418">0,95</text:span></text:p>
            </table:table-cell>
            <table:table-cell table:style-name="ce52" office:value-type="string" calcext:value-type="string">
              <text:p><text:span text:style-name="T2419">1,00</text:span></text:p>
            </table:table-cell>
            <table:table-cell table:number-columns-repeated="1024"/>
          </table:table-row>
          <table:table-row table:style-name="ro1452">
            <table:table-cell table:style-name="ce54" office:value-type="string" calcext:value-type="string">
              <text:p>magic_missile</text:p>
            </table:table-cell>
            <table:table-cell table:style-name="ce51" table:formula="of:=VLOOKUP([.A60];[skills.A:skills.B];2;0)" office:value-type="string" calcext:value-type="string" office:string-value="#N/A">
              <text:p>#N/A</text:p>
            </table:table-cell>
            <table:table-cell table:style-name="ce50" office:value-type="string" calcext:value-type="string">
              <text:p><text:span text:style-name="T2420">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53">
            <table:table-cell table:style-name="ce54" office:value-type="string" calcext:value-type="string">
              <text:p>magic_missile</text:p>
            </table:table-cell>
            <table:table-cell table:style-name="ce51" table:formula="of:=VLOOKUP([.A61];[skills.A:skills.B];2;0)" office:value-type="string" calcext:value-type="string" office:string-value="#N/A">
              <text:p>#N/A</text:p>
            </table:table-cell>
            <table:table-cell table:style-name="ce50" office:value-type="string" calcext:value-type="string">
              <text:p><text:span text:style-name="T2421">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54">
            <table:table-cell table:style-name="ce54" office:value-type="string" calcext:value-type="string">
              <text:p>magic_missile</text:p>
            </table:table-cell>
            <table:table-cell table:style-name="ce51" table:formula="of:=VLOOKUP([.A62];[skills.A:skills.B];2;0)" office:value-type="string" calcext:value-type="string" office:string-value="#N/A">
              <text:p>#N/A</text:p>
            </table:table-cell>
            <table:table-cell table:style-name="ce50" office:value-type="string" calcext:value-type="string">
              <text:p><text:span text:style-name="T2422">mp_cost</text:span></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55">
            <table:table-cell table:style-name="ce56" office:value-type="string" calcext:value-type="string">
              <text:p>mana_bolt</text:p>
            </table:table-cell>
            <table:table-cell table:style-name="ce56" table:formula="of:=VLOOKUP([.A63];[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56">
            <table:table-cell table:style-name="ce56" office:value-type="string" calcext:value-type="string">
              <text:p>mana_bolt</text:p>
            </table:table-cell>
            <table:table-cell table:style-name="ce56" table:formula="of:=VLOOKUP([.A64];[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57">
            <table:table-cell table:style-name="ce56" office:value-type="string" calcext:value-type="string">
              <text:p>mana_bolt</text:p>
            </table:table-cell>
            <table:table-cell table:style-name="ce56" table:formula="of:=VLOOKUP([.A65];[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style-name="ce60" office:value-type="float" calcext:value-type="float" office:value="35">
              <text:p>35</text:p>
            </table:table-cell>
            <table:table-cell table:number-columns-repeated="1024"/>
          </table:table-row>
          <table:table-row table:style-name="ro1458">
            <table:table-cell table:style-name="ce56" office:value-type="string" calcext:value-type="string">
              <text:p>mana_bolt</text:p>
            </table:table-cell>
            <table:table-cell table:style-name="ce56" table:formula="of:=VLOOKUP([.A66];[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59">
            <table:table-cell table:style-name="ce56" office:value-type="string" calcext:value-type="string">
              <text:p>mana_bolt</text:p>
            </table:table-cell>
            <table:table-cell table:style-name="ce56" table:formula="of:=VLOOKUP([.A67];[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20">
              <text:p>20</text:p>
            </table:table-cell>
            <table:table-cell table:style-name="ce57" office:value-type="float" calcext:value-type="float" office:value="25">
              <text:p>25</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460">
            <table:table-cell table:style-name="ce50" office:value-type="string" calcext:value-type="string">
              <text:p><text:span text:style-name="T2423">regen_hp30</text:span></text:p>
            </table:table-cell>
            <table:table-cell table:style-name="ce51" table:formula="of:=VLOOKUP([.A68];[skills.A:skills.B];2;0)" office:value-type="string" calcext:value-type="string" office:string-value="#N/A">
              <text:p>#N/A</text:p>
            </table:table-cell>
            <table:table-cell table:style-name="ce50" office:value-type="string" calcext:value-type="string">
              <text:p><text:span text:style-name="T2424">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61">
            <table:table-cell table:style-name="ce50" office:value-type="string" calcext:value-type="string">
              <text:p><text:span text:style-name="T2425">regen_hp30</text:span></text:p>
            </table:table-cell>
            <table:table-cell table:style-name="ce51" table:formula="of:=VLOOKUP([.A69];[skills.A:skills.B];2;0)" office:value-type="string" calcext:value-type="string" office:string-value="#N/A">
              <text:p>#N/A</text:p>
            </table:table-cell>
            <table:table-cell table:style-name="ce50" office:value-type="string" calcext:value-type="string">
              <text:p><text:span text:style-name="T2426">levels</text:span></text:p>
            </table:table-cell>
            <table:table-cell table:style-name="ce52" office:value-type="float" calcext:value-type="float" office:value="1">
              <text:p>1</text:p>
            </table:table-cell>
            <table:table-cell table:style-name="ce50"/>
            <table:table-cell table:number-columns-repeated="1024"/>
          </table:table-row>
          <table:table-row table:style-name="ro1462">
            <table:table-cell table:style-name="ce50" office:value-type="string" calcext:value-type="string">
              <text:p><text:span text:style-name="T2427">regen_mp30</text:span></text:p>
            </table:table-cell>
            <table:table-cell table:style-name="ce51" table:formula="of:=VLOOKUP([.A70];[skills.A:skills.B];2;0)" office:value-type="string" calcext:value-type="string" office:string-value="#N/A">
              <text:p>#N/A</text:p>
            </table:table-cell>
            <table:table-cell table:style-name="ce50" office:value-type="string" calcext:value-type="string">
              <text:p><text:span text:style-name="T2428">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63">
            <table:table-cell table:style-name="ce50" office:value-type="string" calcext:value-type="string">
              <text:p><text:span text:style-name="T2429">regen_mp30</text:span></text:p>
            </table:table-cell>
            <table:table-cell table:style-name="ce51" table:formula="of:=VLOOKUP([.A71];[skills.A:skills.B];2;0)" office:value-type="string" calcext:value-type="string" office:string-value="#N/A">
              <text:p>#N/A</text:p>
            </table:table-cell>
            <table:table-cell table:style-name="ce50" office:value-type="string" calcext:value-type="string">
              <text:p><text:span text:style-name="T2430">levels</text:span></text:p>
            </table:table-cell>
            <table:table-cell table:style-name="ce52" office:value-type="float" calcext:value-type="float" office:value="1">
              <text:p>1</text:p>
            </table:table-cell>
            <table:table-cell table:style-name="ce50"/>
            <table:table-cell table:number-columns-repeated="1024"/>
          </table:table-row>
          <table:table-row table:style-name="ro1464">
            <table:table-cell table:style-name="ce50" office:value-type="string" calcext:value-type="string">
              <text:p><text:span text:style-name="T2431">smite</text:span></text:p>
            </table:table-cell>
            <table:table-cell table:style-name="ce51" table:formula="of:=VLOOKUP([.A72];[skills.A:skills.B];2;0)" office:value-type="string" calcext:value-type="string" office:string-value="#N/A">
              <text:p>#N/A</text:p>
            </table:table-cell>
            <table:table-cell table:style-name="ce50" office:value-type="string" calcext:value-type="string">
              <text:p><text:span text:style-name="T243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5">
            <table:table-cell table:style-name="ce50" office:value-type="string" calcext:value-type="string">
              <text:p><text:span text:style-name="T2433">smite</text:span></text:p>
            </table:table-cell>
            <table:table-cell table:style-name="ce51" table:formula="of:=VLOOKUP([.A73];[skills.A:skills.B];2;0)" office:value-type="string" calcext:value-type="string" office:string-value="#N/A">
              <text:p>#N/A</text:p>
            </table:table-cell>
            <table:table-cell table:style-name="ce50" office:value-type="string" calcext:value-type="string">
              <text:p><text:span text:style-name="T2434">crit</text:span></text:p>
            </table:table-cell>
            <table:table-cell table:style-name="ce52" office:value-type="string" calcext:value-type="string">
              <text:p><text:span text:style-name="T2435">0,75</text:span></text:p>
            </table:table-cell>
            <table:table-cell table:style-name="ce52" office:value-type="string" calcext:value-type="string">
              <text:p><text:span text:style-name="T2436">0,80</text:span></text:p>
            </table:table-cell>
            <table:table-cell table:style-name="ce52" office:value-type="string" calcext:value-type="string">
              <text:p><text:span text:style-name="T2437">0,80</text:span></text:p>
            </table:table-cell>
            <table:table-cell table:style-name="ce52" office:value-type="string" calcext:value-type="string">
              <text:p><text:span text:style-name="T2438">0,85</text:span></text:p>
            </table:table-cell>
            <table:table-cell table:style-name="ce52" office:value-type="string" calcext:value-type="string">
              <text:p><text:span text:style-name="T2439">0,90</text:span></text:p>
            </table:table-cell>
            <table:table-cell table:style-name="ce52" office:value-type="string" calcext:value-type="string">
              <text:p><text:span text:style-name="T2440">0,95</text:span></text:p>
            </table:table-cell>
            <table:table-cell table:number-columns-repeated="1024"/>
          </table:table-row>
          <table:table-row table:style-name="ro1466">
            <table:table-cell table:style-name="ce50" office:value-type="string" calcext:value-type="string">
              <text:p><text:span text:style-name="T2441">smite</text:span></text:p>
            </table:table-cell>
            <table:table-cell table:style-name="ce51" table:formula="of:=VLOOKUP([.A74];[skills.A:skills.B];2;0)" office:value-type="string" calcext:value-type="string" office:string-value="#N/A">
              <text:p>#N/A</text:p>
            </table:table-cell>
            <table:table-cell table:style-name="ce50" office:value-type="string" calcext:value-type="string">
              <text:p><text:span text:style-name="T2442">damage</text:span></text:p>
            </table:table-cell>
            <table:table-cell table:style-name="ce53" office:value-type="float" calcext:value-type="float" office:value="7">
              <text:p>7</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53" office:value-type="float" calcext:value-type="float" office:value="20">
              <text:p>20</text:p>
            </table:table-cell>
            <table:table-cell table:number-columns-repeated="1024"/>
          </table:table-row>
          <table:table-row table:style-name="ro1467">
            <table:table-cell table:style-name="ce50" office:value-type="string" calcext:value-type="string">
              <text:p><text:span text:style-name="T2443">smite</text:span></text:p>
            </table:table-cell>
            <table:table-cell table:style-name="ce51" table:formula="of:=VLOOKUP([.A75];[skills.A:skills.B];2;0)" office:value-type="string" calcext:value-type="string" office:string-value="#N/A">
              <text:p>#N/A</text:p>
            </table:table-cell>
            <table:table-cell table:style-name="ce50" office:value-type="string" calcext:value-type="string">
              <text:p><text:span text:style-name="T2444">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68">
            <table:table-cell table:style-name="ce50" office:value-type="string" calcext:value-type="string">
              <text:p><text:span text:style-name="T2445">smite</text:span></text:p>
            </table:table-cell>
            <table:table-cell table:style-name="ce51" table:formula="of:=VLOOKUP([.A76];[skills.A:skills.B];2;0)" office:value-type="string" calcext:value-type="string" office:string-value="#N/A">
              <text:p>#N/A</text:p>
            </table:table-cell>
            <table:table-cell table:style-name="ce50" office:value-type="string" calcext:value-type="string">
              <text:p><text:span text:style-name="T2446">m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2">
              <text:p>12</text:p>
            </table:table-cell>
            <table:table-cell table:style-name="ce52" office:value-type="float" calcext:value-type="float" office:value="16">
              <text:p>16</text:p>
            </table:table-cell>
            <table:table-cell table:style-name="ce52" office:value-type="float" calcext:value-type="float" office:value="20">
              <text:p>20</text:p>
            </table:table-cell>
            <table:table-cell table:number-columns-repeated="1024"/>
          </table:table-row>
          <table:table-row table:style-name="ro1469">
            <table:table-cell table:style-name="ce50" office:value-type="string" calcext:value-type="string">
              <text:p><text:span text:style-name="T2447">swing</text:span></text:p>
            </table:table-cell>
            <table:table-cell table:style-name="ce51" table:formula="of:=VLOOKUP([.A77];[skills.A:skills.B];2;0)" office:value-type="string" calcext:value-type="string" office:string-value="#N/A">
              <text:p>#N/A</text:p>
            </table:table-cell>
            <table:table-cell table:style-name="ce50" office:value-type="string" calcext:value-type="string">
              <text:p><text:span text:style-name="T244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70">
            <table:table-cell table:style-name="ce50" office:value-type="string" calcext:value-type="string">
              <text:p><text:span text:style-name="T2449">swing</text:span></text:p>
            </table:table-cell>
            <table:table-cell table:style-name="ce51" table:formula="of:=VLOOKUP([.A78];[skills.A:skills.B];2;0)" office:value-type="string" calcext:value-type="string" office:string-value="#N/A">
              <text:p>#N/A</text:p>
            </table:table-cell>
            <table:table-cell table:style-name="ce50" office:value-type="string" calcext:value-type="string">
              <text:p><text:span text:style-name="T2450">crit</text:span></text:p>
            </table:table-cell>
            <table:table-cell table:style-name="ce52" office:value-type="string" calcext:value-type="string">
              <text:p><text:span text:style-name="T2451">0,75</text:span></text:p>
            </table:table-cell>
            <table:table-cell table:style-name="ce52" office:value-type="string" calcext:value-type="string">
              <text:p><text:span text:style-name="T2452">0,75</text:span></text:p>
            </table:table-cell>
            <table:table-cell table:style-name="ce52" office:value-type="string" calcext:value-type="string">
              <text:p><text:span text:style-name="T2453">0,80</text:span></text:p>
            </table:table-cell>
            <table:table-cell table:style-name="ce52" office:value-type="string" calcext:value-type="string">
              <text:p><text:span text:style-name="T2454">0,85</text:span></text:p>
            </table:table-cell>
            <table:table-cell table:style-name="ce52" office:value-type="string" calcext:value-type="string">
              <text:p><text:span text:style-name="T2455">0,90</text:span></text:p>
            </table:table-cell>
            <table:table-cell table:style-name="ce52" office:value-type="string" calcext:value-type="string">
              <text:p><text:span text:style-name="T2456">0,95</text:span></text:p>
            </table:table-cell>
            <table:table-cell table:number-columns-repeated="1024"/>
          </table:table-row>
          <table:table-row table:style-name="ro1471">
            <table:table-cell table:style-name="ce50" office:value-type="string" calcext:value-type="string">
              <text:p><text:span text:style-name="T2457">swing</text:span></text:p>
            </table:table-cell>
            <table:table-cell table:style-name="ce51" table:formula="of:=VLOOKUP([.A79];[skills.A:skills.B];2;0)" office:value-type="string" calcext:value-type="string" office:string-value="#N/A">
              <text:p>#N/A</text:p>
            </table:table-cell>
            <table:table-cell table:style-name="ce50" office:value-type="string" calcext:value-type="string">
              <text:p><text:span text:style-name="T2458">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72">
            <table:table-cell table:style-name="ce50" office:value-type="string" calcext:value-type="string">
              <text:p><text:span text:style-name="T2459">swing</text:span></text:p>
            </table:table-cell>
            <table:table-cell table:style-name="ce51" table:formula="of:=VLOOKUP([.A80];[skills.A:skills.B];2;0)" office:value-type="string" calcext:value-type="string" office:string-value="#N/A">
              <text:p>#N/A</text:p>
            </table:table-cell>
            <table:table-cell table:style-name="ce50" office:value-type="string" calcext:value-type="string">
              <text:p><text:span text:style-name="T246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73">
            <table:table-cell office:value-type="string" calcext:value-type="string">
              <text:p><text:span text:style-name="T2461">thorns</text:span></text:p>
            </table:table-cell>
            <table:table-cell table:style-name="ce51" table:formula="of:=VLOOKUP([.A81];[skills.A:skills.B];2;0)" office:value-type="string" calcext:value-type="string" office:string-value="#N/A">
              <text:p>#N/A</text:p>
            </table:table-cell>
            <table:table-cell office:value-type="string" calcext:value-type="string">
              <text:p><text:span text:style-name="T2462">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74">
            <table:table-cell office:value-type="string" calcext:value-type="string">
              <text:p><text:span text:style-name="T2463">thorns</text:span></text:p>
            </table:table-cell>
            <table:table-cell table:style-name="ce51" table:formula="of:=VLOOKUP([.A82];[skills.A:skills.B];2;0)" office:value-type="string" calcext:value-type="string" office:string-value="#N/A">
              <text:p>#N/A</text:p>
            </table:table-cell>
            <table:table-cell office:value-type="string" calcext:value-type="string">
              <text:p><text:span text:style-name="T246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75">
            <table:table-cell office:value-type="string" calcext:value-type="string">
              <text:p><text:span text:style-name="T2465">thorns</text:span></text:p>
            </table:table-cell>
            <table:table-cell table:style-name="ce51" table:formula="of:=VLOOKUP([.A83];[skills.A:skills.B];2;0)" office:value-type="string" calcext:value-type="string" office:string-value="#N/A">
              <text:p>#N/A</text:p>
            </table:table-cell>
            <table:table-cell office:value-type="string" calcext:value-type="string">
              <text:p><text:span text:style-name="T2466">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6">
            <table:table-cell office:value-type="string" calcext:value-type="string">
              <text:p><text:span text:style-name="T2467">thorns</text:span></text:p>
            </table:table-cell>
            <table:table-cell table:style-name="ce51" table:formula="of:=VLOOKUP([.A84];[skills.A:skills.B];2;0)" office:value-type="string" calcext:value-type="string" office:string-value="#N/A">
              <text:p>#N/A</text:p>
            </table:table-cell>
            <table:table-cell office:value-type="string" calcext:value-type="string">
              <text:p><text:span text:style-name="T246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7">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69">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478">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70">levels</text:span></text:p>
            </table:table-cell>
            <table:table-cell table:style-name="ce52" office:value-type="float" calcext:value-type="float" office:value="1">
              <text:p>1</text:p>
            </table:table-cell>
            <table:table-cell table:style-name="ce55"/>
            <table:table-cell table:number-columns-repeated="2"/>
            <table:table-cell table:style-name="ce50"/>
            <table:table-cell table:number-columns-repeated="1024"/>
          </table:table-row>
          <table:table-row table:style-name="ro1479">
            <table:table-cell table:style-name="ce33" office:value-type="string" calcext:value-type="string">
              <text:p>beer_stein_chug</text:p>
            </table:table-cell>
            <table:table-cell table:style-name="ce51"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0"/>
            <table:table-cell table:number-columns-repeated="1024"/>
          </table:table-row>
          <table:table-row table:style-name="ro1480">
            <table:table-cell table:style-name="ce54" office:value-type="string" calcext:value-type="string">
              <text:p>stab</text:p>
            </table:table-cell>
            <table:table-cell table:style-name="ce51" table:formula="of:=VLOOKUP([.A88];[skills.A:skills.B];2;0)" office:value-type="string" calcext:value-type="string" office:string-value="#N/A">
              <text:p>#N/A</text:p>
            </table:table-cell>
            <table:table-cell table:style-name="ce50" office:value-type="string" calcext:value-type="string">
              <text:p><text:span text:style-name="T2471">cooldown</text:span></text:p>
            </table:table-cell>
            <table:table-cell table:style-name="ce22"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81">
            <table:table-cell table:style-name="ce54" office:value-type="string" calcext:value-type="string">
              <text:p>stab</text:p>
            </table:table-cell>
            <table:table-cell table:style-name="ce51" table:formula="of:=VLOOKUP([.A89];[skills.A:skills.B];2;0)" office:value-type="string" calcext:value-type="string" office:string-value="#N/A">
              <text:p>#N/A</text:p>
            </table:table-cell>
            <table:table-cell table:style-name="ce50" office:value-type="string" calcext:value-type="string">
              <text:p><text:span text:style-name="T2472">crit</text:span></text:p>
            </table:table-cell>
            <table:table-cell table:style-name="ce52" office:value-type="string" calcext:value-type="string">
              <text:p><text:span text:style-name="T2473">0,80</text:span></text:p>
            </table:table-cell>
            <table:table-cell table:style-name="ce52" office:value-type="string" calcext:value-type="string">
              <text:p><text:span text:style-name="T2474">0,80</text:span></text:p>
            </table:table-cell>
            <table:table-cell table:style-name="ce52" office:value-type="string" calcext:value-type="string">
              <text:p><text:span text:style-name="T2475">0,85</text:span></text:p>
            </table:table-cell>
            <table:table-cell table:style-name="ce52" office:value-type="string" calcext:value-type="string">
              <text:p><text:span text:style-name="T2476">0,85</text:span></text:p>
            </table:table-cell>
            <table:table-cell table:style-name="ce52" office:value-type="string" calcext:value-type="string">
              <text:p><text:span text:style-name="T2477">0,90</text:span></text:p>
            </table:table-cell>
            <table:table-cell table:style-name="ce52" office:value-type="string" calcext:value-type="string">
              <text:p><text:span text:style-name="T2478">0,95</text:span></text:p>
            </table:table-cell>
            <table:table-cell table:number-columns-repeated="1024"/>
          </table:table-row>
          <table:table-row table:style-name="ro1482">
            <table:table-cell table:style-name="ce54" office:value-type="string" calcext:value-type="string">
              <text:p>stab</text:p>
            </table:table-cell>
            <table:table-cell table:style-name="ce51" table:formula="of:=VLOOKUP([.A90];[skills.A:skills.B];2;0)" office:value-type="string" calcext:value-type="string" office:string-value="#N/A">
              <text:p>#N/A</text:p>
            </table:table-cell>
            <table:table-cell table:style-name="ce50" office:value-type="string" calcext:value-type="string">
              <text:p><text:span text:style-name="T2479">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18">
              <text:p>18</text:p>
            </table:table-cell>
            <table:table-cell table:style-name="ce53" office:value-type="float" calcext:value-type="float" office:value="22">
              <text:p>22</text:p>
            </table:table-cell>
            <table:table-cell table:style-name="ce53" office:value-type="float" calcext:value-type="float" office:value="26">
              <text:p>26</text:p>
            </table:table-cell>
            <table:table-cell table:style-name="ce53" office:value-type="float" calcext:value-type="float" office:value="30">
              <text:p>30</text:p>
            </table:table-cell>
            <table:table-cell table:number-columns-repeated="1024"/>
          </table:table-row>
          <table:table-row table:style-name="ro1483">
            <table:table-cell table:style-name="ce54" office:value-type="string" calcext:value-type="string">
              <text:p>stab</text:p>
            </table:table-cell>
            <table:table-cell table:style-name="ce51" table:formula="of:=VLOOKUP([.A91];[skills.A:skills.B];2;0)" office:value-type="string" calcext:value-type="string" office:string-value="#N/A">
              <text:p>#N/A</text:p>
            </table:table-cell>
            <table:table-cell table:style-name="ce50" office:value-type="string" calcext:value-type="string">
              <text:p><text:span text:style-name="T248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84">
            <table:table-cell/>
            <table:table-cell table:style-name="ce51"/>
            <table:table-cell table:number-columns-repeated="1024"/>
          </table:table-row>
          <table:table-row table:style-name="ro1485">
            <table:table-cell table:number-columns-repeated="1024"/>
          </table:table-row>
          <table:table-row table:style-name="ro1486">
            <table:table-cell table:number-columns-repeated="1024"/>
          </table:table-row>
          <table:table-row table:style-name="ro1487">
            <table:table-cell table:number-columns-repeated="1024"/>
          </table:table-row>
          <table:table-row table:style-name="ro1392">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